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cript-lb.xml"/>
  <manifest:file-entry manifest:media-type="text/xml" manifest:full-path="Basic/Standard/UserForm1.xml"/>
  <manifest:file-entry manifest:media-type="text/xml" manifest:full-path="Basic/Standard/Module1.xml"/>
  <manifest:file-entry manifest:media-type="text/xml" manifest:full-path="Basic/Standard/ThisWorkbook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UserForm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8.334cm"/>
    </style:style>
    <style:style style:name="co6" style:family="table-column">
      <style:table-column-properties fo:break-before="auto" style:column-width="1.98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PageStyle_5f_2013-12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2" number:automatic-order="true">
      <number:year/>
      <number:text>-</number:text>
      <number:month number:style="long"/>
    </number:date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70">
      <number:fraction number:min-integer-digits="0" number:min-numerator-digits="1" number:min-denominato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ext-properties fo:color="#3399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transparent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6"/>
    <style:style style:name="ce17" style:family="table-cell" style:parent-style-name="Default" style:data-style-name="N3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6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6"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36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6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36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36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6">
      <style:text-properties fo:color="#3399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6"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6"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36"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36">
      <style:table-cell-properties fo:background-color="transparent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36">
      <style:table-cell-properties fo:background-color="#ffffff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36">
      <style:table-cell-properties fo:background-color="#ffffff" style:diagonal-bl-tr="none" style:diagonal-tl-br="none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20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ext-properties fo:color="#003366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7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9966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123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21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23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4"/>
    <style:style style:name="ce53" style:family="table-cell" style:parent-style-name="Default" style:data-style-name="N123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123"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6" style:family="table-cell" style:parent-style-name="Default" style:data-style-name="N123">
      <style:table-cell-properties fo:background-color="#ffffff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23">
      <style:table-cell-properties fo:background-color="#ffffff" style:diagonal-bl-tr="none" style:diagonal-tl-br="none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118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0"/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ff00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2013-1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7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number-columns-repeated="247" table:default-cell-style-name="Default"/>
        <table:table-column table:style-name="co7" table:number-columns-repeated="768" table:default-cell-style-name="Default"/>
        <table:table-row table:style-name="ro1" table:number-rows-repeated="5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1" office:value-type="string">
            <text:p>LP</text:p>
          </table:table-cell>
          <table:table-cell table:style-name="ce1" office:value-type="string">
            <text:p>KONTO</text:p>
          </table:table-cell>
          <table:table-cell table:style-name="ce1" office:value-type="string">
            <text:p>DATA</text:p>
          </table:table-cell>
          <table:table-cell table:style-name="ce31" office:value-type="string">
            <text:p>NAZWA</text:p>
          </table:table-cell>
          <table:table-cell table:style-name="ce49" office:value-type="string">
            <text:p>Rodzaj</text:p>
          </table:table-cell>
          <table:table-cell table:style-name="ce50" office:value-type="string">
            <text:p>Winien</text:p>
          </table:table-cell>
          <table:table-cell table:style-name="ce50" office:value-type="string">
            <text:p>Ma</text:p>
          </table:table-cell>
          <table:table-cell table:style-name="ce58" office:value-type="string">
            <text:p>zapłacono w dniu</text:p>
          </table:table-cell>
          <table:table-cell office:value-type="string">
            <text:p>wyrownane do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gotowk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auto_wsio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sk17_czynsz</text:p>
          </table:table-cell>
          <table:table-cell table:style-name="ce16" office:value-type="date" office:date-value="2013-09-01">
            <text:p>1.09.2013</text:p>
          </table:table-cell>
          <table:table-cell table:style-name="Default" table:number-columns-repeated="2"/>
          <table:table-cell table:style-name="Default" office:value-type="float" office:value="550">
            <text:p>550</text:p>
          </table:table-cell>
          <table:table-cell table:style-name="Default"/>
          <table:table-cell table:style-name="ce16" office:value-type="date" office:date-value="2013-09-01">
            <text:p>1.09.201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sk17_czynsz</text:p>
          </table:table-cell>
          <table:table-cell table:style-name="ce16" office:value-type="date" office:date-value="2013-10-01">
            <text:p>1.10.2013</text:p>
          </table:table-cell>
          <table:table-cell table:style-name="Default" table:number-columns-repeated="2"/>
          <table:table-cell table:style-name="Default" office:value-type="float" office:value="550">
            <text:p>550</text:p>
          </table:table-cell>
          <table:table-cell table:style-name="Default"/>
          <table:table-cell table:style-name="ce16" office:value-type="date" office:date-value="2013-10-01">
            <text:p>1.10.2013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sk17_czynsz</text:p>
          </table:table-cell>
          <table:table-cell table:style-name="ce16" office:value-type="date" office:date-value="2013-12-10">
            <text:p>10.12.2013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string">
            <text:p>rz-wyna</text:p>
          </table:table-cell>
          <table:table-cell table:style-name="ce16" office:value-type="date" office:date-value="2013-12-10">
            <text:p>10.12.2013</text:p>
          </table:table-cell>
          <table:table-cell table:style-name="Default" office:value-type="string">
            <text:p>za grudzień</text:p>
          </table:table-cell>
          <table:table-cell table:style-name="Default"/>
          <table:table-cell table:style-name="Default" office:value-type="float" office:value="1250">
            <text:p>125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string">
            <text:p>rz-wyna</text:p>
          </table:table-cell>
          <table:table-cell table:style-name="ce16" office:value-type="date" office:date-value="2013-12-10">
            <text:p>10.12.2013</text:p>
          </table:table-cell>
          <table:table-cell table:style-name="Default" office:value-type="string">
            <text:p>wplata za grudzień</text:p>
          </table:table-cell>
          <table:table-cell table:style-name="Default" office:value-type="string">
            <text:p>czynsz</text:p>
          </table:table-cell>
          <table:table-cell table:style-name="Default"/>
          <table:table-cell table:style-name="Default" office:value-type="float" office:value="1250">
            <text:p>1250</text:p>
          </table:table-cell>
          <table:table-cell office:value-type="string">
            <text:p>zapłacone 2013-12-10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string">
            <text:p>sk17-rwe</text:p>
          </table:table-cell>
          <table:table-cell table:style-name="ce16" office:value-type="date" office:date-value="2013-12-10">
            <text:p>10.12.2013</text:p>
          </table:table-cell>
          <table:table-cell table:style-name="ce32" office:value-type="string" table:number-columns-spanned="1" table:number-rows-spanned="2">
            <text:p>FV 223006998886 + zalegl</text:p>
          </table:table-cell>
          <table:table-cell table:style-name="ce32" office:value-type="string" table:number-columns-spanned="1" table:number-rows-spanned="2">
            <text:p>elektr</text:p>
          </table:table-cell>
          <table:table-cell table:style-name="Default" office:value-type="float" office:value="134.79">
            <text:p>134,7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string">
            <text:p>sk17-rwe</text:p>
          </table:table-cell>
          <table:table-cell table:style-name="ce16" office:value-type="date" office:date-value="2013-12-10">
            <text:p>10.12.2013</text:p>
          </table:table-cell>
          <table:covered-table-cell table:number-columns-repeated="2" table:style-name="ce32"/>
          <table:table-cell table:style-name="Default"/>
          <table:table-cell table:style-name="Default" office:value-type="float" office:value="134.79">
            <text:p>134,79</text:p>
          </table:table-cell>
          <table:table-cell office:value-type="string">
            <text:p>zapłacone 2013-12-10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string">
            <text:p>sk21-rwe</text:p>
          </table:table-cell>
          <table:table-cell table:style-name="ce16" office:value-type="date" office:date-value="2013-12-10">
            <text:p>10.12.2013</text:p>
          </table:table-cell>
          <table:table-cell table:style-name="ce32" office:value-type="string" table:number-columns-spanned="1" table:number-rows-spanned="2">
            <text:p>FV 225004967064 </text:p>
          </table:table-cell>
          <table:table-cell table:style-name="ce32" office:value-type="string" table:number-columns-spanned="1" table:number-rows-spanned="2">
            <text:p>elektr</text:p>
          </table:table-cell>
          <table:table-cell table:style-name="Default" office:value-type="float" office:value="190.47">
            <text:p>190,47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string">
            <text:p>sk21-rwe</text:p>
          </table:table-cell>
          <table:table-cell table:style-name="ce16" office:value-type="date" office:date-value="2013-12-10">
            <text:p>10.12.2013</text:p>
          </table:table-cell>
          <table:covered-table-cell table:number-columns-repeated="2" table:style-name="ce32"/>
          <table:table-cell table:style-name="Default"/>
          <table:table-cell table:style-name="Default" office:value-type="float" office:value="190.47">
            <text:p>190,47</text:p>
          </table:table-cell>
          <table:table-cell office:value-type="string">
            <text:p>zapłacone 2013-12-10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string">
            <text:p>rz-pge</text:p>
          </table:table-cell>
          <table:table-cell table:style-name="ce16" office:value-type="date" office:date-value="2013-12-30">
            <text:p>30.12.2013</text:p>
          </table:table-cell>
          <table:table-cell table:style-name="Default" office:value-type="string">
            <text:p>FV nr E736009873</text:p>
          </table:table-cell>
          <table:table-cell table:style-name="Default" office:value-type="string">
            <text:p>elektr</text:p>
          </table:table-cell>
          <table:table-cell table:style-name="Default" office:value-type="float" office:value="108.65">
            <text:p>108,65</text:p>
          </table:table-cell>
          <table:table-cell table:style-name="Default"/>
          <table:table-cell table:number-columns-repeated="3"/>
          <table:table-cell office:value-type="float" office:value="1540">
            <text:p>1540</text:p>
          </table:table-cell>
          <table:table-cell office:value-type="float" office:value="8.5">
            <text:p>8,5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string">
            <text:p>rz-pge</text:p>
          </table:table-cell>
          <table:table-cell table:style-name="ce16" office:value-type="date" office:date-value="2014-01-01">
            <text:p>1.01.2014</text:p>
          </table:table-cell>
          <table:table-cell table:style-name="Default" office:value-type="string">
            <text:p>wpłata do dnia 16.12.2013</text:p>
          </table:table-cell>
          <table:table-cell table:style-name="Default" office:value-type="string">
            <text:p>elektr</text:p>
          </table:table-cell>
          <table:table-cell table:style-name="Default"/>
          <table:table-cell table:style-name="Default" office:value-type="float" office:value="108.65">
            <text:p>108,65</text:p>
          </table:table-cell>
          <table:table-cell office:value-type="string">
            <text:p>przelew mbank</text:p>
          </table:table-cell>
          <table:table-cell table:number-columns-repeated="2"/>
          <table:table-cell table:style-name="ce61" table:formula="of:=[.K18]*[.L19]/[.L18]" office:value-type="float" office:value="18117.6470588235">
            <text:p>18117,6470588235</text:p>
          </table:table-cell>
          <table:table-cell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string">
            <text:p>sk17_podnaj</text:p>
          </table:table-cell>
          <table:table-cell table:style-name="ce16" office:value-type="date" office:date-value="2013-12-30">
            <text:p>30.12.2013</text:p>
          </table:table-cell>
          <table:table-cell table:style-name="ce32" office:value-type="string" table:number-columns-spanned="1" table:number-rows-spanned="2">
            <text:p>za 1 kwartał 2013</text:p>
          </table:table-cell>
          <table:table-cell table:style-name="Default"/>
          <table:table-cell table:style-name="Default" office:value-type="float" office:value="420">
            <text:p>42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string">
            <text:p>sk17_podnaj</text:p>
          </table:table-cell>
          <table:table-cell table:style-name="ce16" office:value-type="date" office:date-value="2013-12-30">
            <text:p>30.12.2013</text:p>
          </table:table-cell>
          <table:covered-table-cell table:style-name="ce32"/>
          <table:table-cell table:style-name="Default" table:number-columns-repeated="2"/>
          <table:table-cell table:style-name="Default" office:value-type="float" office:value="420">
            <text:p>420</text:p>
          </table:table-cell>
          <table:table-cell table:style-name="ce59" office:value-type="string">
            <text:p>zapłacone 2013-03-01</text:p>
          </table:table-cell>
          <table:table-cell table:number-columns-repeated="2"/>
          <table:table-cell table:style-name="ce61" table:formula="of:=[.K19]/11" office:value-type="float" office:value="1647.05882352941">
            <text:p>1647,0588235294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table:style-name="Default" office:value-type="string">
            <text:p>sk17_podnaj</text:p>
          </table:table-cell>
          <table:table-cell table:style-name="ce16" office:value-type="date" office:date-value="2013-12-30">
            <text:p>30.12.2013</text:p>
          </table:table-cell>
          <table:table-cell table:style-name="ce32" office:value-type="string" table:number-columns-spanned="1" table:number-rows-spanned="2">
            <text:p>od kwietnia do listopada 2013</text:p>
          </table:table-cell>
          <table:table-cell table:style-name="Default"/>
          <table:table-cell table:style-name="Default" office:value-type="float" office:value="1120">
            <text:p>112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string">
            <text:p>sk17_podnaj</text:p>
          </table:table-cell>
          <table:table-cell table:style-name="ce16" office:value-type="date" office:date-value="2013-12-30">
            <text:p>30.12.2013</text:p>
          </table:table-cell>
          <table:covered-table-cell table:style-name="ce32"/>
          <table:table-cell table:style-name="Default" table:number-columns-repeated="2"/>
          <table:table-cell table:style-name="Default" office:value-type="float" office:value="1120">
            <text:p>1120</text:p>
          </table:table-cell>
          <table:table-cell table:style-name="ce16" office:value-type="string">
            <text:p>zapłacone 2013-12-30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table:style-name="Default" office:value-type="string">
            <text:p>sk21_podnaj</text:p>
          </table:table-cell>
          <table:table-cell table:style-name="ce16" office:value-type="date" office:date-value="2013-12-30">
            <text:p>30.12.2013</text:p>
          </table:table-cell>
          <table:table-cell table:style-name="ce32" office:value-type="string" table:number-columns-spanned="1" table:number-rows-spanned="2">
            <text:p>od marca do listopada 2013</text:p>
          </table:table-cell>
          <table:table-cell table:style-name="Default"/>
          <table:table-cell table:style-name="Default" office:value-type="float" office:value="765">
            <text:p>765</text:p>
          </table:table-cell>
          <table:table-cell table:style-name="Default"/>
          <table:table-cell table:number-columns-repeated="3"/>
          <table:table-cell table:style-name="ce61" table:formula="of:=2200-550" office:value-type="float" office:value="1650">
            <text:p>1650</text:p>
          </table:table-cell>
          <table:table-cell table:style-name="ce61" table:formula="of:=1650*11" office:value-type="float" office:value="18150">
            <text:p>18150</text:p>
          </table:table-cell>
          <table:table-cell table:style-name="ce61" table:formula="of:=[.L24]+[.K28]" office:value-type="float" office:value="27150">
            <text:p>27150</text:p>
          </table:table-cell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string">
            <text:p>sk21_podnaj</text:p>
          </table:table-cell>
          <table:table-cell table:style-name="ce16" office:value-type="date" office:date-value="2013-12-30">
            <text:p>30.12.2013</text:p>
          </table:table-cell>
          <table:covered-table-cell table:style-name="ce32"/>
          <table:table-cell table:style-name="Default" table:number-columns-repeated="2"/>
          <table:table-cell table:style-name="Default" office:value-type="float" office:value="765">
            <text:p>765</text:p>
          </table:table-cell>
          <table:table-cell table:style-name="ce16" office:value-type="string">
            <text:p>zapłacone 2013-12-30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string">
            <text:p>renata-play</text:p>
          </table:table-cell>
          <table:table-cell table:style-name="ce16" office:value-type="date" office:date-value="2013-12-30">
            <text:p>30.12.2013</text:p>
          </table:table-cell>
          <table:table-cell table:style-name="ce33" office:value-type="string">
            <text:p>F/10962297/12/13</text:p>
          </table:table-cell>
          <table:table-cell table:style-name="Default"/>
          <table:table-cell table:style-name="Default" office:value-type="float" office:value="99">
            <text:p>9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table:style-name="Default" table:number-columns-repeated="2"/>
          <table:table-cell table:style-name="Default" office:value-type="string">
            <text:p>płatność do 2013-12-17</text:p>
          </table:table-cell>
          <table:table-cell table:style-name="Default" table:number-columns-repeated="2"/>
          <table:table-cell table:style-name="Default" office:value-type="float" office:value="99">
            <text:p>99</text:p>
          </table:table-cell>
          <table:table-cell table:style-name="ce16" office:value-type="string">
            <text:p>zapłacone 2013-12-30</text:p>
          </table:table-cell>
          <table:table-cell table:number-columns-repeated="2"/>
          <table:table-cell office:value-type="float" office:value="765">
            <text:p>765</text:p>
          </table:table-cell>
          <table:table-cell office:value-type="float" office:value="8.5">
            <text:p>8,5</text:p>
          </table:table-cell>
          <table:table-cell table:style-name="ce61" table:formula="of:=[.K27]+[.K18]" office:value-type="float" office:value="2305">
            <text:p>2305</text:p>
          </table:table-cell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onika_play</text:p>
          </table:table-cell>
          <table:table-cell office:value-type="date" office:date-value="2013-12-30">
            <text:p>30.12.2013</text:p>
          </table:table-cell>
          <table:table-cell table:style-name="ce3" office:value-type="string">
            <text:p>F/30112134/12/13</text:p>
          </table:table-cell>
          <table:table-cell office:value-type="string">
            <text:p>telefon</text:p>
          </table:table-cell>
          <table:table-cell office:value-type="float" office:value="66">
            <text:p>66</text:p>
          </table:table-cell>
          <table:table-cell table:number-columns-repeated="4"/>
          <table:table-cell table:style-name="ce61" table:formula="of:=[.K27]*100/[.L27]" office:value-type="float" office:value="9000">
            <text:p>9000</text:p>
          </table:table-cell>
          <table:table-cell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date" office:date-value="2014-01-04">
            <text:p>4.01.2014</text:p>
          </table:table-cell>
          <table:table-cell office:value-type="string">
            <text:p>płatność do dnia2014-01-07</text:p>
          </table:table-cell>
          <table:table-cell office:value-type="string">
            <text:p>telefon</text:p>
          </table:table-cell>
          <table:table-cell/>
          <table:table-cell office:value-type="float" office:value="66">
            <text:p>66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ze_vectra</text:p>
          </table:table-cell>
          <table:table-cell office:value-type="date" office:date-value="2013-12-30">
            <text:p>30.12.2013</text:p>
          </table:table-cell>
          <table:table-cell office:value-type="string">
            <text:p>000671/RZE/12/13</text:p>
          </table:table-cell>
          <table:table-cell office:value-type="string">
            <text:p>internet</text:p>
          </table:table-cell>
          <table:table-cell office:value-type="float" office:value="109.99">
            <text:p>109,99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date" office:date-value="2014-01-04">
            <text:p>4.01.2014</text:p>
          </table:table-cell>
          <table:table-cell office:value-type="string">
            <text:p>płatność do dnia 2013-12-23</text:p>
          </table:table-cell>
          <table:table-cell office:value-type="string">
            <text:p>internet</text:p>
          </table:table-cell>
          <table:table-cell/>
          <table:table-cell office:value-type="float" office:value="109.99">
            <text:p>109,99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k21_multim</text:p>
          </table:table-cell>
          <table:table-cell office:value-type="date" office:date-value="2013-12-30">
            <text:p>30.12.2013</text:p>
          </table:table-cell>
          <table:table-cell office:value-type="string">
            <text:p>FVT/MMP/00358532/1213</text:p>
          </table:table-cell>
          <table:table-cell office:value-type="string">
            <text:p>INTERNET</text:p>
          </table:table-cell>
          <table:table-cell office:value-type="float" office:value="68">
            <text:p>68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Default"/>
          <table:table-cell table:style-name="ce16" office:value-type="date" office:date-value="2014-01-04">
            <text:p>4.01.2014</text:p>
          </table:table-cell>
          <table:table-cell table:style-name="Default" office:value-type="string">
            <text:p>wpłata do ??</text:p>
          </table:table-cell>
          <table:table-cell table:style-name="Default" table:number-columns-repeated="2"/>
          <table:table-cell table:style-name="Default" office:value-type="float" office:value="68">
            <text:p>68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table:style-name="ce10" office:value-type="string">
            <text:p>prąd 17??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k21_rwe</text:p>
          </table:table-cell>
          <table:table-cell table:style-name="ce2"/>
          <table:table-cell table:number-columns-repeated="2"/>
          <table:table-cell office:value-type="float" office:value="19.2">
            <text:p>19,2</text:p>
          </table:table-cell>
          <table:table-cell/>
          <table:table-cell office:value-type="string">
            <text:p>odsetki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k21_rwe</text:p>
          </table:table-cell>
          <table:table-cell office:value-type="date" office:date-value="2014-01-04">
            <text:p>4.01.2014</text:p>
          </table:table-cell>
          <table:table-cell office:value-type="string">
            <text:p>odsetki</text:p>
          </table:table-cell>
          <table:table-cell table:number-columns-repeated="2"/>
          <table:table-cell office:value-type="float" office:value="19.12">
            <text:p>19,12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table:style-name="ce10" office:value-type="string">
            <text:p>gaz 17??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table:style-name="ce10" office:value-type="string">
            <text:p>gaz21??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ce10" office:value-type="string">
            <text:p>sk21_czynsz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table:style-name="ce10" office:value-type="string">
            <text:p>sk21_czynsz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table:style-name="ce10" office:value-type="string">
            <text:p>czynsz 17??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table:style-name="ce11" office:value-type="string">
            <text:p>rz_wyna</text:p>
          </table:table-cell>
          <table:table-cell table:style-name="ce16" office:value-type="date" office:date-value="2013-12-30">
            <text:p>30.12.2013</text:p>
          </table:table-cell>
          <table:table-cell table:style-name="Default" office:value-type="string">
            <text:p>WPŁATA ZA STYCZEŃ</text:p>
          </table:table-cell>
          <table:table-cell table:style-name="Default" office:value-type="string">
            <text:p>CZYNSZ</text:p>
          </table:table-cell>
          <table:table-cell office:value-type="float" office:value="1250">
            <text:p>125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table:style-name="Default" table:number-columns-repeated="2"/>
          <table:table-cell office:value-type="string">
            <text:p>płatność do dnia 2014-01-10</text:p>
          </table:table-cell>
          <table:table-cell table:style-name="Default" table:number-columns-repeated="2"/>
          <table:table-cell table:style-name="Default" office:value-type="float" office:value="1250">
            <text:p>1250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z-pge</text:p>
          </table:table-cell>
          <table:table-cell table:style-name="ce16" office:value-type="date" office:date-value="2013-12-05">
            <text:p>5.12.2013</text:p>
          </table:table-cell>
          <table:table-cell table:style-name="Default" office:value-type="string">
            <text:p>FV 0736977550</text:p>
          </table:table-cell>
          <table:table-cell table:style-name="Default" office:value-type="string">
            <text:p>prad</text:p>
          </table:table-cell>
          <table:table-cell table:style-name="Default" office:value-type="float" office:value="94.27">
            <text:p>94,27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z-pge</text:p>
          </table:table-cell>
          <table:table-cell table:style-name="ce16" office:value-type="date" office:date-value="2014-01-01">
            <text:p>1.01.2014</text:p>
          </table:table-cell>
          <table:table-cell table:style-name="Default" office:value-type="string">
            <text:p>wplata</text:p>
          </table:table-cell>
          <table:table-cell table:style-name="Default" office:value-type="string">
            <text:p>prad</text:p>
          </table:table-cell>
          <table:table-cell table:style-name="Default"/>
          <table:table-cell table:style-name="Default" office:value-type="float" office:value="94.27">
            <text:p>94,27</text:p>
          </table:table-cell>
          <table:table-cell office:value-type="string">
            <text:p>mbank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k21_czynsz</text:p>
          </table:table-cell>
          <table:table-cell table:style-name="Default"/>
          <table:table-cell table:style-name="Default" office:value-type="string">
            <text:p>wyrownany do konca roku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k17_czynsz</text:p>
          </table:table-cell>
          <table:table-cell table:style-name="Default"/>
          <table:table-cell table:style-name="Default" office:value-type="string">
            <text:p>wyrownany do konca roku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z_wyna</text:p>
          </table:table-cell>
          <table:table-cell table:style-name="ce16" office:value-type="date" office:date-value="2013-02-02">
            <text:p>2.02.2013</text:p>
          </table:table-cell>
          <table:table-cell table:style-name="Default" office:value-type="string">
            <text:p>za luty</text:p>
          </table:table-cell>
          <table:table-cell table:style-name="Default" office:value-type="string">
            <text:p>czynsz</text:p>
          </table:table-cell>
          <table:table-cell table:style-name="Default" office:value-type="float" office:value="1250">
            <text:p>125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table:style-name="Default"/>
          <table:table-cell table:style-name="ce16" office:value-type="date" office:date-value="2014-02-04">
            <text:p>4.02.2014</text:p>
          </table:table-cell>
          <table:table-cell office:value-type="string">
            <text:p>płatność do dnia 10.02.2014r</text:p>
          </table:table-cell>
          <table:table-cell table:style-name="Default" table:number-columns-repeated="2"/>
          <table:table-cell table:style-name="Default" office:value-type="float" office:value="1250">
            <text:p>1250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z_pge</text:p>
          </table:table-cell>
          <table:table-cell table:style-name="ce16" office:value-type="date" office:date-value="2013-02-02">
            <text:p>2.02.2013</text:p>
          </table:table-cell>
          <table:table-cell table:style-name="Default" office:value-type="string">
            <text:p>FV E736037974</text:p>
          </table:table-cell>
          <table:table-cell table:style-name="Default" office:value-type="string">
            <text:p>prąD</text:p>
          </table:table-cell>
          <table:table-cell table:style-name="Default" office:value-type="float" office:value="112.88">
            <text:p>112,8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table:style-name="Default"/>
          <table:table-cell table:style-name="ce16" office:value-type="date" office:date-value="2014-02-04">
            <text:p>4.02.2014</text:p>
          </table:table-cell>
          <table:table-cell office:value-type="string">
            <text:p>płatność do dnia 2014.01.31</text:p>
          </table:table-cell>
          <table:table-cell table:style-name="Default" table:number-columns-repeated="2"/>
          <table:table-cell table:style-name="Default" office:value-type="float" office:value="112.88">
            <text:p>112,88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ZE_PGNIG</text:p>
          </table:table-cell>
          <table:table-cell table:style-name="ce16" office:value-type="date" office:date-value="2014-02-02">
            <text:p>2.02.2014</text:p>
          </table:table-cell>
          <table:table-cell table:style-name="Default" office:value-type="string">
            <text:p>FV 310/F/FB/6996/01/14</text:p>
          </table:table-cell>
          <table:table-cell table:style-name="Default" office:value-type="string">
            <text:p>gaz</text:p>
          </table:table-cell>
          <table:table-cell table:style-name="Default" office:value-type="float" office:value="35.59">
            <text:p>35,5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ZE_PGNIG</text:p>
          </table:table-cell>
          <table:table-cell table:style-name="ce16" office:value-type="date" office:date-value="2014-02-04">
            <text:p>4.02.2014</text:p>
          </table:table-cell>
          <table:table-cell office:value-type="string">
            <text:p>PŁATNOŚĆ do dnia 2014-01-24</text:p>
          </table:table-cell>
          <table:table-cell table:style-name="Default" table:number-columns-repeated="2"/>
          <table:table-cell table:style-name="Default" office:value-type="float" office:value="35.59">
            <text:p>35,59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table:style-name="ce11" office:value-type="string">
            <text:p>monika_play</text:p>
          </table:table-cell>
          <table:table-cell table:style-name="ce16" office:value-type="date" office:date-value="2014-02-02">
            <text:p>2.02.2014</text:p>
          </table:table-cell>
          <table:table-cell table:style-name="ce3" office:value-type="string">
            <text:p>F/30026033/01/14</text:p>
          </table:table-cell>
          <table:table-cell table:style-name="Default" office:value-type="string">
            <text:p>telefon</text:p>
          </table:table-cell>
          <table:table-cell table:style-name="Default" office:value-type="float" office:value="66">
            <text:p>6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table:style-name="ce11"/>
          <table:table-cell table:style-name="ce16" office:value-type="date" office:date-value="2014-02-04">
            <text:p>4.02.2014</text:p>
          </table:table-cell>
          <table:table-cell table:style-name="ce11" office:value-type="string">
            <text:p>płatność do dnia 2014-02-05</text:p>
          </table:table-cell>
          <table:table-cell table:style-name="Default" table:number-columns-repeated="2"/>
          <table:table-cell table:style-name="Default" office:value-type="float" office:value="66">
            <text:p>66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table:style-name="ce11" office:value-type="string">
            <text:p>sk21_multim</text:p>
          </table:table-cell>
          <table:table-cell table:style-name="ce16" office:value-type="date" office:date-value="2014-02-02">
            <text:p>2.02.2014</text:p>
          </table:table-cell>
          <table:table-cell table:style-name="Default" office:value-type="string">
            <text:p>FVT/MMP/00646547/0114</text:p>
          </table:table-cell>
          <table:table-cell table:style-name="Default" office:value-type="string">
            <text:p>internet</text:p>
          </table:table-cell>
          <table:table-cell table:style-name="Default" office:value-type="float" office:value="68">
            <text:p>6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table:style-name="ce11"/>
          <table:table-cell table:style-name="ce16" office:value-type="date" office:date-value="2014-02-04">
            <text:p>4.02.2014</text:p>
          </table:table-cell>
          <table:table-cell table:style-name="ce11" office:value-type="string">
            <text:p>płatność do dnia 2014-28-04</text:p>
          </table:table-cell>
          <table:table-cell table:style-name="Default" table:number-columns-repeated="2"/>
          <table:table-cell table:style-name="Default" office:value-type="float" office:value="68">
            <text:p>68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rze_vectra</text:p>
          </table:table-cell>
          <table:table-cell table:style-name="ce16" office:value-type="date" office:date-value="2014-02-02">
            <text:p>2.02.2014</text:p>
          </table:table-cell>
          <table:table-cell table:style-name="ce34" office:value-type="string">
            <text:p>FV 003414/RZE/01/14</text:p>
          </table:table-cell>
          <table:table-cell table:style-name="Default" office:value-type="string">
            <text:p>internet</text:p>
          </table:table-cell>
          <table:table-cell table:style-name="Default" office:value-type="float" office:value="109.99">
            <text:p>109,9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table:style-name="Default"/>
          <table:table-cell table:style-name="ce16" office:value-type="date" office:date-value="2014-02-04">
            <text:p>4.02.2014</text:p>
          </table:table-cell>
          <table:table-cell table:style-name="ce11" office:value-type="string">
            <text:p>płatność do dnia 2014-01-21</text:p>
          </table:table-cell>
          <table:table-cell table:style-name="Default" table:number-columns-repeated="2"/>
          <table:table-cell table:style-name="Default" office:value-type="float" office:value="109.99">
            <text:p>109,99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table:style-name="Default" office:value-type="string">
            <text:p>PKOBP-Rata</text:p>
          </table:table-cell>
          <table:table-cell table:style-name="ce16" office:value-type="date" office:date-value="2014-02-03">
            <text:p>3.02.2014</text:p>
          </table:table-cell>
          <table:table-cell table:style-name="ce11" office:value-type="string">
            <text:p>1 rata za dom</text:p>
          </table:table-cell>
          <table:table-cell table:style-name="Default" office:value-type="string">
            <text:p>rata</text:p>
          </table:table-cell>
          <table:table-cell table:style-name="Default" office:value-type="float" office:value="3340">
            <text:p>334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table:style-name="Default" table:number-columns-repeated="2"/>
          <table:table-cell table:style-name="ce11" office:value-type="string">
            <text:p>płatność w dniu 12.02.2014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table:style-name="Default" office:value-type="string">
            <text:p>PKOBP_życie</text:p>
          </table:table-cell>
          <table:table-cell table:style-name="ce16" office:value-type="date" office:date-value="2014-02-03">
            <text:p>3.02.2014</text:p>
          </table:table-cell>
          <table:table-cell table:style-name="ce11" office:value-type="string">
            <text:p>kasa na życie</text:p>
          </table:table-cell>
          <table:table-cell table:style-name="Default"/>
          <table:table-cell table:style-name="Default" office:value-type="float" office:value="2000">
            <text:p>2000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16"/>
          <table:table-cell table:style-name="ce10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k17_podnieruch</text:p>
          </table:table-cell>
          <table:table-cell office:value-type="date" office:date-value="2014-03-15">
            <text:p>15.03.2014</text:p>
          </table:table-cell>
          <table:table-cell office:value-type="string">
            <text:p>rata1</text:p>
          </table:table-cell>
          <table:table-cell/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k17_podnieruch</text:p>
          </table:table-cell>
          <table:table-cell office:value-type="date" office:date-value="2014-05-15">
            <text:p>15.05.2014</text:p>
          </table:table-cell>
          <table:table-cell office:value-type="string">
            <text:p>rata2</text:p>
          </table:table-cell>
          <table:table-cell/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k17_podnieruch</text:p>
          </table:table-cell>
          <table:table-cell office:value-type="date" office:date-value="2014-03-29">
            <text:p>29.03.2014</text:p>
          </table:table-cell>
          <table:table-cell office:value-type="string">
            <text:p>wplata za I pol 2014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/>
          <table:table-cell table:style-name="ce18"/>
          <table:table-cell table:style-name="ce10"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/>
          <table:table-cell table:style-name="ce10" table:number-columns-repeated="4"/>
          <table:table-cell table:style-name="Default"/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table:style-name="ce10"/>
          <table:table-cell table:style-name="ce18"/>
          <table:table-cell table:style-name="ce10"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table:style-name="ce10"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k21_podnieruch</text:p>
          </table:table-cell>
          <table:table-cell office:value-type="date" office:date-value="2014-03-15">
            <text:p>15.03.2014</text:p>
          </table:table-cell>
          <table:table-cell office:value-type="string">
            <text:p>rata1</text:p>
          </table:table-cell>
          <table:table-cell/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date" office:date-value="2014-05-15">
            <text:p>15.05.2014</text:p>
          </table:table-cell>
          <table:table-cell office:value-type="string">
            <text:p>rata2</text:p>
          </table:table-cell>
          <table:table-cell/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date" office:date-value="2014-03-29">
            <text:p>29.03.2014</text:p>
          </table:table-cell>
          <table:table-cell table:number-columns-repeated="3"/>
          <table:table-cell office:value-type="float" office:value="43">
            <text:p>43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table:style-name="ce10"/>
          <table:table-cell table:style-name="ce19"/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table:style-name="ce8"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table:style-name="ce10"/>
          <table:table-cell table:style-name="ce19"/>
          <table:table-cell table:style-name="ce8"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table:style-name="Default" office:value-type="string">
            <text:p>renata-play</text:p>
          </table:table-cell>
          <table:table-cell table:style-name="ce20" office:value-type="date" office:date-value="2014-02-03">
            <text:p>3.02.2014</text:p>
          </table:table-cell>
          <table:table-cell table:style-name="ce11" office:value-type="string">
            <text:p>F/11006675/02/14</text:p>
          </table:table-cell>
          <table:table-cell table:style-name="ce11"/>
          <table:table-cell table:style-name="ce11" office:value-type="float" office:value="66.8">
            <text:p>66,8</text:p>
          </table:table-cell>
          <table:table-cell table:style-name="Default"/>
          <table:table-cell office:value-type="string">
            <text:p>nie wiem z którego konta teraz placimy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table:style-name="Default"/>
          <table:table-cell table:style-name="ce16" office:value-type="date" office:date-value="2014-02-12">
            <text:p>12.02.2014</text:p>
          </table:table-cell>
          <table:table-cell table:style-name="Default" table:number-columns-repeated="3"/>
          <table:table-cell table:style-name="Default" office:value-type="float" office:value="68.8">
            <text:p>68,8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z_pge</text:p>
          </table:table-cell>
          <table:table-cell office:value-type="date" office:date-value="2014-02-24">
            <text:p>24.02.2014</text:p>
          </table:table-cell>
          <table:table-cell office:value-type="string">
            <text:p>FV E736057454</text:p>
          </table:table-cell>
          <table:table-cell/>
          <table:table-cell office:value-type="float" office:value="87.9">
            <text:p>87,9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z_pge</text:p>
          </table:table-cell>
          <table:table-cell office:value-type="date" office:date-value="2014-02-26">
            <text:p>26.02.2014</text:p>
          </table:table-cell>
          <table:table-cell office:value-type="string">
            <text:p>wplata</text:p>
          </table:table-cell>
          <table:table-cell table:number-columns-repeated="2"/>
          <table:table-cell office:value-type="float" office:value="87.9">
            <text:p>87,9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z_pgnig</text:p>
          </table:table-cell>
          <table:table-cell office:value-type="date" office:date-value="2014-02-20">
            <text:p>20.02.2014</text:p>
          </table:table-cell>
          <table:table-cell office:value-type="string">
            <text:p>FV 310/F/FB/6555/02/14</text:p>
          </table:table-cell>
          <table:table-cell/>
          <table:table-cell office:value-type="float" office:value="39.95">
            <text:p>39,95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z_pgnig</text:p>
          </table:table-cell>
          <table:table-cell office:value-type="date" office:date-value="2014-02-26">
            <text:p>26.02.2014</text:p>
          </table:table-cell>
          <table:table-cell office:value-type="string">
            <text:p>wplata</text:p>
          </table:table-cell>
          <table:table-cell table:number-columns-repeated="2"/>
          <table:table-cell office:value-type="float" office:value="39.95">
            <text:p>39,95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o17_podnieruch</text:p>
          </table:table-cell>
          <table:table-cell office:value-type="date" office:date-value="2014-03-15">
            <text:p>15.03.2014</text:p>
          </table:table-cell>
          <table:table-cell office:value-type="string">
            <text:p>rata1</text:p>
          </table:table-cell>
          <table:table-cell/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o17_podnieruch</text:p>
          </table:table-cell>
          <table:table-cell office:value-type="date" office:date-value="2014-05-15">
            <text:p>15.05.2014</text:p>
          </table:table-cell>
          <table:table-cell office:value-type="string">
            <text:p>rata2</text:p>
          </table:table-cell>
          <table:table-cell/>
          <table:table-cell office:value-type="float" office:value="18">
            <text:p>18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o17_podnieruch</text:p>
          </table:table-cell>
          <table:table-cell office:value-type="date" office:date-value="2014-03-29">
            <text:p>29.03.2014</text:p>
          </table:table-cell>
          <table:table-cell office:value-type="string">
            <text:p>wplata 6m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2" office:value-type="float" office:value="84">
            <text:p>84</text:p>
          </table:table-cell>
          <table:table-cell office:value-type="string">
            <text:p>monika_play</text:p>
          </table:table-cell>
          <table:table-cell office:value-type="date" office:date-value="2014-03-10">
            <text:p>10.03.2014</text:p>
          </table:table-cell>
          <table:table-cell table:style-name="ce3" office:value-type="string">
            <text:p>F/30050127/02/14</text:p>
          </table:table-cell>
          <table:table-cell/>
          <table:table-cell office:value-type="float" office:value="66">
            <text:p>66</text:p>
          </table:table-cell>
          <table:table-cell table:number-columns-repeated="1018"/>
        </table:table-row>
        <table:table-row table:style-name="ro1">
          <table:table-cell table:style-name="ce2" office:value-type="float" office:value="85">
            <text:p>85</text:p>
          </table:table-cell>
          <table:table-cell office:value-type="string">
            <text:p>monika_play</text:p>
          </table:table-cell>
          <table:table-cell office:value-type="date" office:date-value="2014-03-15">
            <text:p>15.03.2014</text:p>
          </table:table-cell>
          <table:table-cell table:number-columns-repeated="3"/>
          <table:table-cell office:value-type="float" office:value="66">
            <text:p>66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k21_multim</text:p>
          </table:table-cell>
          <table:table-cell office:value-type="date" office:date-value="2014-02-20">
            <text:p>20.02.2014</text:p>
          </table:table-cell>
          <table:table-cell office:value-type="string">
            <text:p>FVT/MMP/00237260/0214</text:p>
          </table:table-cell>
          <table:table-cell/>
          <table:table-cell office:value-type="float" office:value="68">
            <text:p>68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k21_multim</text:p>
          </table:table-cell>
          <table:table-cell office:value-type="date" office:date-value="2014-02-26">
            <text:p>26.02.2014</text:p>
          </table:table-cell>
          <table:table-cell office:value-type="string">
            <text:p>wplata</text:p>
          </table:table-cell>
          <table:table-cell table:number-columns-repeated="2"/>
          <table:table-cell office:value-type="float" office:value="68">
            <text:p>68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rze_vectra</text:p>
          </table:table-cell>
          <table:table-cell office:value-type="date" office:date-value="2014-02-21">
            <text:p>21.02.2014</text:p>
          </table:table-cell>
          <table:table-cell table:style-name="ce35" office:value-type="string">
            <text:p>004974/RZE/02/14</text:p>
          </table:table-cell>
          <table:table-cell/>
          <table:table-cell office:value-type="float" office:value="109.99">
            <text:p>109,99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rze_vectra</text:p>
          </table:table-cell>
          <table:table-cell office:value-type="date" office:date-value="2014-02-26">
            <text:p>26.02.2014</text:p>
          </table:table-cell>
          <table:table-cell office:value-type="string">
            <text:p>wplata</text:p>
          </table:table-cell>
          <table:table-cell table:number-columns-repeated="2"/>
          <table:table-cell office:value-type="float" office:value="109.99">
            <text:p>109,99</text:p>
          </table:table-cell>
          <table:table-cell table:number-columns-repeated="1017"/>
        </table:table-row>
        <table:table-row table:style-name="ro1">
          <table:table-cell table:style-name="ce2" office:value-type="float" office:value="90">
            <text:p>90</text:p>
          </table:table-cell>
          <table:table-cell office:value-type="string">
            <text:p>sk21_rwe</text:p>
          </table:table-cell>
          <table:table-cell office:value-type="date" office:date-value="2014-03-10">
            <text:p>10.03.2014</text:p>
          </table:table-cell>
          <table:table-cell table:style-name="ce36" office:value-type="string">
            <text:p>FV 227003386897</text:p>
          </table:table-cell>
          <table:table-cell/>
          <table:table-cell office:value-type="float" office:value="361.88">
            <text:p>361,88</text:p>
          </table:table-cell>
          <table:table-cell table:number-columns-repeated="1018"/>
        </table:table-row>
        <table:table-row table:style-name="ro1">
          <table:table-cell table:style-name="ce2" office:value-type="float" office:value="91">
            <text:p>91</text:p>
          </table:table-cell>
          <table:table-cell office:value-type="string">
            <text:p>sk21_rwe</text:p>
          </table:table-cell>
          <table:table-cell office:value-type="date" office:date-value="2014-03-09">
            <text:p>9.03.2014</text:p>
          </table:table-cell>
          <table:table-cell table:number-columns-repeated="3"/>
          <table:table-cell office:value-type="float" office:value="361.88">
            <text:p>361,88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table:style-name="Default" office:value-type="string">
            <text:p>upc</text:p>
          </table:table-cell>
          <table:table-cell table:style-name="ce16" office:value-type="date" office:date-value="2014-02-04">
            <text:p>4.02.2014</text:p>
          </table:table-cell>
          <table:table-cell table:style-name="Default" office:value-type="string">
            <text:p>Wezwanie do zapl.</text:p>
          </table:table-cell>
          <table:table-cell table:style-name="Default" office:value-type="string">
            <text:p>internet</text:p>
          </table:table-cell>
          <table:table-cell table:style-name="Default" office:value-type="float" office:value="72.7">
            <text:p>72,7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table:style-name="ce10" office:value-type="string">
            <text:p>upc</text:p>
          </table:table-cell>
          <table:table-cell table:style-name="ce16" office:value-type="date" office:date-value="2014-02-26">
            <text:p>26.02.2014</text:p>
          </table:table-cell>
          <table:table-cell table:style-name="Default" office:value-type="string">
            <text:p>Wplata</text:p>
          </table:table-cell>
          <table:table-cell table:style-name="Default" table:number-columns-repeated="2"/>
          <table:table-cell table:style-name="Default" office:value-type="float" office:value="72.7">
            <text:p>72,7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table:style-name="Default" office:value-type="string">
            <text:p>sk17_rwe</text:p>
          </table:table-cell>
          <table:table-cell table:style-name="ce16" office:value-type="date" office:date-value="2014-01-10">
            <text:p>10.01.2014</text:p>
          </table:table-cell>
          <table:table-cell table:style-name="Default" office:value-type="string">
            <text:p>FV 225005259311</text:p>
          </table:table-cell>
          <table:table-cell table:style-name="Default"/>
          <table:table-cell table:style-name="Default" office:value-type="float" office:value="118.93">
            <text:p>118,9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table:style-name="Default" office:value-type="string">
            <text:p>sk17_rwe</text:p>
          </table:table-cell>
          <table:table-cell table:style-name="ce16" office:value-type="date" office:date-value="2014-03-09">
            <text:p>9.03.2014</text:p>
          </table:table-cell>
          <table:table-cell table:style-name="Default" table:number-columns-repeated="3"/>
          <table:table-cell table:style-name="Default" office:value-type="float" office:value="118.93">
            <text:p>118,93</text:p>
          </table:table-cell>
          <table:table-cell table:number-columns-repeated="1017"/>
        </table:table-row>
        <table:table-row table:style-name="ro1">
          <table:table-cell table:style-name="ce2" office:value-type="float" office:value="97">
            <text:p>97</text:p>
          </table:table-cell>
          <table:table-cell office:value-type="string">
            <text:p>renata-play</text:p>
          </table:table-cell>
          <table:table-cell office:value-type="date" office:date-value="2014-03-03">
            <text:p>3.03.2014</text:p>
          </table:table-cell>
          <table:table-cell office:value-type="string">
            <text:p>F/11045705/03/14</text:p>
          </table:table-cell>
          <table:table-cell/>
          <table:table-cell office:value-type="float" office:value="65.45">
            <text:p>65,45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office:value-type="date" office:date-value="2014-03-25">
            <text:p>25.03.2014</text:p>
          </table:table-cell>
          <table:table-cell table:number-columns-repeated="3"/>
          <table:table-cell office:value-type="float" office:value="65.53">
            <text:p>65,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21_multim</text:p>
          </table:table-cell>
          <table:table-cell office:value-type="date" office:date-value="2014-03-10">
            <text:p>10.03.2014</text:p>
          </table:table-cell>
          <table:table-cell office:value-type="string">
            <text:p>FVT/MMP/00546815/0314</text:p>
          </table:table-cell>
          <table:table-cell/>
          <table:table-cell office:value-type="float" office:value="68">
            <text:p>6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date" office:date-value="2014-04-17">
            <text:p>17.04.2014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table:style-name="ce11" office:value-type="string">
            <text:p>OC_Vectra</text:p>
          </table:table-cell>
          <table:table-cell table:style-name="ce20" office:value-type="date" office:date-value="2014-03-12">
            <text:p>12.03.2014</text:p>
          </table:table-cell>
          <table:table-cell table:style-name="ce12" office:value-type="string">
            <text:p>Propozycja numer: 9988977 Pakiet OC Renata Bisz</text:p>
          </table:table-cell>
          <table:table-cell table:style-name="ce11"/>
          <table:table-cell table:style-name="ce51" office:value-type="float" office:value="679">
            <text:p>679,00 zł</text:p>
          </table:table-cell>
          <table:table-cell table:style-name="ce11"/>
          <table:table-cell table:style-name="ce11" office:value-type="string">
            <text:p>nr konta 91103019447372000009988977</text:p>
          </table:table-cell>
          <table:table-cell table:number-columns-repeated="1016"/>
        </table:table-row>
        <table:table-row table:style-name="ro1">
          <table:table-cell office:value-type="float" office:value="99">
            <text:p>99</text:p>
          </table:table-cell>
          <table:table-cell table:style-name="ce11" table:number-columns-repeated="5"/>
          <table:table-cell table:style-name="ce51" office:value-type="float" office:value="679">
            <text:p>679,00 zł</text:p>
          </table:table-cell>
          <table:table-cell table:style-name="ce11"/>
          <table:table-cell table:number-columns-repeated="101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lo-podnieruch</text:p>
          </table:table-cell>
          <table:table-cell office:value-type="date" office:date-value="2014-03-15">
            <text:p>15.03.2014</text:p>
          </table:table-cell>
          <table:table-cell office:value-type="string">
            <text:p>rata1</text:p>
          </table:table-cell>
          <table:table-cell/>
          <table:table-cell office:value-type="float" office:value="47">
            <text:p>47</text:p>
          </table:table-cell>
          <table:table-cell table:number-columns-repeated="1018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lo-podnieruch</text:p>
          </table:table-cell>
          <table:table-cell office:value-type="date" office:date-value="2014-05-15">
            <text:p>15.05.2014</text:p>
          </table:table-cell>
          <table:table-cell office:value-type="string">
            <text:p>rata2</text:p>
          </table:table-cell>
          <table:table-cell/>
          <table:table-cell office:value-type="float" office:value="48">
            <text:p>48</text:p>
          </table:table-cell>
          <table:table-cell table:number-columns-repeated="1018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lo-podnieruch</text:p>
          </table:table-cell>
          <table:table-cell office:value-type="date" office:date-value="2014-03-29">
            <text:p>29.03.2014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table:style-name="ce10"/>
          <table:table-cell table:style-name="ce19"/>
          <table:table-cell table:style-name="ce8" table:number-columns-repeated="3"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105">
            <text:p>105</text:p>
          </table:table-cell>
          <table:table-cell table:style-name="ce10"/>
          <table:table-cell table:style-name="ce8" table:number-columns-repeated="4"/>
          <table:table-cell table:style-name="ce3"/>
          <table:table-cell table:style-name="ce8"/>
          <table:table-cell table:number-columns-repeated="1016"/>
        </table:table-row>
        <table:table-row table:style-name="ro1">
          <table:table-cell office:value-type="float" office:value="106">
            <text:p>106</text:p>
          </table:table-cell>
          <table:table-cell table:style-name="ce10"/>
          <table:table-cell table:style-name="ce19"/>
          <table:table-cell table:style-name="ce8" table:number-columns-repeated="3"/>
          <table:table-cell table:style-name="ce3"/>
          <table:table-cell table:style-name="ce8"/>
          <table:table-cell table:number-columns-repeated="1016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lo-podnieruch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office:value-type="float" office:value="108">
            <text:p>108</text:p>
          </table:table-cell>
          <table:table-cell table:style-name="Default" office:value-type="string">
            <text:p>sk21_czynsz</text:p>
          </table:table-cell>
          <table:table-cell table:style-name="ce16" office:value-type="date" office:date-value="2014-03-15">
            <text:p>15.03.2014</text:p>
          </table:table-cell>
          <table:table-cell office:value-type="string">
            <text:p>czynsz do 03</text:p>
          </table:table-cell>
          <table:table-cell table:style-name="Default"/>
          <table:table-cell table:style-name="Default" office:value-type="float" office:value="2252.81">
            <text:p>2252,8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table:style-name="Default" office:value-type="string">
            <text:p>sk21_czynsz</text:p>
          </table:table-cell>
          <table:table-cell table:style-name="ce16" office:value-type="date" office:date-value="2014-03-15">
            <text:p>15.03.2014</text:p>
          </table:table-cell>
          <table:table-cell/>
          <table:table-cell table:style-name="Default" table:number-columns-repeated="2"/>
          <table:table-cell table:style-name="Default" office:value-type="float" office:value="2252.81">
            <text:p>2252,8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table:style-name="Default" office:value-type="string">
            <text:p>sk17_czynsz</text:p>
          </table:table-cell>
          <table:table-cell table:style-name="ce16" office:value-type="date" office:date-value="2014-03-15">
            <text:p>15.03.2014</text:p>
          </table:table-cell>
          <table:table-cell office:value-type="string">
            <text:p>czynsz do 03</text:p>
          </table:table-cell>
          <table:table-cell table:style-name="Default"/>
          <table:table-cell table:style-name="ce52" office:value-type="float" office:value="1650">
            <text:p>1 650,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table:style-name="Default" office:value-type="string">
            <text:p>sk17_czynsz</text:p>
          </table:table-cell>
          <table:table-cell table:style-name="ce16" office:value-type="date" office:date-value="2014-03-15">
            <text:p>15.03.2014</text:p>
          </table:table-cell>
          <table:table-cell table:style-name="Default" table:number-columns-repeated="3"/>
          <table:table-cell table:style-name="ce52" office:value-type="float" office:value="1650">
            <text:p>1 650,00</text:p>
          </table:table-cell>
          <table:table-cell table:number-columns-repeated="1017"/>
        </table:table-row>
        <table:table-row table:style-name="ro1">
          <table:table-cell table:style-name="ce2" office:value-type="float" office:value="112">
            <text:p>112</text:p>
          </table:table-cell>
          <table:table-cell office:value-type="string">
            <text:p>sk21_multim</text:p>
          </table:table-cell>
          <table:table-cell office:value-type="date" office:date-value="2014-04-30">
            <text:p>30.04.2014</text:p>
          </table:table-cell>
          <table:table-cell office:value-type="string">
            <text:p>FVT/MMP/00535611/0414</text:p>
          </table:table-cell>
          <table:table-cell/>
          <table:table-cell office:value-type="float" office:value="68">
            <text:p>68</text:p>
          </table:table-cell>
          <table:table-cell table:number-columns-repeated="1018"/>
        </table:table-row>
        <table:table-row table:style-name="ro1">
          <table:table-cell table:style-name="ce2" office:value-type="float" office:value="113">
            <text:p>113</text:p>
          </table:table-cell>
          <table:table-cell office:value-type="string">
            <text:p>sk21_multim</text:p>
          </table:table-cell>
          <table:table-cell office:value-type="date" office:date-value="2014-05-09">
            <text:p>9.05.2014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1017"/>
        </table:table-row>
        <table:table-row table:style-name="ro1">
          <table:table-cell table:style-name="ce2" office:value-type="float" office:value="114">
            <text:p>114</text:p>
          </table:table-cell>
          <table:table-cell office:value-type="string">
            <text:p>rze_vectra</text:p>
          </table:table-cell>
          <table:table-cell office:value-type="date" office:date-value="2014-03-21">
            <text:p>21.03.2014</text:p>
          </table:table-cell>
          <table:table-cell table:style-name="ce35" office:value-type="string">
            <text:p>FV 000370/RZE/03/14</text:p>
          </table:table-cell>
          <table:table-cell/>
          <table:table-cell office:value-type="string">
            <text:p>109.99</text:p>
          </table:table-cell>
          <table:table-cell table:number-columns-repeated="1018"/>
        </table:table-row>
        <table:table-row table:style-name="ro1">
          <table:table-cell table:style-name="ce2" office:value-type="float" office:value="115">
            <text:p>115</text:p>
          </table:table-cell>
          <table:table-cell office:value-type="string">
            <text:p>rze_vectra</text:p>
          </table:table-cell>
          <table:table-cell office:value-type="date" office:date-value="2014-04-17">
            <text:p>17.04.2014</text:p>
          </table:table-cell>
          <table:table-cell table:number-columns-repeated="3"/>
          <table:table-cell office:value-type="string">
            <text:p>109.99</text:p>
          </table:table-cell>
          <table:table-cell table:number-columns-repeated="1017"/>
        </table:table-row>
        <table:table-row table:style-name="ro1">
          <table:table-cell table:style-name="ce2" office:value-type="float" office:value="116">
            <text:p>116</text:p>
          </table:table-cell>
          <table:table-cell office:value-type="string">
            <text:p>rze_vectra</text:p>
          </table:table-cell>
          <table:table-cell office:value-type="date" office:date-value="2014-04-21">
            <text:p>21.04.2014</text:p>
          </table:table-cell>
          <table:table-cell table:style-name="ce35" office:value-type="string">
            <text:p>000391/RZE/04/14</text:p>
          </table:table-cell>
          <table:table-cell/>
          <table:table-cell office:value-type="float" office:value="109.99">
            <text:p>109,99</text:p>
          </table:table-cell>
          <table:table-cell table:number-columns-repeated="1018"/>
        </table:table-row>
        <table:table-row table:style-name="ro1">
          <table:table-cell table:style-name="ce2" office:value-type="float" office:value="117">
            <text:p>117</text:p>
          </table:table-cell>
          <table:table-cell office:value-type="string">
            <text:p>rze_vectra</text:p>
          </table:table-cell>
          <table:table-cell office:value-type="date" office:date-value="2014-05-09">
            <text:p>9.05.2014</text:p>
          </table:table-cell>
          <table:table-cell table:number-columns-repeated="3"/>
          <table:table-cell office:value-type="float" office:value="109.99">
            <text:p>109,99</text:p>
          </table:table-cell>
          <table:table-cell table:number-columns-repeated="1017"/>
        </table:table-row>
        <table:table-row table:style-name="ro1">
          <table:table-cell table:style-name="ce2" office:value-type="float" office:value="118">
            <text:p>118</text:p>
          </table:table-cell>
          <table:table-cell office:value-type="string">
            <text:p>monika_play</text:p>
          </table:table-cell>
          <table:table-cell table:style-name="ce21" office:value-type="date" office:date-value="2014-04-07">
            <text:p>7.04.2014</text:p>
          </table:table-cell>
          <table:table-cell table:style-name="ce3" office:value-type="string">
            <text:p>F/30062779/03/14</text:p>
          </table:table-cell>
          <table:table-cell/>
          <table:table-cell table:style-name="ce48" office:value-type="float" office:value="84.45">
            <text:p>84,45 zł</text:p>
          </table:table-cell>
          <table:table-cell table:number-columns-repeated="1018"/>
        </table:table-row>
        <table:table-row table:style-name="ro1">
          <table:table-cell table:style-name="ce2" office:value-type="float" office:value="119">
            <text:p>119</text:p>
          </table:table-cell>
          <table:table-cell office:value-type="string">
            <text:p>monika_play</text:p>
          </table:table-cell>
          <table:table-cell table:style-name="ce2"/>
          <table:table-cell table:number-columns-repeated="3"/>
          <table:table-cell table:style-name="ce48" office:value-type="float" office:value="84.45">
            <text:p>84,45 zł</text:p>
          </table:table-cell>
          <table:table-cell table:number-columns-repeated="1017"/>
        </table:table-row>
        <table:table-row table:style-name="ro1">
          <table:table-cell table:style-name="ce2" office:value-type="float" office:value="120">
            <text:p>120</text:p>
          </table:table-cell>
          <table:table-cell office:value-type="string">
            <text:p>renata_play</text:p>
          </table:table-cell>
          <table:table-cell office:value-type="date" office:date-value="2014-04-17">
            <text:p>17.04.2014</text:p>
          </table:table-cell>
          <table:table-cell table:style-name="ce37" office:value-type="string">
            <text:p>F/10987974/04/14</text:p>
          </table:table-cell>
          <table:table-cell/>
          <table:table-cell office:value-type="float" office:value="68.4">
            <text:p>68,4</text:p>
          </table:table-cell>
          <table:table-cell table:number-columns-repeated="1018"/>
        </table:table-row>
        <table:table-row table:style-name="ro1">
          <table:table-cell table:style-name="ce2" office:value-type="float" office:value="121">
            <text:p>121</text:p>
          </table:table-cell>
          <table:table-cell office:value-type="string">
            <text:p>renata_play</text:p>
          </table:table-cell>
          <table:table-cell office:value-type="date" office:date-value="2014-04-17">
            <text:p>17.04.2014</text:p>
          </table:table-cell>
          <table:table-cell table:number-columns-repeated="3"/>
          <table:table-cell office:value-type="float" office:value="68.4">
            <text:p>68,4</text:p>
          </table:table-cell>
          <table:table-cell table:number-columns-repeated="1017"/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Default" office:value-type="string">
            <text:p>sk17_rwe</text:p>
          </table:table-cell>
          <table:table-cell table:style-name="ce16" office:value-type="date" office:date-value="2014-03-10">
            <text:p>10.03.2014</text:p>
          </table:table-cell>
          <table:table-cell table:style-name="Default" office:value-type="string">
            <text:p>FV 223007036215 </text:p>
          </table:table-cell>
          <table:table-cell table:style-name="Default"/>
          <table:table-cell table:style-name="Default" office:value-type="float" office:value="118.93">
            <text:p>118,9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123">
            <text:p>123</text:p>
          </table:table-cell>
          <table:table-cell table:style-name="Default" office:value-type="string">
            <text:p>sk17_rwe</text:p>
          </table:table-cell>
          <table:table-cell table:style-name="ce16" office:value-type="date" office:date-value="2014-04-17">
            <text:p>17.04.2014</text:p>
          </table:table-cell>
          <table:table-cell table:style-name="Default" table:number-columns-repeated="3"/>
          <table:table-cell table:style-name="Default" office:value-type="float" office:value="118.93">
            <text:p>118,93</text:p>
          </table:table-cell>
          <table:table-cell table:number-columns-repeated="1017"/>
        </table:table-row>
        <table:table-row table:style-name="ro1">
          <table:table-cell table:style-name="ce2" office:value-type="float" office:value="124">
            <text:p>124</text:p>
          </table:table-cell>
          <table:table-cell office:value-type="string">
            <text:p>sk21_pgnig</text:p>
          </table:table-cell>
          <table:table-cell office:value-type="date" office:date-value="2014-04-21">
            <text:p>21.04.2014</text:p>
          </table:table-cell>
          <table:table-cell office:value-type="string">
            <text:p>WDZ/I/2225502021/0744550000/2014</text:p>
          </table:table-cell>
          <table:table-cell/>
          <table:table-cell office:value-type="float" office:value="117.33">
            <text:p>117,33</text:p>
          </table:table-cell>
          <table:table-cell/>
          <table:table-cell table:style-name="ce2" office:value-type="string">
            <text:p>dziwnie to wyglada bo inne konto podaja - trzeba jak najszybcie ebok odpalic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25">
            <text:p>125</text:p>
          </table:table-cell>
          <table:table-cell office:value-type="string">
            <text:p>sk21_pgnig</text:p>
          </table:table-cell>
          <table:table-cell office:value-type="date" office:date-value="2014-05-08">
            <text:p>8.05.2014</text:p>
          </table:table-cell>
          <table:table-cell office:value-type="string">
            <text:p>przelew- na podst ebok</text:p>
          </table:table-cell>
          <table:table-cell table:number-columns-repeated="2"/>
          <table:table-cell office:value-type="float" office:value="117.33">
            <text:p>117,33</text:p>
          </table:table-cell>
          <table:table-cell table:style-name="ce2"/>
          <table:table-cell table:style-name="ce17" office:value-type="date" office:date-value="2014-04-21">
            <text:p>21.04.2014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26">
            <text:p>126</text:p>
          </table:table-cell>
          <table:table-cell table:style-name="Default" office:value-type="string">
            <text:p>mandat</text:p>
          </table:table-cell>
          <table:table-cell table:style-name="ce16" office:value-type="date" office:date-value="2014-05-06">
            <text:p>6.05.2014</text:p>
          </table:table-cell>
          <table:table-cell table:style-name="Default" office:value-type="string">
            <text:p>MANDAT SERIA CW NUMER 4106901 </text:p>
          </table:table-cell>
          <table:table-cell table:style-name="Default"/>
          <table:table-cell table:style-name="Default" office:value-type="float" office:value="50">
            <text:p>5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Default" office:value-type="string">
            <text:p>mandat</text:p>
          </table:table-cell>
          <table:table-cell table:style-name="ce16" office:value-type="date" office:date-value="2014-05-07">
            <text:p>7.05.2014</text:p>
          </table:table-cell>
          <table:table-cell table:style-name="Default" table:number-columns-repeated="3"/>
          <table:table-cell table:style-name="Default" office:value-type="float" office:value="50">
            <text:p>50</text:p>
          </table:table-cell>
          <table:table-cell table:number-columns-repeated="1017"/>
        </table:table-row>
        <table:table-row table:style-name="ro1">
          <table:table-cell table:style-name="ce2" office:value-type="float" office:value="128">
            <text:p>128</text:p>
          </table:table-cell>
          <table:table-cell office:value-type="string">
            <text:p>re_play</text:p>
          </table:table-cell>
          <table:table-cell office:value-type="date" office:date-value="2014-05-19">
            <text:p>19.05.2014</text:p>
          </table:table-cell>
          <table:table-cell table:style-name="ce37" office:value-type="string">
            <text:p>F/10993327/05/14</text:p>
          </table:table-cell>
          <table:table-cell office:value-type="string">
            <text:p>!!!!!!!!!!!!!!!!</text:p>
          </table:table-cell>
          <table:table-cell table:style-name="ce37" office:value-type="float" office:value="79.22">
            <text:p>79,22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float" office:value="129">
            <text:p>129</text:p>
          </table:table-cell>
          <table:table-cell office:value-type="string">
            <text:p>re_play</text:p>
          </table:table-cell>
          <table:table-cell office:value-type="date" office:date-value="2014-05-27">
            <text:p>27.05.2014</text:p>
          </table:table-cell>
          <table:table-cell table:number-columns-repeated="3"/>
          <table:table-cell office:value-type="float" office:value="79.22">
            <text:p>79,22</text:p>
          </table:table-cell>
          <table:table-cell table:style-name="ce2" office:value-type="string">
            <text:p>przelew z mlb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30">
            <text:p>130</text:p>
          </table:table-cell>
          <table:table-cell office:value-type="string">
            <text:p>mo_play</text:p>
          </table:table-cell>
          <table:table-cell office:value-type="date" office:date-value="2014-05-06">
            <text:p>6.05.2014</text:p>
          </table:table-cell>
          <table:table-cell table:style-name="ce3" office:value-type="string">
            <text:p>F/30070765/04/14 </text:p>
          </table:table-cell>
          <table:table-cell table:style-name="ce40" office:value-type="string">
            <text:p>!!!!!!!!!!!!!!!!!!</text:p>
          </table:table-cell>
          <table:table-cell table:style-name="ce37" office:value-type="float" office:value="146.25">
            <text:p>146,25</text:p>
          </table:table-cell>
          <table:table-cell table:style-name="ce37"/>
          <table:table-cell table:style-name="ce2" table:number-columns-repeated="1017"/>
        </table:table-row>
        <table:table-row table:style-name="ro1">
          <table:table-cell table:style-name="ce2" office:value-type="float" office:value="131">
            <text:p>131</text:p>
          </table:table-cell>
          <table:table-cell office:value-type="string">
            <text:p>mo_play</text:p>
          </table:table-cell>
          <table:table-cell office:value-type="date" office:date-value="2014-05-27">
            <text:p>27.05.2014</text:p>
          </table:table-cell>
          <table:table-cell table:number-columns-repeated="3"/>
          <table:table-cell office:value-type="float" office:value="146.25">
            <text:p>146,25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32">
            <text:p>132</text:p>
          </table:table-cell>
          <table:table-cell office:value-type="string">
            <text:p>slo_smieci</text:p>
          </table:table-cell>
          <table:table-cell office:value-type="date" office:date-value="2014-05-10">
            <text:p>10.05.2014</text:p>
          </table:table-cell>
          <table:table-cell table:style-name="ce38" office:value-type="string">
            <text:p>Tytuł wpłaty: Bisz Renata ul. Słowicza 13 Rzeszów opłata za wywóz śmieci - <text:s/>kwiecień 2014, kod 60457, id ODK04Z</text:p>
          </table:table-cell>
          <table:table-cell office:value-type="string">
            <text:p>!!!!!!!!!!!!!!!!</text:p>
          </table:table-cell>
          <table:table-cell office:value-type="float" office:value="46">
            <text:p>46</text:p>
          </table:table-cell>
          <table:table-cell/>
          <table:table-cell table:style-name="ce38" office:value-type="string">
            <text:p>Urząd Miasta Rzeszowa , Rzeszów ul. Rynek 1 <text:s text:c="10"/>nr konta PKO BP : 53 1240 6960 3873 1004 0006 0457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33">
            <text:p>133</text:p>
          </table:table-cell>
          <table:table-cell office:value-type="string">
            <text:p>slo_smieci</text:p>
          </table:table-cell>
          <table:table-cell office:value-type="date" office:date-value="2014-05-27">
            <text:p>27.05.2014</text:p>
          </table:table-cell>
          <table:table-cell table:number-columns-repeated="3"/>
          <table:table-cell office:value-type="float" office:value="46">
            <text:p>46</text:p>
          </table:table-cell>
          <table:table-cell table:style-name="ce2" table:number-columns-repeated="1017"/>
        </table:table-row>
        <table:table-row table:style-name="ro3">
          <table:table-cell table:style-name="ce2" office:value-type="float" office:value="134">
            <text:p>134</text:p>
          </table:table-cell>
          <table:table-cell office:value-type="string">
            <text:p>slo_pgnig</text:p>
          </table:table-cell>
          <table:table-cell office:value-type="date" office:date-value="2014-05-21">
            <text:p>21.05.2014</text:p>
          </table:table-cell>
          <table:table-cell office:value-type="string">
            <text:p>FV nr 310/F/FB/8354/05/14 odbiorca nr 7281155</text:p>
          </table:table-cell>
          <table:table-cell office:value-type="string">
            <text:p>!!!!!!!!!!!!!</text:p>
          </table:table-cell>
          <table:table-cell office:value-type="float" office:value="186.09">
            <text:p>186,09</text:p>
          </table:table-cell>
          <table:table-cell/>
          <table:table-cell table:style-name="ce38" office:value-type="string">
            <text:p>PGNiG SA Karpacki Oddział Handlowy w Tarnowie Biuro Handlowe - Region Rzeszowski ul. Wspólna 5,zleceniodawca Renata Bisz ul. Skierniewicka 1/7 m. 89, 01-230 Warszawa, punkt poboru Rzeszów ul. Słowicza 13 <text:s text:c="81"/>nr konta 47 1030 1944 7133 0000 0028 1155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35">
            <text:p>135</text:p>
          </table:table-cell>
          <table:table-cell office:value-type="string">
            <text:p>slo_pgnig</text:p>
          </table:table-cell>
          <table:table-cell office:value-type="date" office:date-value="2014-05-27">
            <text:p>27.05.2014</text:p>
          </table:table-cell>
          <table:table-cell table:number-columns-repeated="3"/>
          <table:table-cell office:value-type="float" office:value="186.09">
            <text:p>186,09</text:p>
          </table:table-cell>
          <table:table-cell table:style-name="ce2" table:number-columns-repeated="1017"/>
        </table:table-row>
        <table:table-row table:style-name="ro4">
          <table:table-cell table:style-name="ce2" office:value-type="float" office:value="136">
            <text:p>136</text:p>
          </table:table-cell>
          <table:table-cell office:value-type="string">
            <text:p>sk17_pgnig</text:p>
          </table:table-cell>
          <table:table-cell office:value-type="date" office:date-value="2014-06-16">
            <text:p>16.06.2014</text:p>
          </table:table-cell>
          <table:table-cell table:style-name="ce38" office:value-type="string">
            <text:p>VFP/001957767/14 kwota 35,68+ niedopłata 1,68 za fakturę VFP/001957765/14</text:p>
          </table:table-cell>
          <table:table-cell table:style-name="ce38" office:value-type="string">
            <text:p>ewentualnie :-)</text:p>
          </table:table-cell>
          <table:table-cell table:formula="of:=35.68+1.68" office:value-type="float" office:value="37.36">
            <text:p>37,36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float" office:value="137">
            <text:p>137</text:p>
          </table:table-cell>
          <table:table-cell office:value-type="string">
            <text:p>sk17_pgnig</text:p>
          </table:table-cell>
          <table:table-cell office:value-type="date" office:date-value="2014-05-27">
            <text:p>27.05.2014</text:p>
          </table:table-cell>
          <table:table-cell table:number-columns-repeated="3"/>
          <table:table-cell office:value-type="float" office:value="37.36">
            <text:p>37,36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138">
            <text:p>138</text:p>
          </table:table-cell>
          <table:table-cell table:style-name="ce3" office:value-type="string">
            <text:p>sk21_pgnig </text:p>
          </table:table-cell>
          <table:table-cell table:style-name="ce21" office:value-type="date" office:date-value="2014-06-17">
            <text:p>17.06.2014</text:p>
          </table:table-cell>
          <table:table-cell table:style-name="ce3" office:value-type="string">
            <text:p>VFP/000959866/14</text:p>
          </table:table-cell>
          <table:table-cell table:style-name="ce3" office:value-type="string">
            <text:p>!!!!!!!!!!!!!!!!!!!!!!!</text:p>
          </table:table-cell>
          <table:table-cell table:style-name="ce3" office:value-type="float" office:value="40.09">
            <text:p>40,09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float" office:value="139">
            <text:p>139</text:p>
          </table:table-cell>
          <table:table-cell/>
          <table:table-cell office:value-type="date" office:date-value="2014-07-14">
            <text:p>14.07.2014</text:p>
          </table:table-cell>
          <table:table-cell table:number-columns-repeated="3"/>
          <table:table-cell office:value-type="float" office:value="40.09">
            <text:p>40,09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11" office:value-type="string">
            <text:p>slowicza_orange</text:p>
          </table:table-cell>
          <table:table-cell table:style-name="ce20" office:value-type="date" office:date-value="2014-05-20">
            <text:p>20.05.2014</text:p>
          </table:table-cell>
          <table:table-cell table:style-name="ce11" office:value-type="string">
            <text:p>Faktura VAT nr FRZ91398352/002/14</text:p>
          </table:table-cell>
          <table:table-cell table:style-name="ce11" office:value-type="string">
            <text:p>!!!!!!!!!!!!! Fundacja</text:p>
          </table:table-cell>
          <table:table-cell table:style-name="ce51" office:value-type="float" office:value="148.21">
            <text:p>148,21 zł</text:p>
          </table:table-cell>
          <table:table-cell table:style-name="ce11"/>
          <table:table-cell table:style-name="ce11" office:value-type="string">
            <text:p>z konta Fundacji zapłacić !!!</text:p>
          </table:table-cell>
          <table:table-cell table:number-columns-repeated="1016"/>
        </table:table-row>
        <table:table-row table:style-name="ro1">
          <table:table-cell table:style-name="ce2" office:value-type="float" office:value="141">
            <text:p>141</text:p>
          </table:table-cell>
          <table:table-cell table:style-name="ce11" table:number-columns-repeated="5"/>
          <table:table-cell table:style-name="ce11" office:value-type="float" office:value="148.21">
            <text:p>148,21</text:p>
          </table:table-cell>
          <table:table-cell table:style-name="ce11" office:value-type="string">
            <text:p>28.05.2014 - wpłynęło na konto orange</text:p>
          </table:table-cell>
          <table:table-cell table:number-columns-repeated="1016"/>
        </table:table-row>
        <table:table-row table:style-name="ro4">
          <table:table-cell table:style-name="ce2"/>
          <table:table-cell office:value-type="string">
            <text:p>sk21_rwe</text:p>
          </table:table-cell>
          <table:table-cell office:value-type="date" office:date-value="2014-05-12">
            <text:p>12.05.2014</text:p>
          </table:table-cell>
          <table:table-cell table:style-name="ce38" office:value-type="string">
            <text:p><text:s text:c="2"/>Faktura zaliczkowa</text:p>
            <text:p>FV 227003404982 </text:p>
          </table:table-cell>
          <table:table-cell/>
          <table:table-cell office:value-type="float" office:value="361.88">
            <text:p>361,88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sk21_rwe</text:p>
          </table:table-cell>
          <table:table-cell office:value-type="date" office:date-value="2014-05-30">
            <text:p>30.05.2014</text:p>
          </table:table-cell>
          <table:table-cell office:value-type="string">
            <text:p>splata za 04-05</text:p>
          </table:table-cell>
          <table:table-cell table:number-columns-repeated="2"/>
          <table:table-cell office:value-type="float" office:value="361.88">
            <text:p>361,8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17_rwe</text:p>
          </table:table-cell>
          <table:table-cell table:style-name="ce16" office:value-type="date" office:date-value="2014-05-12">
            <text:p>12.05.2014</text:p>
          </table:table-cell>
          <table:table-cell office:value-type="string">
            <text:p>prognoza 225005744076</text:p>
          </table:table-cell>
          <table:table-cell table:style-name="Default"/>
          <table:table-cell table:style-name="Default" office:value-type="float" office:value="127.53">
            <text:p>127,5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>
            <text:p>sk17_rwe</text:p>
          </table:table-cell>
          <table:table-cell table:style-name="ce16" office:value-type="date" office:date-value="2014-05-30">
            <text:p>30.05.2014</text:p>
          </table:table-cell>
          <table:table-cell office:value-type="string">
            <text:p>wpl 04-05</text:p>
          </table:table-cell>
          <table:table-cell table:style-name="Default" table:number-columns-repeated="2"/>
          <table:table-cell table:style-name="Default" office:value-type="float" office:value="127.53">
            <text:p>127,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_21_czynsz</text:p>
          </table:table-cell>
          <table:table-cell office:value-type="date" office:date-value="2014-05-30">
            <text:p>30.05.2014</text:p>
          </table:table-cell>
          <table:table-cell office:value-type="string">
            <text:p>zaległość do końca maja</text:p>
          </table:table-cell>
          <table:table-cell/>
          <table:table-cell office:value-type="float" office:value="1464.5">
            <text:p>1464,5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office:value-type="string">
            <text:p>sk_21_czynsz</text:p>
          </table:table-cell>
          <table:table-cell office:value-type="date" office:date-value="2014-06-02">
            <text:p>2.06.2014</text:p>
          </table:table-cell>
          <table:table-cell office:value-type="string">
            <text:p>do 05,2014</text:p>
          </table:table-cell>
          <table:table-cell table:number-columns-repeated="2"/>
          <table:table-cell office:value-type="float" office:value="1464.5">
            <text:p>1464,5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office:value-type="string">
            <text:p>sk_17_czynsz</text:p>
          </table:table-cell>
          <table:table-cell office:value-type="date" office:date-value="2014-05-30">
            <text:p>30.05.2014</text:p>
          </table:table-cell>
          <table:table-cell office:value-type="string">
            <text:p>zaległość do końca maja</text:p>
          </table:table-cell>
          <table:table-cell/>
          <table:table-cell office:value-type="float" office:value="1050">
            <text:p>1050</text:p>
          </table:table-cell>
          <table:table-cell/>
          <table:table-cell table:style-name="ce2" office:value-type="string">
            <text:p>? Chyba ok. 1050 zł. - bo to za dwa miesiące - ostatnia płatność w marcu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k_17_czynsz</text:p>
          </table:table-cell>
          <table:table-cell office:value-type="date" office:date-value="2014-06-02">
            <text:p>2.06.2014</text:p>
          </table:table-cell>
          <table:table-cell office:value-type="string">
            <text:p>do 05.2014</text:p>
          </table:table-cell>
          <table:table-cell table:number-columns-repeated="2"/>
          <table:table-cell office:value-type="float" office:value="1050">
            <text:p>1050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2"/>
          <table:table-cell office:value-type="string">
            <text:p>slo_smieci</text:p>
          </table:table-cell>
          <table:table-cell office:value-type="date" office:date-value="2014-06-10">
            <text:p>10.06.2014</text:p>
          </table:table-cell>
          <table:table-cell table:style-name="ce38" office:value-type="string">
            <text:p>Tytuł wpłaty: Bisz Renata ul. Słowicza 13 Rzeszów opłata za wywóz śmieci - maj 2014, kod 60457, id ODK04Z</text:p>
          </table:table-cell>
          <table:table-cell office:value-type="string">
            <text:p>!!!!!!!!!!!!!!!!!!!!!</text:p>
          </table:table-cell>
          <table:table-cell office:value-type="float" office:value="40">
            <text:p>40</text:p>
          </table:table-cell>
          <table:table-cell/>
          <table:table-cell table:style-name="ce38" office:value-type="string">
            <text:p>Urząd Miasta Rzeszowa , Rzeszów ul. Rynek 1 <text:s text:c="10"/>nr konta PKO BP : 53 1240 6960 3873 1004 0006 045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/>
          <table:table-cell office:value-type="string">
            <text:p>slo_smieci</text:p>
          </table:table-cell>
          <table:table-cell office:value-type="date" office:date-value="2014-06-15">
            <text:p>15.06.2014</text:p>
          </table:table-cell>
          <table:table-cell table:number-columns-repeated="3"/>
          <table:table-cell office:value-type="float" office:value="40">
            <text:p>40</text:p>
          </table:table-cell>
          <table:table-cell table:style-name="ce2"/>
          <table:table-cell table:number-columns-repeated="1016"/>
        </table:table-row>
        <table:table-row table:style-name="ro5">
          <table:table-cell/>
          <table:table-cell table:style-name="ce12" office:value-type="string">
            <text:p>slo_pgnig</text:p>
          </table:table-cell>
          <table:table-cell table:style-name="ce22" office:value-type="date" office:date-value="2014-06-20">
            <text:p>20.06.2014</text:p>
          </table:table-cell>
          <table:table-cell table:style-name="ce12" office:value-type="string">
            <text:p>FV nr 310/F/FB/9782/06/14 odbiorca nr 7281155</text:p>
          </table:table-cell>
          <table:table-cell table:style-name="ce12" office:value-type="string">
            <text:p>!!!!!!!!!!!!!!!!!!!!!!!!!!!</text:p>
          </table:table-cell>
          <table:table-cell table:style-name="ce12" office:value-type="float" office:value="118.79">
            <text:p>118,79</text:p>
          </table:table-cell>
          <table:table-cell table:style-name="ce12"/>
          <table:table-cell table:style-name="ce60" office:value-type="string">
            <text:p>PGNiG SA Karpacki Oddział Handlowy w Tarnowie Biuro Handlowe - Region Rzeszowski ul. Wspólna 5,zleceniodawca Renata Bisz ul. Skierniewicka 1/7 m. 89, 01-230 Warszawa, punkt poboru Rzeszów ul. Słowicza 13 <text:s text:c="81"/>nr konta 47 1030 1944 7133 0000 0028 1155</text:p>
          </table:table-cell>
          <table:table-cell table:style-name="ce10"/>
          <table:table-cell table:number-columns-repeated="1015"/>
        </table:table-row>
        <table:table-row table:style-name="ro1">
          <table:table-cell/>
          <table:table-cell table:style-name="ce11"/>
          <table:table-cell table:style-name="ce20" office:value-type="date" office:date-value="2014-07-04">
            <text:p>4.07.2014</text:p>
          </table:table-cell>
          <table:table-cell table:style-name="ce11" table:number-columns-repeated="3"/>
          <table:table-cell table:style-name="ce11" office:value-type="float" office:value="118.79">
            <text:p>118,79</text:p>
          </table:table-cell>
          <table:table-cell table:style-name="ce11"/>
          <table:table-cell table:number-columns-repeated="1016"/>
        </table:table-row>
        <table:table-row table:style-name="ro6">
          <table:table-cell table:style-name="ce2"/>
          <table:table-cell office:value-type="string">
            <text:p>slo_pge</text:p>
          </table:table-cell>
          <table:table-cell office:value-type="date" office:date-value="2014-06-12">
            <text:p>12.06.2014</text:p>
          </table:table-cell>
          <table:table-cell office:value-type="string">
            <text:p>tytułem /KTR/28 001 85 99, FV E73618292 </text:p>
          </table:table-cell>
          <table:table-cell office:value-type="string">
            <text:p>!!!!!!!!!!!!!!!!!!!!!!</text:p>
          </table:table-cell>
          <table:table-cell office:value-type="float" office:value="141.51">
            <text:p>141,51</text:p>
          </table:table-cell>
          <table:table-cell/>
          <table:table-cell table:style-name="ce38" office:value-type="string">
            <text:p>PGE Obrót Spółka Akcyjna ul. 8-go Marca 6, 35-959 Rzeszów, nazwa zleceniodawcy 11-213-090 Renata Bisz ul. Słowicza 13, 35-207 Rzeszów nr konta: 37 1240 2092 9507 0711 2130 9085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office:value-type="string">
            <text:p>slo_pge</text:p>
          </table:table-cell>
          <table:table-cell office:value-type="date" office:date-value="2014-06-15">
            <text:p>15.06.2014</text:p>
          </table:table-cell>
          <table:table-cell office:value-type="string">
            <text:p>za kwiecein maj</text:p>
          </table:table-cell>
          <table:table-cell table:number-columns-repeated="2"/>
          <table:table-cell office:value-type="float" office:value="141.51">
            <text:p>141,51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office:value-type="string">
            <text:p>sk21_multim</text:p>
          </table:table-cell>
          <table:table-cell office:value-type="date" office:date-value="2014-05-31">
            <text:p>31.05.2014</text:p>
          </table:table-cell>
          <table:table-cell office:value-type="string">
            <text:p>FVT/MMP/00592657/0514</text:p>
          </table:table-cell>
          <table:table-cell office:value-type="string">
            <text:p>!!!!!!!!!!!!!!!!!!!!!!!!!!</text:p>
          </table:table-cell>
          <table:table-cell office:value-type="float" office:value="68">
            <text:p>68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 office:value-type="string">
            <text:p>sk21_multim</text:p>
          </table:table-cell>
          <table:table-cell office:value-type="date" office:date-value="2014-06-15">
            <text:p>15.06.2014</text:p>
          </table:table-cell>
          <table:table-cell table:number-columns-repeated="3"/>
          <table:table-cell office:value-type="float" office:value="68">
            <text:p>68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ce11" office:value-type="string">
            <text:p>sk21_multim</text:p>
          </table:table-cell>
          <table:table-cell table:style-name="ce20" office:value-type="date" office:date-value="2014-06-30">
            <text:p>30.06.2014</text:p>
          </table:table-cell>
          <table:table-cell table:style-name="ce11" office:value-type="string">
            <text:p>FVT/MMP/00614947/0614</text:p>
          </table:table-cell>
          <table:table-cell table:style-name="ce11"/>
          <table:table-cell table:style-name="ce11" office:value-type="float" office:value="68">
            <text:p>68</text:p>
          </table:table-cell>
          <table:table-cell table:style-name="ce11"/>
          <table:table-cell table:style-name="ce10"/>
          <table:table-cell table:number-columns-repeated="1016"/>
        </table:table-row>
        <table:table-row table:style-name="ro1">
          <table:table-cell/>
          <table:table-cell table:style-name="ce11"/>
          <table:table-cell table:style-name="ce20" office:value-type="date" office:date-value="2014-07-04">
            <text:p>4.07.2014</text:p>
          </table:table-cell>
          <table:table-cell table:style-name="ce11" table:number-columns-repeated="3"/>
          <table:table-cell table:style-name="ce11" office:value-type="float" office:value="68">
            <text:p>68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slowicza_orange</text:p>
          </table:table-cell>
          <table:table-cell table:style-name="ce21" office:value-type="date" office:date-value="2014-06-20">
            <text:p>20.06.2014</text:p>
          </table:table-cell>
          <table:table-cell table:style-name="ce3" office:value-type="string">
            <text:p>Faktura VAT nr FRZ91398352/003/14</text:p>
          </table:table-cell>
          <table:table-cell table:style-name="ce3" office:value-type="string">
            <text:p>!!!!!!!!!!!!!!!!!!!!!!</text:p>
          </table:table-cell>
          <table:table-cell table:style-name="ce3" office:value-type="float" office:value="102.42">
            <text:p>102,42</text:p>
          </table:table-cell>
          <table:table-cell table:style-name="ce3"/>
          <table:table-cell table:style-name="ce3" office:value-type="string">
            <text:p>z konta Fundacji zapłacić !!!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6-30">
            <text:p>30.06.2014</text:p>
          </table:table-cell>
          <table:table-cell table:number-columns-repeated="3"/>
          <table:table-cell office:value-type="float" office:value="102.42">
            <text:p>102,4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office:value-type="string">
            <text:p>mo_play</text:p>
          </table:table-cell>
          <table:table-cell office:value-type="date" office:date-value="2014-06-05">
            <text:p>5.06.2014</text:p>
          </table:table-cell>
          <table:table-cell office:value-type="string">
            <text:p>F/30625571/05/14</text:p>
          </table:table-cell>
          <table:table-cell office:value-type="string">
            <text:p>!!!!!!!!!!!!!!!!!!!!!!!!</text:p>
          </table:table-cell>
          <table:table-cell office:value-type="float" office:value="78.3">
            <text:p>78,3</text:p>
          </table:table-cell>
          <table:table-cell/>
          <table:table-cell table:style-name="ce3"/>
          <table:table-cell table:style-name="ce2" table:number-columns-repeated="1016"/>
        </table:table-row>
        <table:table-row table:style-name="ro1">
          <table:table-cell table:style-name="ce2"/>
          <table:table-cell office:value-type="string">
            <text:p>mo_play</text:p>
          </table:table-cell>
          <table:table-cell office:value-type="date" office:date-value="2014-06-15">
            <text:p>15.06.2014</text:p>
          </table:table-cell>
          <table:table-cell table:number-columns-repeated="3"/>
          <table:table-cell office:value-type="float" office:value="78.3">
            <text:p>78,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3" office:value-type="string">
            <text:p>renata_play</text:p>
          </table:table-cell>
          <table:table-cell table:style-name="ce21" office:value-type="date" office:date-value="2014-06-17">
            <text:p>17.06.2014</text:p>
          </table:table-cell>
          <table:table-cell table:style-name="ce37" office:value-type="string">
            <text:p>F/11326332/06/14</text:p>
          </table:table-cell>
          <table:table-cell table:style-name="ce3" office:value-type="string">
            <text:p>!!!!!!!!!!!!!!!!!!!!!!!</text:p>
          </table:table-cell>
          <table:table-cell table:style-name="ce3" office:value-type="float" office:value="75.38">
            <text:p>75,38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6-30">
            <text:p>30.06.2014</text:p>
          </table:table-cell>
          <table:table-cell table:number-columns-repeated="3"/>
          <table:table-cell office:value-type="float" office:value="75.38">
            <text:p>75,38</text:p>
          </table:table-cell>
          <table:table-cell table:style-name="ce2" table:number-columns-repeated="1017"/>
        </table:table-row>
        <table:table-row table:style-name="ro6">
          <table:table-cell table:style-name="ce2"/>
          <table:table-cell office:value-type="string">
            <text:p>sk21_uzwiecz</text:p>
          </table:table-cell>
          <table:table-cell office:value-type="date" office:date-value="2014-06-02">
            <text:p>2.06.2014</text:p>
          </table:table-cell>
          <table:table-cell table:style-name="ce38" office:value-type="string">
            <text:p>nr karty kontowej 1-578853 ul. Skierniewicka 21 m. 112 działka 45 i ul. Skierniewicka 1/7 m. 89 działka 48/6 za rok 2014 Opłata z tytułu wieczystego użytkowania gruntów gminy</text:p>
          </table:table-cell>
          <table:table-cell office:value-type="string">
            <text:p>!!!!!!!!!!!!!!!!!!!!!!!!!</text:p>
          </table:table-cell>
          <table:table-cell office:value-type="float" office:value="372.79">
            <text:p>372,79</text:p>
          </table:table-cell>
          <table:table-cell/>
          <table:table-cell table:style-name="ce38" office:value-type="string">
            <text:p>Urząd m.st. Warszawy Wydział Budżetowo-Księgowy dla Dzielnicy Wola Al.. Solidarności 90, 01-003 Warszawa Bank Handlowy w Warszawie nr konta 50 1030 1944 7434 0300 1163 3528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office:value-type="string">
            <text:p>sk21_uzwiecz</text:p>
          </table:table-cell>
          <table:table-cell office:value-type="date" office:date-value="2014-06-15">
            <text:p>15.06.2014</text:p>
          </table:table-cell>
          <table:table-cell table:number-columns-repeated="3"/>
          <table:table-cell office:value-type="float" office:value="372.79">
            <text:p>372,79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office:value-type="string">
            <text:p>mo_play</text:p>
          </table:table-cell>
          <table:table-cell office:value-type="date" office:date-value="2014-07-07">
            <text:p>7.07.2014</text:p>
          </table:table-cell>
          <table:table-cell table:style-name="ce3" office:value-type="string">
            <text:p>F/30491164/06/14</text:p>
          </table:table-cell>
          <table:table-cell office:value-type="string">
            <text:p>!!!!!!!!!!!</text:p>
          </table:table-cell>
          <table:table-cell office:value-type="float" office:value="68.4">
            <text:p>68,4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table:style-name="ce2"/>
          <table:table-cell table:number-columns-repeated="3"/>
          <table:table-cell office:value-type="float" office:value="68.4">
            <text:p>68,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3" office:value-type="string">
            <text:p>rze_vectra</text:p>
          </table:table-cell>
          <table:table-cell table:style-name="ce21" office:value-type="date" office:date-value="2014-05-14">
            <text:p>14.05.2014</text:p>
          </table:table-cell>
          <table:table-cell table:style-name="ce3" office:value-type="string">
            <text:p>NK/2014/04/001926</text:p>
          </table:table-cell>
          <table:table-cell table:style-name="ce3" office:value-type="string">
            <text:p>!!!!!!!!!!!!!!!!!!!!!!!</text:p>
          </table:table-cell>
          <table:table-cell table:style-name="ce3" office:value-type="float" office:value="436.51">
            <text:p>436,51</text:p>
          </table:table-cell>
          <table:table-cell table:style-name="ce3"/>
          <table:table-cell table:style-name="ce3" office:value-type="string">
            <text:p>konto: 24 1240 6960 9732 0000 0126 4001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6-30">
            <text:p>30.06.2014</text:p>
          </table:table-cell>
          <table:table-cell table:number-columns-repeated="3"/>
          <table:table-cell office:value-type="float" office:value="436.51">
            <text:p>436,51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11" office:value-type="string">
            <text:p>olga-kaucja</text:p>
          </table:table-cell>
          <table:table-cell table:style-name="ce20" office:value-type="date" office:date-value="2014-07-04">
            <text:p>4.07.2014</text:p>
          </table:table-cell>
          <table:table-cell table:style-name="ce11" office:value-type="string">
            <text:p>kaucja - liczniki</text:p>
          </table:table-cell>
          <table:table-cell table:style-name="ce11"/>
          <table:table-cell table:style-name="ce11" office:value-type="float" office:value="772">
            <text:p>772</text:p>
          </table:table-cell>
          <table:table-cell table:style-name="ce11"/>
          <table:table-cell table:style-name="ce11" office:value-type="string">
            <text:p>olga pisklewicz</text:p>
          </table:table-cell>
          <table:table-cell table:number-columns-repeated="1016"/>
        </table:table-row>
        <table:table-row table:style-name="ro1">
          <table:table-cell/>
          <table:table-cell table:style-name="ce11" table:number-columns-repeated="5"/>
          <table:table-cell table:style-name="ce11" office:value-type="float" office:value="772">
            <text:p>772</text:p>
          </table:table-cell>
          <table:table-cell table:style-name="ce11"/>
          <table:table-cell table:number-columns-repeated="1016"/>
        </table:table-row>
        <table:table-row table:style-name="ro7">
          <table:table-cell table:style-name="ce2"/>
          <table:table-cell office:value-type="string">
            <text:p>Slo_MPWiK</text:p>
          </table:table-cell>
          <table:table-cell office:value-type="date" office:date-value="2014-07-16">
            <text:p>16.07.2014</text:p>
          </table:table-cell>
          <table:table-cell office:value-type="string">
            <text:p>FV 7221/EZ/06/2014</text:p>
          </table:table-cell>
          <table:table-cell/>
          <table:table-cell office:value-type="float" office:value="268">
            <text:p>268</text:p>
          </table:table-cell>
          <table:table-cell/>
          <table:table-cell table:style-name="ce38" office:value-type="string">
            <text:p>Tytuł: KTR 007220181 Miejskie Przedsiębiorstwo Wodociągów i Kanalizacji Sp. Z o.o. ul. Naruszewicza 18, 35-055 Rzeszów Bank Pko S.A. II o/Rzeszów nr konta: 23124020929514000003996400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7-23">
            <text:p>23.07.2014</text:p>
          </table:table-cell>
          <table:table-cell table:number-columns-repeated="3"/>
          <table:table-cell office:value-type="float" office:value="268">
            <text:p>268</text:p>
          </table:table-cell>
          <table:table-cell table:style-name="ce2" table:number-columns-repeated="1017"/>
        </table:table-row>
        <table:table-row table:style-name="ro1">
          <table:table-cell table:style-name="ce3"/>
          <table:table-cell table:style-name="ce3" office:value-type="string">
            <text:p>sk21_multim</text:p>
          </table:table-cell>
          <table:table-cell table:style-name="ce21" office:value-type="date" office:date-value="2014-07-30">
            <text:p>30.07.2014</text:p>
          </table:table-cell>
          <table:table-cell table:style-name="ce3" office:value-type="string">
            <text:p>FVT/MMP/00626548/0714</text:p>
          </table:table-cell>
          <table:table-cell table:style-name="ce3" office:value-type="string">
            <text:p>!!!!!!!!!!!!!!!!!!!!!</text:p>
          </table:table-cell>
          <table:table-cell table:style-name="ce3" office:value-type="float" office:value="68">
            <text:p>68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04">
            <text:p>4.08.2014</text:p>
          </table:table-cell>
          <table:table-cell table:number-columns-repeated="3"/>
          <table:table-cell office:value-type="float" office:value="68">
            <text:p>68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3" office:value-type="string">
            <text:p>slowicza_orange</text:p>
          </table:table-cell>
          <table:table-cell table:style-name="ce21" office:value-type="date" office:date-value="2014-07-21">
            <text:p>21.07.2014</text:p>
          </table:table-cell>
          <table:table-cell table:style-name="ce3" office:value-type="string">
            <text:p>FRZ91398352/004/14</text:p>
          </table:table-cell>
          <table:table-cell table:style-name="ce3" office:value-type="string">
            <text:p>!!!!!!!!!!!!!!!!!!!!!!!!!!</text:p>
          </table:table-cell>
          <table:table-cell table:style-name="ce3" office:value-type="float" office:value="99.36">
            <text:p>99,36</text:p>
          </table:table-cell>
          <table:table-cell table:style-name="ce3"/>
          <table:table-cell table:style-name="ce3" office:value-type="string">
            <text:p>z konta fundacji zapłacić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7-23">
            <text:p>23.07.2014</text:p>
          </table:table-cell>
          <table:table-cell table:number-columns-repeated="3"/>
          <table:table-cell office:value-type="float" office:value="99.36">
            <text:p>99,36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office:value-type="string">
            <text:p>renata_play</text:p>
          </table:table-cell>
          <table:table-cell office:value-type="date" office:date-value="2014-07-17">
            <text:p>17.07.2014</text:p>
          </table:table-cell>
          <table:table-cell table:style-name="ce37" office:value-type="string">
            <text:p>F/10778548/07/14</text:p>
          </table:table-cell>
          <table:table-cell/>
          <table:table-cell table:style-name="ce37" office:value-type="float" office:value="69.27">
            <text:p>69,27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7-23">
            <text:p>23.07.2014</text:p>
          </table:table-cell>
          <table:table-cell table:number-columns-repeated="3"/>
          <table:table-cell office:value-type="float" office:value="69.27">
            <text:p>69,27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office:value-type="string">
            <text:p>slo_smieci</text:p>
          </table:table-cell>
          <table:table-cell office:value-type="date" office:date-value="2014-07-14">
            <text:p>14.07.2014</text:p>
          </table:table-cell>
          <table:table-cell table:style-name="ce38" office:value-type="string">
            <text:p>Tytuł wpłaty: Bisz Renata ul. Słowicza 13 Rzeszów opłata za wywóz śmieci - 07-2014, kod 60457, id ODK04Z</text:p>
          </table:table-cell>
          <table:table-cell office:value-type="string">
            <text:p>!!!!!!</text:p>
          </table:table-cell>
          <table:table-cell office:value-type="float" office:value="40">
            <text:p>40</text:p>
          </table:table-cell>
          <table:table-cell/>
          <table:table-cell table:style-name="ce38" office:value-type="string">
            <text:p>Urząd Miasta Rzeszowa , Rzeszów ul. Rynek 1 <text:s text:c="10"/>nr konta PKO BP : 53 1240 6960 3873 1004 0006 0457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7-23">
            <text:p>23.07.2014</text:p>
          </table:table-cell>
          <table:table-cell table:style-name="ce3"/>
          <table:table-cell table:number-columns-repeated="2"/>
          <table:table-cell office:value-type="float" office:value="40">
            <text:p>40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3" office:value-type="string">
            <text:p>slo_pgnig</text:p>
          </table:table-cell>
          <table:table-cell table:style-name="ce21" office:value-type="date" office:date-value="2014-07-21">
            <text:p>21.07.2014</text:p>
          </table:table-cell>
          <table:table-cell table:style-name="ce3" office:value-type="string">
            <text:p>FV nr 310/F/FB/9297/07/14 odbiorca nr 7281155</text:p>
          </table:table-cell>
          <table:table-cell table:style-name="ce3" office:value-type="string">
            <text:p>!!!!!!!!!!!!!!!!!!!!!!!!!!!!</text:p>
          </table:table-cell>
          <table:table-cell table:style-name="ce3" office:value-type="float" office:value="110.53">
            <text:p>110,53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04">
            <text:p>4.08.2014</text:p>
          </table:table-cell>
          <table:table-cell table:number-columns-repeated="3"/>
          <table:table-cell office:value-type="float" office:value="110.53">
            <text:p>110,5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office:value-type="string">
            <text:p>sk21_czynsz</text:p>
          </table:table-cell>
          <table:table-cell office:value-type="date" office:date-value="2014-06-26">
            <text:p>26.06.2014</text:p>
          </table:table-cell>
          <table:table-cell office:value-type="string">
            <text:p>zaległość do 26.06.2014 (tu trzeba sprawdzić na portalu)</text:p>
          </table:table-cell>
          <table:table-cell office:value-type="string">
            <text:p>!!!!!!!!!!!!!!!!!!!!!!!!!</text:p>
          </table:table-cell>
          <table:table-cell office:value-type="float" office:value="753.5">
            <text:p>753,5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 table:style-name="ce2"/>
          <table:table-cell/>
          <table:table-cell office:value-type="date" office:date-value="2014-08-25">
            <text:p>25.08.2014</text:p>
          </table:table-cell>
          <table:table-cell table:number-columns-repeated="3"/>
          <table:table-cell office:value-type="float" office:value="2132.24">
            <text:p>2132,24</text:p>
          </table:table-cell>
          <table:table-cell table:style-name="ce2" office:value-type="string">
            <text:p>wyrownane do konca sierpnia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k17_czynsz</text:p>
          </table:table-cell>
          <table:table-cell office:value-type="date" office:date-value="2014-06-26">
            <text:p>26.06.2014</text:p>
          </table:table-cell>
          <table:table-cell office:value-type="string">
            <text:p>zaległości chyba 2 m-ce</text:p>
          </table:table-cell>
          <table:table-cell/>
          <table:table-cell office:value-type="float" office:value="1100">
            <text:p>1100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 table:style-name="ce2"/>
          <table:table-cell/>
          <table:table-cell office:value-type="date" office:date-value="2014-08-25">
            <text:p>25.08.2014</text:p>
          </table:table-cell>
          <table:table-cell table:number-columns-repeated="3"/>
          <table:table-cell office:value-type="float" office:value="1650">
            <text:p>1650</text:p>
          </table:table-cell>
          <table:table-cell table:style-name="ce2" office:value-type="string">
            <text:p>wyrownane do k 8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 office:value-type="string">
            <text:p>e-bokRWE </text:p>
          </table:table-cell>
          <table:table-cell table:style-name="ce3"/>
          <table:table-cell table:style-name="ce3" office:value-type="string">
            <text:p>do zapłaty 2,61!!!!</text:p>
          </table:table-cell>
          <table:table-cell table:number-columns-repeated="3"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7-14">
            <text:p>14.07.2014</text:p>
          </table:table-cell>
          <table:table-cell table:number-columns-repeated="3"/>
          <table:table-cell office:value-type="float" office:value="15.14">
            <text:p>15,14</text:p>
          </table:table-cell>
          <table:table-cell table:style-name="ce2" office:value-type="string">
            <text:p>wyrównane do konca lipca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3" office:value-type="string">
            <text:p>mo_play</text:p>
          </table:table-cell>
          <table:table-cell table:style-name="ce21" office:value-type="date" office:date-value="2014-08-05">
            <text:p>5.08.2014</text:p>
          </table:table-cell>
          <table:table-cell table:style-name="ce3" office:value-type="string">
            <text:p>F/30832182/07/14</text:p>
          </table:table-cell>
          <table:table-cell table:style-name="ce3" office:value-type="string">
            <text:p>!!!!!!!!!!!!!!!!!!!!</text:p>
          </table:table-cell>
          <table:table-cell table:style-name="ce3" office:value-type="float" office:value="66">
            <text:p>66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17">
            <text:p>17.08.2014</text:p>
          </table:table-cell>
          <table:table-cell table:number-columns-repeated="3"/>
          <table:table-cell office:value-type="float" office:value="66">
            <text:p>66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3" office:value-type="string">
            <text:p>slo_pge</text:p>
          </table:table-cell>
          <table:table-cell table:style-name="ce21" office:value-type="date" office:date-value="2014-08-05">
            <text:p>5.08.2014</text:p>
          </table:table-cell>
          <table:table-cell table:style-name="ce3" office:value-type="string">
            <text:p>/KTR/ 19 002 85 99, FV nr E736244005</text:p>
          </table:table-cell>
          <table:table-cell table:style-name="ce3" office:value-type="string">
            <text:p>!!!!!!!!!!!!!!!!!!!!!!</text:p>
          </table:table-cell>
          <table:table-cell table:style-name="ce3" office:value-type="float" office:value="160.71">
            <text:p>160,71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17">
            <text:p>17.08.2014</text:p>
          </table:table-cell>
          <table:table-cell table:number-columns-repeated="3"/>
          <table:table-cell office:value-type="float" office:value="160.71">
            <text:p>160,71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office:value-type="string">
            <text:p>slowicza_orange</text:p>
          </table:table-cell>
          <table:table-cell office:value-type="date" office:date-value="2014-08-20">
            <text:p>20.08.2014</text:p>
          </table:table-cell>
          <table:table-cell office:value-type="string">
            <text:p>Faktura VAT nr FRZ91398352/005/14</text:p>
          </table:table-cell>
          <table:table-cell/>
          <table:table-cell office:value-type="float" office:value="99.07">
            <text:p>99,07</text:p>
          </table:table-cell>
          <table:table-cell/>
          <table:table-cell table:style-name="ce3" office:value-type="string">
            <text:p>z konta Fundacji zapłacić !!!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8-17">
            <text:p>17.08.2014</text:p>
          </table:table-cell>
          <table:table-cell table:number-columns-repeated="3"/>
          <table:table-cell office:value-type="float" office:value="99.07">
            <text:p>99,07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ce3" office:value-type="string">
            <text:p>ZUS </text:p>
          </table:table-cell>
          <table:table-cell table:style-name="ce21" office:value-type="date" office:date-value="2014-08-11">
            <text:p>11.08.2014</text:p>
          </table:table-cell>
          <table:table-cell table:style-name="ce3" office:value-type="string">
            <text:p>konto 51 (ubezpieczenie społeczne):  148,43 zł</text:p>
          </table:table-cell>
          <table:table-cell table:style-name="ce3" office:value-type="string">
            <text:p>!!!!!!!!!!!!!!!!!!</text:p>
          </table:table-cell>
          <table:table-cell table:style-name="ce3" office:value-type="string">
            <text:p>zapłacone 11.08.2014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konto 52 (ubezpieczenie zdrowotne):  270,40 zł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     Termin płatności: 11.08.2014 r. 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string">
            <text:p>sk21_multim</text:p>
          </table:table-cell>
          <table:table-cell table:style-name="ce21" office:value-type="date" office:date-value="2014-08-31">
            <text:p>31.08.2014</text:p>
          </table:table-cell>
          <table:table-cell table:style-name="ce3" office:value-type="string">
            <text:p>FVT/MMP/00614220/0814</text:p>
          </table:table-cell>
          <table:table-cell table:style-name="ce3"/>
          <table:table-cell table:style-name="ce3" office:value-type="float" office:value="68">
            <text:p>68</text:p>
          </table:table-cell>
          <table:table-cell table:style-name="ce3"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9-02">
            <text:p>2.09.2014</text:p>
          </table:table-cell>
          <table:table-cell table:number-columns-repeated="3"/>
          <table:table-cell office:value-type="float" office:value="68">
            <text:p>68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3" office:value-type="string">
            <text:p>slo_smieci</text:p>
          </table:table-cell>
          <table:table-cell table:style-name="ce21" office:value-type="date" office:date-value="2014-08-14">
            <text:p>14.08.2014</text:p>
          </table:table-cell>
          <table:table-cell table:style-name="ce39" office:value-type="string">
            <text:p>Tytuł wpłaty: Bisz Renata ul. Słowicza 13 Rzeszów opłata za wywóz śmieci - 08-2014, kod 60457, id ODK04Z</text:p>
          </table:table-cell>
          <table:table-cell table:style-name="ce3" office:value-type="string">
            <text:p>!!!!!!!!!!!!!!!!!!</text:p>
          </table:table-cell>
          <table:table-cell table:style-name="ce3" office:value-type="float" office:value="40">
            <text:p>40</text:p>
          </table:table-cell>
          <table:table-cell table:style-name="ce3"/>
          <table:table-cell table:style-name="ce39" office:value-type="string">
            <text:p>Urząd Miasta Rzeszowa , Rzeszów ul. Rynek 1 <text:s text:c="10"/>nr konta PKO BP : 53 1240 6960 3873 1004 0006 0457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8-17">
            <text:p>17.08.2014</text:p>
          </table:table-cell>
          <table:table-cell table:number-columns-repeated="3"/>
          <table:table-cell office:value-type="float" office:value="40">
            <text:p>40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office:value-type="string">
            <text:p>renata_play</text:p>
          </table:table-cell>
          <table:table-cell office:value-type="date" office:date-value="2014-08-18">
            <text:p>18.08.2014</text:p>
          </table:table-cell>
          <table:table-cell table:style-name="ce40" office:value-type="string">
            <text:p>F/10415960/08/14</text:p>
          </table:table-cell>
          <table:table-cell/>
          <table:table-cell table:style-name="ce53" office:value-type="float" office:value="79.57">
            <text:p>79,57 zł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24">
            <text:p>24.08.2014</text:p>
          </table:table-cell>
          <table:table-cell table:number-columns-repeated="3"/>
          <table:table-cell office:value-type="float" office:value="79.57">
            <text:p>79,57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office:value-type="string">
            <text:p>sk17_rwe</text:p>
          </table:table-cell>
          <table:table-cell office:value-type="date" office:date-value="2014-07-10">
            <text:p>10.07.2014</text:p>
          </table:table-cell>
          <table:table-cell office:value-type="string">
            <text:p>Prognoza zużycia nr 221011191134</text:p>
          </table:table-cell>
          <table:table-cell/>
          <table:table-cell office:value-type="float" office:value="118.91">
            <text:p>118,91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24">
            <text:p>24.08.2014</text:p>
          </table:table-cell>
          <table:table-cell table:number-columns-repeated="3"/>
          <table:table-cell office:value-type="float" office:value="118.91">
            <text:p>118,91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office:value-type="string">
            <text:p>sk21_pgnig</text:p>
          </table:table-cell>
          <table:table-cell office:value-type="date" office:date-value="2014-08-18">
            <text:p>18.08.2014</text:p>
          </table:table-cell>
          <table:table-cell office:value-type="string">
            <text:p>VFP/000959869/14</text:p>
          </table:table-cell>
          <table:table-cell/>
          <table:table-cell office:value-type="float" office:value="40.09">
            <text:p>40,09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24">
            <text:p>24.08.2014</text:p>
          </table:table-cell>
          <table:table-cell table:number-columns-repeated="3"/>
          <table:table-cell office:value-type="float" office:value="40.09">
            <text:p>40,09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office:value-type="string">
            <text:p>sk17_pgnig</text:p>
          </table:table-cell>
          <table:table-cell office:value-type="date" office:date-value="2014-08-01">
            <text:p>1.08.2014</text:p>
          </table:table-cell>
          <table:table-cell office:value-type="string">
            <text:p>VFP/001957768/14</text:p>
          </table:table-cell>
          <table:table-cell office:value-type="string">
            <text:p>!!!!!!!!!!!!!!!!!!!!!!</text:p>
          </table:table-cell>
          <table:table-cell office:value-type="float" office:value="26.64">
            <text:p>26,64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8-24">
            <text:p>24.08.2014</text:p>
          </table:table-cell>
          <table:table-cell table:number-columns-repeated="3"/>
          <table:table-cell office:value-type="float" office:value="26.64">
            <text:p>26,64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Default" office:value-type="string">
            <text:p>Uzwiecz_solarza</text:p>
          </table:table-cell>
          <table:table-cell table:style-name="Default" office:value-type="string">
            <text:p>31.03.2014</text:p>
          </table:table-cell>
          <table:table-cell table:style-name="Default" office:value-type="string">
            <text:p>9794/PRZG/2014</text:p>
          </table:table-cell>
          <table:table-cell table:style-name="Default" office:value-type="float" office:value="1.71">
            <text:p>1,71</text:p>
          </table:table-cell>
          <table:table-cell table:style-name="ce10"/>
          <table:table-cell table:style-name="Default"/>
          <table:table-cell office:value-type="string">
            <text:p>Pekao SA I O. Rzeszów nr konta 67 1240 1792 1111 0010 0507 4621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2"/>
          <table:table-cell office:value-type="string">
            <text:p>slo_pgnig</text:p>
          </table:table-cell>
          <table:table-cell office:value-type="date" office:date-value="2014-08-25">
            <text:p>25.08.2014</text:p>
          </table:table-cell>
          <table:table-cell office:value-type="string">
            <text:p>FV nr 310/F/FB/6838/08/14 odbiorca nr 7281155</text:p>
          </table:table-cell>
          <table:table-cell office:value-type="string">
            <text:p>!!!!!!!!!!!!!!!!!!!!!!!!!!!!</text:p>
          </table:table-cell>
          <table:table-cell office:value-type="float" office:value="108.39">
            <text:p>108,39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table:style-name="ce2"/>
          <table:table-cell table:number-columns-repeated="3"/>
          <table:table-cell office:value-type="float" office:value="108.39">
            <text:p>108,39</text:p>
          </table:table-cell>
          <table:table-cell table:style-name="ce2" table:number-columns-repeated="1017"/>
        </table:table-row>
        <table:table-row table:style-name="ro2">
          <table:table-cell table:style-name="ce4"/>
          <table:table-cell table:style-name="ce4" office:value-type="string">
            <text:p>slo_smieci</text:p>
          </table:table-cell>
          <table:table-cell table:style-name="ce23" office:value-type="date" office:date-value="2014-06-14">
            <text:p>14.06.2014</text:p>
          </table:table-cell>
          <table:table-cell table:style-name="ce41" office:value-type="string">
            <text:p>Tytuł wpłaty: Bisz Renata ul. Słowicza 13 Rzeszów opłata za wywóz śmieci - 06-2014, kod 60457, id ODK04Z</text:p>
          </table:table-cell>
          <table:table-cell table:style-name="ce4" office:value-type="string">
            <text:p>!!!!!!!!!!!!!!!!!!</text:p>
          </table:table-cell>
          <table:table-cell table:style-name="ce4" office:value-type="float" office:value="40">
            <text:p>40</text:p>
          </table:table-cell>
          <table:table-cell table:style-name="ce4"/>
          <table:table-cell table:style-name="ce41" office:value-type="string">
            <text:p>Urząd Miasta Rzeszowa , Rzeszów ul. Rynek 1 <text:s text:c="10"/>nr konta PKO BP : 53 1240 6960 3873 1004 0006 0457</text:p>
          </table:table-cell>
          <table:table-cell table:style-name="ce4" table:number-columns-repeated="1016"/>
        </table:table-row>
        <table:table-row table:style-name="ro1">
          <table:table-cell table:style-name="ce4" table:number-columns-repeated="2"/>
          <table:table-cell table:style-name="ce23" office:value-type="date" office:date-value="2014-08-24">
            <text:p>24.08.2014</text:p>
          </table:table-cell>
          <table:table-cell table:style-name="ce4" table:number-columns-repeated="3"/>
          <table:table-cell table:style-name="ce4" office:value-type="float" office:value="40">
            <text:p>40</text:p>
          </table:table-cell>
          <table:table-cell table:style-name="ce4" table:number-columns-repeated="1017"/>
        </table:table-row>
        <table:table-row table:style-name="ro8">
          <table:table-cell table:style-name="ce2"/>
          <table:table-cell table:style-name="ce3" office:value-type="string">
            <text:p>firma_ksiegowa</text:p>
          </table:table-cell>
          <table:table-cell table:style-name="ce21" office:value-type="date" office:date-value="2014-08-28">
            <text:p>28.08.2014</text:p>
          </table:table-cell>
          <table:table-cell table:style-name="ce39" office:value-type="string">
            <text:p>FV nr FA/3/08/2014, sprzedawca TWOJE BIURO RACHUNKOWE ANETA BIELENDA</text:p>
            <text:p>35-233 RZESZÓW</text:p>
            <text:p>Nr tel.: 796-516-777</text:p>
            <text:p>LUBELSKA 29</text:p>
            <text:p>NIP: 517-020-13</text:p>
          </table:table-cell>
          <table:table-cell table:style-name="ce3" office:value-type="string">
            <text:p>!!!!!!!!!!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style-name="ce3" office:value-type="string">
            <text:p>Bank: DEUTSCHE BANK PBC SA Nr rachunku: 29 1910 1048 2791 1093 1441 0001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8-24">
            <text:p>24.08.2014</text:p>
          </table:table-cell>
          <table:table-cell table:number-columns-repeated="3"/>
          <table:table-cell office:value-type="float" office:value="100">
            <text:p>100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office:value-type="string">
            <text:p>mo_play</text:p>
          </table:table-cell>
          <table:table-cell office:value-type="date" office:date-value="2014-09-05">
            <text:p>5.09.2014</text:p>
          </table:table-cell>
          <table:table-cell table:style-name="ce3" office:value-type="string">
            <text:p>F/30838799/08/14</text:p>
          </table:table-cell>
          <table:table-cell/>
          <table:table-cell office:value-type="float" office:value="66">
            <text:p>66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9-21">
            <text:p>21.09.2014</text:p>
          </table:table-cell>
          <table:table-cell table:number-columns-repeated="3"/>
          <table:table-cell office:value-type="float" office:value="66">
            <text:p>66</text:p>
          </table:table-cell>
          <table:table-cell table:style-name="ce2" table:number-columns-repeated="1017"/>
        </table:table-row>
        <table:table-row table:style-name="ro7">
          <table:table-cell table:style-name="ce2"/>
          <table:table-cell office:value-type="string">
            <text:p>Slo_MPWiK</text:p>
          </table:table-cell>
          <table:table-cell office:value-type="date" office:date-value="2014-08-15">
            <text:p>15.08.2014</text:p>
          </table:table-cell>
          <table:table-cell office:value-type="string">
            <text:p>FV 5969/EZ/08/2014</text:p>
          </table:table-cell>
          <table:table-cell/>
          <table:table-cell office:value-type="float" office:value="176">
            <text:p>176</text:p>
          </table:table-cell>
          <table:table-cell/>
          <table:table-cell table:style-name="ce38" office:value-type="string">
            <text:p>Tytuł: KTR 007220181 Miejskie Przedsiębiorstwo Wodociągów i Kanalizacji Sp. Z o.o. ul. Naruszewicza 18, 35-055 Rzeszów Bank Pko S.A. II o/Rzeszów nr konta: 23124020929514000003996400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/>
          <table:table-cell office:value-type="date" office:date-value="2014-09-02">
            <text:p>2.09.2014</text:p>
          </table:table-cell>
          <table:table-cell table:number-columns-repeated="3"/>
          <table:table-cell office:value-type="float" office:value="176">
            <text:p>176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office:value-type="string">
            <text:p>hubert_kaucja</text:p>
          </table:table-cell>
          <table:table-cell office:value-type="date" office:date-value="2014-09-02">
            <text:p>2.09.2014</text:p>
          </table:table-cell>
          <table:table-cell office:value-type="string">
            <text:p>kaucja liczniki</text:p>
          </table:table-cell>
          <table:table-cell/>
          <table:table-cell office:value-type="float" office:value="635">
            <text:p>635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09-02">
            <text:p>2.09.2014</text:p>
          </table:table-cell>
          <table:table-cell table:number-columns-repeated="3"/>
          <table:table-cell office:value-type="float" office:value="635">
            <text:p>635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ce11" office:value-type="string">
            <text:p>renata_play</text:p>
          </table:table-cell>
          <table:table-cell table:style-name="ce20" office:value-type="date" office:date-value="2014-09-17">
            <text:p>17.09.2014</text:p>
          </table:table-cell>
          <table:table-cell table:style-name="ce42" office:value-type="string">
            <text:p>F/10435610/09/14</text:p>
          </table:table-cell>
          <table:table-cell table:style-name="ce11"/>
          <table:table-cell table:style-name="ce42" office:value-type="float" office:value="66.62">
            <text:p>66,62</text:p>
          </table:table-cell>
          <table:table-cell table:style-name="ce11"/>
          <table:table-cell table:style-name="ce5" table:number-columns-repeated="1017"/>
        </table:table-row>
        <table:table-row table:style-name="ro1">
          <table:table-cell table:style-name="ce5"/>
          <table:table-cell table:style-name="ce11"/>
          <table:table-cell table:style-name="ce20" office:value-type="date" office:date-value="2014-09-21">
            <text:p>21.09.2014</text:p>
          </table:table-cell>
          <table:table-cell table:style-name="ce11" table:number-columns-repeated="3"/>
          <table:table-cell table:style-name="ce11" office:value-type="float" office:value="66.62">
            <text:p>66,62</text:p>
          </table:table-cell>
          <table:table-cell table:style-name="ce5" table:number-columns-repeated="1017"/>
        </table:table-row>
        <table:table-row table:style-name="ro1">
          <table:table-cell table:style-name="ce6"/>
          <table:table-cell table:style-name="ce6" office:value-type="string">
            <text:p>slowicza_orange</text:p>
          </table:table-cell>
          <table:table-cell table:style-name="ce24" office:value-type="date" office:date-value="2014-09-19">
            <text:p>19.09.2014</text:p>
          </table:table-cell>
          <table:table-cell table:style-name="ce6" office:value-type="string">
            <text:p>Faktura VAT nr FRZ91398352/006/14</text:p>
          </table:table-cell>
          <table:table-cell table:style-name="ce6"/>
          <table:table-cell table:style-name="ce6" office:value-type="float" office:value="99.57">
            <text:p>99,57</text:p>
          </table:table-cell>
          <table:table-cell table:style-name="ce6"/>
          <table:table-cell table:style-name="ce6" office:value-type="string">
            <text:p>z konta Fundacji zapłacić!!!!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4" office:value-type="date" office:date-value="2014-09-21">
            <text:p>21.09.2014</text:p>
          </table:table-cell>
          <table:table-cell table:style-name="ce6" table:number-columns-repeated="3"/>
          <table:table-cell table:style-name="ce6" office:value-type="float" office:value="99.57">
            <text:p>99,57</text:p>
          </table:table-cell>
          <table:table-cell table:style-name="ce6" table:number-columns-repeated="1017"/>
        </table:table-row>
        <table:table-row table:style-name="ro1">
          <table:table-cell table:style-name="ce5"/>
          <table:table-cell table:style-name="ce5" office:value-type="string">
            <text:p>sk21_multim</text:p>
          </table:table-cell>
          <table:table-cell table:style-name="ce25" office:value-type="date" office:date-value="2014-09-30">
            <text:p>30.09.2014</text:p>
          </table:table-cell>
          <table:table-cell table:style-name="ce5" office:value-type="string">
            <text:p>FVT/MMP/00326645/0914</text:p>
          </table:table-cell>
          <table:table-cell table:style-name="ce5"/>
          <table:table-cell table:style-name="ce5" office:value-type="float" office:value="68">
            <text:p>68</text:p>
          </table:table-cell>
          <table:table-cell table:style-name="ce5" table:number-columns-repeated="1018"/>
        </table:table-row>
        <table:table-row table:style-name="ro1">
          <table:table-cell table:style-name="ce5" table:number-columns-repeated="2"/>
          <table:table-cell table:style-name="ce25" office:value-type="date" office:date-value="2014-10-01">
            <text:p>1.10.2014</text:p>
          </table:table-cell>
          <table:table-cell table:style-name="ce5" table:number-columns-repeated="3"/>
          <table:table-cell table:style-name="ce5" office:value-type="float" office:value="68">
            <text:p>68</text:p>
          </table:table-cell>
          <table:table-cell table:style-name="ce5" table:number-columns-repeated="1017"/>
        </table:table-row>
        <table:table-row table:style-name="ro2">
          <table:table-cell table:style-name="ce6"/>
          <table:table-cell table:style-name="ce9" office:value-type="string">
            <text:p>slo_smieci</text:p>
          </table:table-cell>
          <table:table-cell table:style-name="ce26" office:value-type="date" office:date-value="2014-09-14">
            <text:p>14.09.2014</text:p>
          </table:table-cell>
          <table:table-cell table:style-name="ce43" office:value-type="string">
            <text:p>Tytuł wpłaty: Bisz Renata ul. Słowicza 13 Rzeszów opłata za wywóz śmieci - 09-2014, kod 60457, id ODK04Z</text:p>
          </table:table-cell>
          <table:table-cell table:style-name="ce9" office:value-type="string">
            <text:p>!!!!!!!!!!!!!!!!!!</text:p>
          </table:table-cell>
          <table:table-cell table:style-name="ce9" office:value-type="float" office:value="40">
            <text:p>40</text:p>
          </table:table-cell>
          <table:table-cell table:style-name="ce9"/>
          <table:table-cell table:style-name="ce43" office:value-type="string">
            <text:p>Urząd Miasta Rzeszowa , Rzeszów ul. Rynek 1 <text:s text:c="10"/>nr konta PKO BP : 53 1240 6960 3873 1004 0006 0457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4" office:value-type="date" office:date-value="2014-09-21">
            <text:p>21.09.2014</text:p>
          </table:table-cell>
          <table:table-cell table:style-name="ce6" table:number-columns-repeated="3"/>
          <table:table-cell table:style-name="ce6" office:value-type="float" office:value="40">
            <text:p>40</text:p>
          </table:table-cell>
          <table:table-cell table:style-name="ce6" table:number-columns-repeated="1017"/>
        </table:table-row>
        <table:table-row table:style-name="ro8">
          <table:table-cell table:style-name="ce5"/>
          <table:table-cell table:style-name="ce7" office:value-type="string">
            <text:p>firma_ksiegowa</text:p>
          </table:table-cell>
          <table:table-cell table:style-name="ce27" office:value-type="date" office:date-value="2014-09-26">
            <text:p>26.09.2014</text:p>
          </table:table-cell>
          <table:table-cell table:style-name="ce44" office:value-type="string">
            <text:p>FV nr FA/5/09/2014, sprzedawca TWOJE BIURO RACHUNKOWE ANETA BIELENDA</text:p>
            <text:p>35-233 RZESZÓW</text:p>
            <text:p>Nr tel.: 796-516-777</text:p>
            <text:p>LUBELSKA 29</text:p>
            <text:p>NIP: 517-020-13</text:p>
          </table:table-cell>
          <table:table-cell table:style-name="ce7" office:value-type="string">
            <text:p>!!!!!!!!!!</text:p>
          </table:table-cell>
          <table:table-cell table:style-name="ce7" office:value-type="float" office:value="130">
            <text:p>130</text:p>
          </table:table-cell>
          <table:table-cell table:style-name="ce7"/>
          <table:table-cell table:style-name="ce5" table:number-columns-repeated="1017"/>
        </table:table-row>
        <table:table-row table:style-name="ro1">
          <table:table-cell table:style-name="ce5"/>
          <table:table-cell table:style-name="ce7"/>
          <table:table-cell table:style-name="ce27" office:value-type="date" office:date-value="2014-10-01">
            <text:p>1.10.2014</text:p>
          </table:table-cell>
          <table:table-cell table:style-name="ce7" table:number-columns-repeated="3"/>
          <table:table-cell table:style-name="ce7" office:value-type="float" office:value="130">
            <text:p>130</text:p>
          </table:table-cell>
          <table:table-cell table:style-name="ce5" table:number-columns-repeated="1017"/>
        </table:table-row>
        <table:table-row table:style-name="ro1">
          <table:table-cell table:style-name="ce5"/>
          <table:table-cell table:style-name="ce7" office:value-type="string">
            <text:p>mo_play</text:p>
          </table:table-cell>
          <table:table-cell table:style-name="ce7" office:value-type="string">
            <text:p>06/10/2014</text:p>
          </table:table-cell>
          <table:table-cell table:style-name="ce7" office:value-type="string">
            <text:p>F/30668562/09/14</text:p>
          </table:table-cell>
          <table:table-cell table:style-name="ce7" office:value-type="string">
            <text:p>!!!!!!!</text:p>
          </table:table-cell>
          <table:table-cell table:style-name="ce7" office:value-type="float" office:value="66.3">
            <text:p>66,3</text:p>
          </table:table-cell>
          <table:table-cell table:style-name="ce7"/>
          <table:table-cell table:style-name="ce5" table:number-columns-repeated="1017"/>
        </table:table-row>
        <table:table-row table:style-name="ro1">
          <table:table-cell/>
          <table:table-cell table:style-name="ce7" office:value-type="string">
            <text:p>mo_play</text:p>
          </table:table-cell>
          <table:table-cell table:style-name="ce27" office:value-type="date" office:date-value="2014-11-07">
            <text:p>7.11.2014</text:p>
          </table:table-cell>
          <table:table-cell table:style-name="ce7" table:number-columns-repeated="3"/>
          <table:table-cell table:style-name="ce7" office:value-type="float" office:value="66.3">
            <text:p>66,3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7" office:value-type="string">
            <text:p>slo_pgnig</text:p>
          </table:table-cell>
          <table:table-cell table:style-name="ce27" office:value-type="date" office:date-value="2014-09-22">
            <text:p>22.09.2014</text:p>
          </table:table-cell>
          <table:table-cell table:style-name="ce7" office:value-type="string">
            <text:p>FV nr 310/F/FB/10391/09/14 odbiorca nr 7281155</text:p>
          </table:table-cell>
          <table:table-cell table:style-name="ce7" office:value-type="string">
            <text:p>!!!!!!!!!!!!!!!!!!!!!!!!!!!!</text:p>
          </table:table-cell>
          <table:table-cell table:style-name="ce7" office:value-type="float" office:value="108.12">
            <text:p>108,12</text:p>
          </table:table-cell>
          <table:table-cell table:style-name="ce7"/>
          <table:table-cell table:style-name="ce5" table:number-columns-repeated="1017"/>
        </table:table-row>
        <table:table-row table:style-name="ro1">
          <table:table-cell table:style-name="ce5"/>
          <table:table-cell table:style-name="ce7"/>
          <table:table-cell table:style-name="ce27" office:value-type="date" office:date-value="2014-10-01">
            <text:p>1.10.2014</text:p>
          </table:table-cell>
          <table:table-cell table:style-name="ce7" table:number-columns-repeated="3"/>
          <table:table-cell table:style-name="ce7" office:value-type="float" office:value="108.12">
            <text:p>108,12</text:p>
          </table:table-cell>
          <table:table-cell table:style-name="ce5" table:number-columns-repeated="1017"/>
        </table:table-row>
        <table:table-row table:style-name="ro1">
          <table:table-cell table:style-name="ce5"/>
          <table:table-cell table:style-name="ce7" office:value-type="string">
            <text:p>slo_pge</text:p>
          </table:table-cell>
          <table:table-cell table:style-name="ce27" office:value-type="date" office:date-value="2014-09-30">
            <text:p>30.09.2014</text:p>
          </table:table-cell>
          <table:table-cell table:style-name="ce7" office:value-type="string">
            <text:p>FV nr E736307894</text:p>
          </table:table-cell>
          <table:table-cell table:style-name="ce7" office:value-type="string">
            <text:p>!!!!!!!!!!!!</text:p>
          </table:table-cell>
          <table:table-cell table:style-name="ce7" office:value-type="float" office:value="245.06">
            <text:p>245,06</text:p>
          </table:table-cell>
          <table:table-cell table:style-name="ce7"/>
          <table:table-cell table:style-name="ce5" table:number-columns-repeated="1017"/>
        </table:table-row>
        <table:table-row table:style-name="ro1">
          <table:table-cell table:style-name="ce5"/>
          <table:table-cell table:style-name="ce7"/>
          <table:table-cell table:style-name="ce27" office:value-type="date" office:date-value="2014-10-01">
            <text:p>1.10.2014</text:p>
          </table:table-cell>
          <table:table-cell table:style-name="ce7" table:number-columns-repeated="3"/>
          <table:table-cell table:style-name="ce7" office:value-type="float" office:value="245.06">
            <text:p>245,06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3" office:value-type="string">
            <text:p>RWE_? </text:p>
          </table:table-cell>
          <table:table-cell table:style-name="ce21" office:value-type="date" office:date-value="2014-09-10">
            <text:p>10.09.2014</text:p>
          </table:table-cell>
          <table:table-cell table:style-name="ce3" office:value-type="string">
            <text:p>nie wiem jaki numer faktury i za które mieszkanie zaplacone nizej</text:p>
          </table:table-cell>
          <table:table-cell table:style-name="ce3" office:value-type="string">
            <text:p>!!!!!!!!!!!!!!!!</text:p>
          </table:table-cell>
          <table:table-cell table:style-name="ce3" office:value-type="float" office:value="285.5">
            <text:p>285,5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/>
          <table:table-cell table:style-name="ce3" table:number-columns-repeated="2"/>
          <table:table-cell table:style-name="ce3" office:value-type="string">
            <text:p>rwe zaplacone nizej</text:p>
          </table:table-cell>
          <table:table-cell table:style-name="ce3" table:number-columns-repeated="3"/>
          <table:table-cell table:number-columns-repeated="1017"/>
        </table:table-row>
        <table:table-row table:style-name="ro4">
          <table:table-cell table:style-name="ce5"/>
          <table:table-cell table:style-name="ce7" office:value-type="string">
            <text:p>RWE17</text:p>
          </table:table-cell>
          <table:table-cell table:style-name="ce7"/>
          <table:table-cell table:style-name="ce44" office:value-type="string">
            <text:p><text:s text:c="2"/>Prognoza zużycia</text:p>
            <text:p>226004512153</text:p>
          </table:table-cell>
          <table:table-cell table:style-name="ce7"/>
          <table:table-cell table:style-name="ce7" office:value-type="float" office:value="118.91">
            <text:p>118,91</text:p>
          </table:table-cell>
          <table:table-cell table:style-name="ce7"/>
          <table:table-cell table:style-name="ce5" table:number-columns-repeated="1017"/>
        </table:table-row>
        <table:table-row table:style-name="ro1">
          <table:table-cell table:style-name="ce5"/>
          <table:table-cell table:style-name="ce7"/>
          <table:table-cell table:style-name="ce27" office:value-type="date" office:date-value="2014-10-01">
            <text:p>1.10.2014</text:p>
          </table:table-cell>
          <table:table-cell table:style-name="ce7" table:number-columns-repeated="3"/>
          <table:table-cell table:style-name="ce7" office:value-type="float" office:value="118.91">
            <text:p>118,91</text:p>
          </table:table-cell>
          <table:table-cell table:style-name="ce5" table:number-columns-repeated="1017"/>
        </table:table-row>
        <table:table-row table:style-name="ro4">
          <table:table-cell table:style-name="ce5"/>
          <table:table-cell table:style-name="ce7" office:value-type="string">
            <text:p>RWE 21</text:p>
          </table:table-cell>
          <table:table-cell table:style-name="ce7"/>
          <table:table-cell table:style-name="ce44" office:value-type="string">
            <text:p><text:s text:c="2"/>Prognoza zużycia</text:p>
            <text:p>226004666373 </text:p>
          </table:table-cell>
          <table:table-cell table:style-name="ce7"/>
          <table:table-cell table:style-name="ce7" office:value-type="float" office:value="298.03">
            <text:p>298,03</text:p>
          </table:table-cell>
          <table:table-cell table:style-name="ce7"/>
          <table:table-cell table:style-name="ce5" table:number-columns-repeated="1017"/>
        </table:table-row>
        <table:table-row table:style-name="ro1">
          <table:table-cell table:style-name="ce5" table:number-columns-repeated="2"/>
          <table:table-cell table:style-name="ce25" office:value-type="date" office:date-value="2014-10-01">
            <text:p>1.10.2014</text:p>
          </table:table-cell>
          <table:table-cell table:style-name="ce5" table:number-columns-repeated="3"/>
          <table:table-cell table:style-name="ce5" office:value-type="float" office:value="298.03">
            <text:p>298,03</text:p>
          </table:table-cell>
          <table:table-cell table:style-name="ce5" table:number-columns-repeated="1017"/>
        </table:table-row>
        <table:table-row table:style-name="ro1">
          <table:table-cell table:style-name="ce6"/>
          <table:table-cell table:style-name="ce6" office:value-type="string">
            <text:p>slo-podnieruch</text:p>
          </table:table-cell>
          <table:table-cell table:style-name="ce26" office:value-type="date" office:date-value="2014-09-15">
            <text:p>15.09.2014</text:p>
          </table:table-cell>
          <table:table-cell table:style-name="ce9" office:value-type="string">
            <text:p>rata3</text:p>
          </table:table-cell>
          <table:table-cell table:style-name="ce9" office:value-type="string">
            <text:p>!!!!!!!!!!!!!!!!!</text:p>
          </table:table-cell>
          <table:table-cell table:style-name="ce9" office:value-type="float" office:value="82">
            <text:p>82</text:p>
          </table:table-cell>
          <table:table-cell table:style-name="ce9" table:number-columns-repeated="2"/>
          <table:table-cell table:style-name="ce6" table:number-columns-repeated="1016"/>
        </table:table-row>
        <table:table-row table:style-name="ro1">
          <table:table-cell table:style-name="ce6"/>
          <table:table-cell table:style-name="ce6" office:value-type="string">
            <text:p>slo-podnieruch</text:p>
          </table:table-cell>
          <table:table-cell table:style-name="ce9" table:number-columns-repeated="5"/>
          <table:table-cell table:style-name="ce9" office:value-type="string">
            <text:p>Urząd Miasta Rzeszowa</text:p>
          </table:table-cell>
          <table:table-cell table:style-name="ce6" table:number-columns-repeated="1016"/>
        </table:table-row>
        <table:table-row table:style-name="ro1">
          <table:table-cell table:style-name="ce6"/>
          <table:table-cell table:style-name="ce6" office:value-type="string">
            <text:p>slo-podnieruch</text:p>
          </table:table-cell>
          <table:table-cell table:style-name="ce26" office:value-type="date" office:date-value="2014-11-15">
            <text:p>15.11.2014</text:p>
          </table:table-cell>
          <table:table-cell table:style-name="ce9" office:value-type="string">
            <text:p>rata4</text:p>
          </table:table-cell>
          <table:table-cell table:style-name="ce9" office:value-type="string">
            <text:p>!!!!!!!!!!!!!!!!</text:p>
          </table:table-cell>
          <table:table-cell table:style-name="ce9" office:value-type="float" office:value="82">
            <text:p>82</text:p>
          </table:table-cell>
          <table:table-cell table:style-name="ce9"/>
          <table:table-cell table:style-name="ce9" office:value-type="string">
            <text:p>nr konta 39124020929141001800060457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6" office:value-type="date" office:date-value="2014-10-02">
            <text:p>2.10.2014</text:p>
          </table:table-cell>
          <table:table-cell table:style-name="ce9" table:number-columns-repeated="3"/>
          <table:table-cell table:style-name="ce9" office:value-type="float" office:value="164">
            <text:p>164</text:p>
          </table:table-cell>
          <table:table-cell table:style-name="ce9"/>
          <table:table-cell table:style-name="ce6" table:number-columns-repeated="1016"/>
        </table:table-row>
        <table:table-row table:style-name="ro1">
          <table:table-cell table:style-name="ce6"/>
          <table:table-cell table:style-name="ce6" office:value-type="string">
            <text:p>sk21_podnieruch</text:p>
          </table:table-cell>
          <table:table-cell table:style-name="ce26" office:value-type="date" office:date-value="2014-09-15">
            <text:p>15.09.2014</text:p>
          </table:table-cell>
          <table:table-cell table:style-name="ce9" office:value-type="string">
            <text:p>rata3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6" table:number-columns-repeated="1017"/>
        </table:table-row>
        <table:table-row table:style-name="ro1">
          <table:table-cell table:style-name="ce6"/>
          <table:table-cell table:style-name="ce6" office:value-type="string">
            <text:p>sk21_podnieruch</text:p>
          </table:table-cell>
          <table:table-cell table:style-name="ce26" office:value-type="date" office:date-value="2014-11-15">
            <text:p>15.11.2014</text:p>
          </table:table-cell>
          <table:table-cell table:style-name="ce9" office:value-type="string">
            <text:p>rata4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6" table:number-columns-repeated="1017"/>
        </table:table-row>
        <table:table-row table:style-name="ro1">
          <table:table-cell table:style-name="ce6" table:number-columns-repeated="2"/>
          <table:table-cell table:style-name="ce24" office:value-type="date" office:date-value="2014-10-02">
            <text:p>2.10.2014</text:p>
          </table:table-cell>
          <table:table-cell table:style-name="ce6" table:number-columns-repeated="3"/>
          <table:table-cell table:style-name="ce6" office:value-type="float" office:value="36">
            <text:p>36</text:p>
          </table:table-cell>
          <table:table-cell table:style-name="ce6" table:number-columns-repeated="1017"/>
        </table:table-row>
        <table:table-row table:style-name="ro1">
          <table:table-cell table:style-name="ce6"/>
          <table:table-cell table:style-name="ce6" office:value-type="string">
            <text:p>sk17_podnieruch</text:p>
          </table:table-cell>
          <table:table-cell table:style-name="ce24" office:value-type="date" office:date-value="2014-09-15">
            <text:p>15.09.2014</text:p>
          </table:table-cell>
          <table:table-cell table:style-name="ce6" office:value-type="string">
            <text:p>rata3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6" table:number-columns-repeated="1018"/>
        </table:table-row>
        <table:table-row table:style-name="ro1">
          <table:table-cell table:style-name="ce6" table:number-columns-repeated="2"/>
          <table:table-cell table:style-name="ce24" office:value-type="date" office:date-value="2014-11-15">
            <text:p>15.11.2014</text:p>
          </table:table-cell>
          <table:table-cell table:style-name="ce6" office:value-type="string">
            <text:p>rata4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6" table:number-columns-repeated="1018"/>
        </table:table-row>
        <table:table-row table:style-name="ro1">
          <table:table-cell table:style-name="ce6" table:number-columns-repeated="2"/>
          <table:table-cell table:style-name="ce24" office:value-type="date" office:date-value="2014-10-02">
            <text:p>2.10.2014</text:p>
          </table:table-cell>
          <table:table-cell table:style-name="ce6" table:number-columns-repeated="3"/>
          <table:table-cell table:style-name="ce6" office:value-type="float" office:value="30">
            <text:p>30</text:p>
          </table:table-cell>
          <table:table-cell table:style-name="ce6" table:number-columns-repeated="1017"/>
        </table:table-row>
        <table:table-row table:style-name="ro1">
          <table:table-cell table:style-name="ce5"/>
          <table:table-cell table:style-name="ce7" office:value-type="string">
            <text:p>sk21_multim</text:p>
          </table:table-cell>
          <table:table-cell table:style-name="ce27" office:value-type="date" office:date-value="2014-10-31">
            <text:p>31.10.2014</text:p>
          </table:table-cell>
          <table:table-cell table:style-name="ce7" office:value-type="string">
            <text:p>FVT/MMP/00612615/1014</text:p>
          </table:table-cell>
          <table:table-cell table:style-name="ce7" office:value-type="string">
            <text:p>!!!!!!!!!!!!!!!!!</text:p>
          </table:table-cell>
          <table:table-cell table:style-name="ce7" office:value-type="float" office:value="68">
            <text:p>68</text:p>
          </table:table-cell>
          <table:table-cell table:style-name="ce5"/>
          <table:table-cell table:style-name="ce5" office:value-type="string">
            <text:p>!!!!!!!!!!!!!</text:p>
          </table:table-cell>
          <table:table-cell table:style-name="ce5" table:number-columns-repeated="1016"/>
        </table:table-row>
        <table:table-row table:style-name="ro1">
          <table:table-cell table:style-name="ce5" table:number-columns-repeated="2"/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68">
            <text:p>68</text:p>
          </table:table-cell>
          <table:table-cell table:style-name="ce5" table:number-columns-repeated="1017"/>
        </table:table-row>
        <table:table-row table:style-name="ro1">
          <table:table-cell table:style-name="ce7"/>
          <table:table-cell table:style-name="ce7" office:value-type="string">
            <text:p>slowicza_orange</text:p>
          </table:table-cell>
          <table:table-cell table:style-name="ce27" office:value-type="date" office:date-value="2014-10-20">
            <text:p>20.10.2014</text:p>
          </table:table-cell>
          <table:table-cell table:style-name="ce7" office:value-type="string">
            <text:p>Faktura VAT nr FRZ91398352/007/14</text:p>
          </table:table-cell>
          <table:table-cell table:style-name="ce7" office:value-type="string">
            <text:p>!!!!!!!!!!!!!!!!!!!!!!</text:p>
          </table:table-cell>
          <table:table-cell table:style-name="ce54" office:value-type="float" office:value="99.59">
            <text:p>99,59 zł</text:p>
          </table:table-cell>
          <table:table-cell table:style-name="ce7"/>
          <table:table-cell table:style-name="ce7" office:value-type="string">
            <text:p>z konta Fundacji zapłacić!!!!!!!!!!!</text:p>
          </table:table-cell>
          <table:table-cell table:style-name="ce5" table:number-columns-repeated="1016"/>
        </table:table-row>
        <table:table-row table:style-name="ro1">
          <table:table-cell table:style-name="ce5" table:number-columns-repeated="2"/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99.59">
            <text:p>99,59</text:p>
          </table:table-cell>
          <table:table-cell table:style-name="ce5" table:number-columns-repeated="1017"/>
        </table:table-row>
        <table:table-row table:style-name="ro2">
          <table:table-cell table:style-name="ce5"/>
          <table:table-cell table:style-name="ce7" office:value-type="string">
            <text:p>slo_smieci</text:p>
          </table:table-cell>
          <table:table-cell table:style-name="ce27" office:value-type="date" office:date-value="2014-10-14">
            <text:p>14.10.2014</text:p>
          </table:table-cell>
          <table:table-cell table:style-name="ce44" office:value-type="string">
            <text:p>Tytuł wpłaty: Bisz Renata ul. Słowicza 13 Rzeszów opłata za wywóz śmieci - 10-2014, kod 60457, id ODK04Z</text:p>
          </table:table-cell>
          <table:table-cell table:style-name="ce7" office:value-type="string">
            <text:p>!!!!!!!!!!!!!!!!!!</text:p>
          </table:table-cell>
          <table:table-cell table:style-name="ce7" office:value-type="float" office:value="40">
            <text:p>40</text:p>
          </table:table-cell>
          <table:table-cell table:style-name="ce7"/>
          <table:table-cell table:style-name="ce44" office:value-type="string">
            <text:p>Urząd Miasta Rzeszowa , Rzeszów ul. Rynek 1 <text:s text:c="10"/>nr konta PKO BP : 53 1240 6960 3873 1004 0006 0457</text:p>
          </table:table-cell>
          <table:table-cell table:style-name="ce5" table:number-columns-repeated="1016"/>
        </table:table-row>
        <table:table-row table:style-name="ro1">
          <table:table-cell table:style-name="ce5" table:number-columns-repeated="2"/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40">
            <text:p>40</text:p>
          </table:table-cell>
          <table:table-cell table:style-name="ce5" table:number-columns-repeated="1017"/>
        </table:table-row>
        <table:table-row table:style-name="ro8">
          <table:table-cell table:style-name="ce5"/>
          <table:table-cell table:style-name="ce7" office:value-type="string">
            <text:p>firma_ksiegowa</text:p>
          </table:table-cell>
          <table:table-cell table:style-name="ce27" office:value-type="date" office:date-value="2014-09-20">
            <text:p>20.09.2014</text:p>
          </table:table-cell>
          <table:table-cell table:style-name="ce44" office:value-type="string">
            <text:p>FV nr nr FA/6/10/2014, sprzedawca TWOJE BIURO RACHUNKOWE ANETA BIELENDA</text:p>
            <text:p>35-233 RZESZÓW</text:p>
            <text:p>Nr tel.: 796-516-777</text:p>
            <text:p>LUBELSKA 29</text:p>
            <text:p>NIP: 517-020-13</text:p>
          </table:table-cell>
          <table:table-cell table:style-name="ce7" office:value-type="string">
            <text:p>!!!!!!!!!!!!!!</text:p>
          </table:table-cell>
          <table:table-cell table:style-name="ce7" office:value-type="float" office:value="199.6">
            <text:p>199,6</text:p>
          </table:table-cell>
          <table:table-cell table:style-name="ce5" table:number-columns-repeated="1018"/>
        </table:table-row>
        <table:table-row table:style-name="ro1">
          <table:table-cell table:style-name="ce5" table:number-columns-repeated="2"/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199.6">
            <text:p>199,6</text:p>
          </table:table-cell>
          <table:table-cell table:style-name="ce5" table:number-columns-repeated="1017"/>
        </table:table-row>
        <table:table-row table:style-name="ro1">
          <table:table-cell table:style-name="ce8" table:number-columns-repeated="2"/>
          <table:table-cell table:style-name="ce19"/>
          <table:table-cell table:style-name="ce8" table:number-columns-repeated="5"/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mo_play</text:p>
          </table:table-cell>
          <table:table-cell table:style-name="ce25" office:value-type="date" office:date-value="2014-11-05">
            <text:p>5.11.2014</text:p>
          </table:table-cell>
          <table:table-cell table:style-name="ce5" office:value-type="string">
            <text:p>F/30684009/10/14</text:p>
          </table:table-cell>
          <table:table-cell table:style-name="ce5"/>
          <table:table-cell table:style-name="ce5" office:value-type="float" office:value="66">
            <text:p>66</text:p>
          </table:table-cell>
          <table:table-cell table:style-name="ce5" table:number-columns-repeated="1018"/>
        </table:table-row>
        <table:table-row table:style-name="ro1">
          <table:table-cell table:style-name="ce5" table:number-columns-repeated="2"/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66">
            <text:p>66</text:p>
          </table:table-cell>
          <table:table-cell table:style-name="ce5" table:number-columns-repeated="1017"/>
        </table:table-row>
        <table:table-row table:style-name="ro1">
          <table:table-cell table:style-name="ce7"/>
          <table:table-cell table:style-name="ce7" office:value-type="string">
            <text:p>renata_play</text:p>
          </table:table-cell>
          <table:table-cell table:style-name="ce27" office:value-type="date" office:date-value="2014-10-17">
            <text:p>17.10.2014</text:p>
          </table:table-cell>
          <table:table-cell table:style-name="ce45" office:value-type="string">
            <text:p>F/10635986/10/14</text:p>
          </table:table-cell>
          <table:table-cell table:style-name="ce7" office:value-type="string">
            <text:p>!!!!!!!!!!!!!!!!!!!!!!!!!</text:p>
          </table:table-cell>
          <table:table-cell table:style-name="ce55" office:value-type="float" office:value="61.56">
            <text:p>61,56</text:p>
          </table:table-cell>
          <table:table-cell table:style-name="ce7" table:number-columns-repeated="2"/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re_play</text:p>
          </table:table-cell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61.56">
            <text:p>61,56</text:p>
          </table:table-cell>
          <table:table-cell table:style-name="ce5" table:number-columns-repeated="1017"/>
        </table:table-row>
        <table:table-row table:style-name="ro1">
          <table:table-cell table:style-name="ce8" table:number-columns-repeated="1024"/>
        </table:table-row>
        <table:table-row table:style-name="ro1">
          <table:table-cell/>
          <table:table-cell table:style-name="Default"/>
          <table:table-cell table:style-name="ce16"/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ce5"/>
          <table:table-cell table:style-name="ce13" office:value-type="string">
            <text:p>slo_smieci</text:p>
          </table:table-cell>
          <table:table-cell table:style-name="ce28" office:value-type="date" office:date-value="2014-11-14">
            <text:p>14.11.2014</text:p>
          </table:table-cell>
          <table:table-cell table:style-name="ce46" office:value-type="string">
            <text:p>Tytuł wpłaty: Bisz Renata ul. Słowicza 13 Rzeszów opłata za wywóz śmieci - 11-2014, kod 60457, id ODK04Z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/>
          <table:table-cell table:style-name="ce46" office:value-type="string">
            <text:p>Urząd Miasta Rzeszowa , Rzeszów ul. Rynek 1 <text:s text:c="10"/>nr konta PKO BP : 53 1240 6960 3873 1004 0006 0457</text:p>
          </table:table-cell>
          <table:table-cell table:style-name="ce5" table:number-columns-repeated="1016"/>
        </table:table-row>
        <table:table-row table:style-name="ro1">
          <table:table-cell table:style-name="ce5" table:number-columns-repeated="2"/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40">
            <text:p>40</text:p>
          </table:table-cell>
          <table:table-cell table:style-name="ce5" table:number-columns-repeated="1017"/>
        </table:table-row>
        <table:table-row table:style-name="ro1">
          <table:table-cell table:style-name="ce5"/>
          <table:table-cell table:style-name="ce7" office:value-type="string">
            <text:p>slo_pgnig</text:p>
          </table:table-cell>
          <table:table-cell table:style-name="ce27" office:value-type="date" office:date-value="2014-10-22">
            <text:p>22.10.2014</text:p>
          </table:table-cell>
          <table:table-cell table:style-name="ce7" office:value-type="string">
            <text:p>FV nr 310/F/FB/103307/10/14 odbiorca nr 7281155</text:p>
          </table:table-cell>
          <table:table-cell table:style-name="ce7" office:value-type="string">
            <text:p>!!!!!!!!!!!!!!!!!!!!!!!!!!!!</text:p>
          </table:table-cell>
          <table:table-cell table:style-name="ce7" office:value-type="float" office:value="108.12">
            <text:p>108,12</text:p>
          </table:table-cell>
          <table:table-cell table:style-name="ce5"/>
          <table:table-cell table:style-name="ce5" office:value-type="string">
            <text:p>!!!!!!!!!!!!!!!!!!!!!!!!!!!!!!!</text:p>
          </table:table-cell>
          <table:table-cell table:style-name="ce5" table:number-columns-repeated="1016"/>
        </table:table-row>
        <table:table-row table:style-name="ro1">
          <table:table-cell table:style-name="ce5" table:number-columns-repeated="2"/>
          <table:table-cell table:style-name="ce25" office:value-type="date" office:date-value="2014-11-07">
            <text:p>7.11.2014</text:p>
          </table:table-cell>
          <table:table-cell table:style-name="ce5" table:number-columns-repeated="3"/>
          <table:table-cell table:style-name="ce5" office:value-type="float" office:value="108.12">
            <text:p>108,12</text:p>
          </table:table-cell>
          <table:table-cell table:style-name="ce5" table:number-columns-repeated="1017"/>
        </table:table-row>
        <table:table-row table:style-name="ro1">
          <table:table-cell table:style-name="ce7"/>
          <table:table-cell table:style-name="ce7" office:value-type="string">
            <text:p>virtima_krzysztof</text:p>
          </table:table-cell>
          <table:table-cell table:style-name="ce27" office:value-type="date" office:date-value="2014-11-07">
            <text:p>7.11.2014</text:p>
          </table:table-cell>
          <table:table-cell table:style-name="ce7" office:value-type="string">
            <text:p>Rachunek Krzysztof Kozak za wrzesień</text:p>
          </table:table-cell>
          <table:table-cell table:style-name="ce7"/>
          <table:table-cell table:style-name="ce7" office:value-type="float" office:value="518">
            <text:p>518</text:p>
          </table:table-cell>
          <table:table-cell table:style-name="ce7"/>
          <table:table-cell table:style-name="ce7" office:value-type="string">
            <text:p>!!!!!!!!!!!!!!!!</text:p>
          </table:table-cell>
          <table:table-cell table:style-name="ce5" table:number-columns-repeated="1016"/>
        </table:table-row>
        <table:table-row table:style-name="ro1">
          <table:table-cell table:style-name="ce7" table:number-columns-repeated="2"/>
          <table:table-cell table:style-name="ce27" office:value-type="date" office:date-value="2014-11-07">
            <text:p>7.11.2014</text:p>
          </table:table-cell>
          <table:table-cell table:style-name="ce7" table:number-columns-repeated="3"/>
          <table:table-cell table:style-name="ce7" office:value-type="float" office:value="518">
            <text:p>518</text:p>
          </table:table-cell>
          <table:table-cell table:style-name="ce7"/>
          <table:table-cell table:style-name="ce5" table:number-columns-repeated="1016"/>
        </table:table-row>
        <table:table-row table:style-name="ro1">
          <table:table-cell table:style-name="ce7"/>
          <table:table-cell table:style-name="ce7" office:value-type="string">
            <text:p>virtima_ZUS_51</text:p>
          </table:table-cell>
          <table:table-cell table:style-name="ce27" office:value-type="date" office:date-value="2014-11-10">
            <text:p>10.11.2014</text:p>
          </table:table-cell>
          <table:table-cell table:style-name="ce7" office:value-type="string">
            <text:p>zus za październik konto 51</text:p>
          </table:table-cell>
          <table:table-cell table:style-name="ce7"/>
          <table:table-cell table:style-name="ce54" office:value-type="float" office:value="148.43">
            <text:p>148,43 zł</text:p>
          </table:table-cell>
          <table:table-cell table:style-name="ce7"/>
          <table:table-cell table:style-name="ce7" office:value-type="string">
            <text:p>!!!!!!!!!!!!!!!!</text:p>
          </table:table-cell>
          <table:table-cell table:style-name="ce5" table:number-columns-repeated="1016"/>
        </table:table-row>
        <table:table-row table:style-name="ro1">
          <table:table-cell table:style-name="ce7" table:number-columns-repeated="2"/>
          <table:table-cell table:style-name="ce27" office:value-type="date" office:date-value="2014-11-07">
            <text:p>7.11.2014</text:p>
          </table:table-cell>
          <table:table-cell table:style-name="ce7" table:number-columns-repeated="3"/>
          <table:table-cell table:style-name="ce7" office:value-type="float" office:value="148.43">
            <text:p>148,43</text:p>
          </table:table-cell>
          <table:table-cell table:style-name="ce7"/>
          <table:table-cell table:style-name="ce5" table:number-columns-repeated="1016"/>
        </table:table-row>
        <table:table-row table:style-name="ro1">
          <table:table-cell table:style-name="ce7"/>
          <table:table-cell table:style-name="ce7" office:value-type="string">
            <text:p>virtima_ZUS_52</text:p>
          </table:table-cell>
          <table:table-cell table:style-name="ce27" office:value-type="date" office:date-value="2014-11-10">
            <text:p>10.11.2014</text:p>
          </table:table-cell>
          <table:table-cell table:style-name="ce7" office:value-type="string">
            <text:p>zus za październik konto 52</text:p>
          </table:table-cell>
          <table:table-cell table:style-name="ce7"/>
          <table:table-cell table:style-name="ce54" office:value-type="float" office:value="270.4">
            <text:p>270,40 zł</text:p>
          </table:table-cell>
          <table:table-cell table:style-name="ce7"/>
          <table:table-cell table:style-name="ce7" office:value-type="string">
            <text:p>!!!!!!!!!!!!!!!!</text:p>
          </table:table-cell>
          <table:table-cell table:style-name="ce5" table:number-columns-repeated="1016"/>
        </table:table-row>
        <table:table-row table:style-name="ro1">
          <table:table-cell table:style-name="ce7" table:number-columns-repeated="2"/>
          <table:table-cell table:style-name="ce27" office:value-type="date" office:date-value="2014-11-07">
            <text:p>7.11.2014</text:p>
          </table:table-cell>
          <table:table-cell table:style-name="ce7" table:number-columns-repeated="3"/>
          <table:table-cell table:style-name="ce7" office:value-type="float" office:value="270.4">
            <text:p>270,4</text:p>
          </table:table-cell>
          <table:table-cell table:style-name="ce7"/>
          <table:table-cell table:style-name="ce5" table:number-columns-repeated="1016"/>
        </table:table-row>
        <table:table-row table:style-name="ro1">
          <table:table-cell table:style-name="ce8"/>
          <table:table-cell table:style-name="ce8" office:value-type="string">
            <text:p>sk21_czynsz</text:p>
          </table:table-cell>
          <table:table-cell table:style-name="ce19" office:value-type="date" office:date-value="2014-10-24">
            <text:p>24.10.2014</text:p>
          </table:table-cell>
          <table:table-cell table:style-name="ce8" office:value-type="string">
            <text:p>zaległość do 25.11.2014 (tu trzeba sprawdzić na portalu)</text:p>
          </table:table-cell>
          <table:table-cell table:style-name="ce8" office:value-type="string">
            <text:p>!!!!!!!!!!!!!!!!!!!!!!!!!</text:p>
          </table:table-cell>
          <table:table-cell table:style-name="ce8" office:value-type="string">
            <text:p>1952.97zł</text:p>
          </table:table-cell>
          <table:table-cell table:style-name="ce8"/>
          <table:table-cell table:style-name="ce8" office:value-type="string">
            <text:p>w portalu sprawdzić</text:p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1"/>
          <table:table-cell table:style-name="ce3" table:number-columns-repeated="5"/>
          <table:table-cell table:number-columns-repeated="1016"/>
        </table:table-row>
        <table:table-row table:style-name="ro1">
          <table:table-cell table:style-name="ce8"/>
          <table:table-cell table:style-name="ce8" office:value-type="string">
            <text:p>sk17_czynsz</text:p>
          </table:table-cell>
          <table:table-cell table:style-name="ce19" office:value-type="date" office:date-value="2014-10-18">
            <text:p>18.10.2014</text:p>
          </table:table-cell>
          <table:table-cell table:style-name="ce8" office:value-type="string">
            <text:p>zaległości chyba3 <text:s/>m-ce</text:p>
          </table:table-cell>
          <table:table-cell table:style-name="ce8" office:value-type="string">
            <text:p>!!!!!!!!!!!!!!!!!!</text:p>
          </table:table-cell>
          <table:table-cell table:style-name="ce8" office:value-type="float" office:value="1600">
            <text:p>1600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6"/>
          <table:table-cell table:style-name="ce9" office:value-type="string">
            <text:p>slo_smieci</text:p>
          </table:table-cell>
          <table:table-cell table:style-name="ce26" office:value-type="date" office:date-value="2014-11-14">
            <text:p>14.11.2014</text:p>
          </table:table-cell>
          <table:table-cell table:style-name="ce43" office:value-type="string">
            <text:p>Tytuł wpłaty: Bisz Renata ul. Słowicza 13 Rzeszów opłata za wywóz śmieci - 11-2014, kod 60457, id ODK04Z</text:p>
          </table:table-cell>
          <table:table-cell table:style-name="ce9" office:value-type="string">
            <text:p>!!!!!!!!!!!!!!!!!!</text:p>
          </table:table-cell>
          <table:table-cell table:style-name="ce9" office:value-type="float" office:value="40">
            <text:p>40</text:p>
          </table:table-cell>
          <table:table-cell table:style-name="ce9"/>
          <table:table-cell table:style-name="ce43" office:value-type="string">
            <text:p>Urząd Miasta Rzeszowa , Rzeszów ul. Rynek 1 <text:s text:c="10"/>nr konta PKO BP : 53 1240 6960 3873 1004 0006 0457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4" office:value-type="date" office:date-value="2014-11-29">
            <text:p>29.11.2014</text:p>
          </table:table-cell>
          <table:table-cell table:style-name="ce6" table:number-columns-repeated="3"/>
          <table:table-cell table:style-name="ce6" office:value-type="float" office:value="40">
            <text:p>40</text:p>
          </table:table-cell>
          <table:table-cell table:style-name="ce6" table:number-columns-repeated="1017"/>
        </table:table-row>
        <table:table-row table:style-name="ro8">
          <table:table-cell table:style-name="ce6"/>
          <table:table-cell table:style-name="ce9" office:value-type="string">
            <text:p>firma_ksiegowa</text:p>
          </table:table-cell>
          <table:table-cell table:style-name="ce26" office:value-type="date" office:date-value="2014-09-26">
            <text:p>26.09.2014</text:p>
          </table:table-cell>
          <table:table-cell table:style-name="ce43" office:value-type="string">
            <text:p>FV nr nr FA/6/10/2014, sprzedawca TWOJE BIURO RACHUNKOWE ANETA BIELENDA</text:p>
            <text:p>35-233 RZESZÓW</text:p>
            <text:p>Nr tel.: 796-516-777</text:p>
            <text:p>LUBELSKA 29</text:p>
            <text:p>NIP: 517-020-13</text:p>
          </table:table-cell>
          <table:table-cell table:style-name="ce9" office:value-type="string">
            <text:p>!!!!!!!!!!!!!!</text:p>
          </table:table-cell>
          <table:table-cell table:style-name="ce9" office:value-type="float" office:value="154.6">
            <text:p>154,6</text:p>
          </table:table-cell>
          <table:table-cell table:style-name="ce6" table:number-columns-repeated="1018"/>
        </table:table-row>
        <table:table-row table:style-name="ro1">
          <table:table-cell table:style-name="ce6" table:number-columns-repeated="2"/>
          <table:table-cell table:style-name="ce24" office:value-type="date" office:date-value="2014-11-29">
            <text:p>29.11.2014</text:p>
          </table:table-cell>
          <table:table-cell table:style-name="ce6" table:number-columns-repeated="3"/>
          <table:table-cell table:style-name="ce6" office:value-type="float" office:value="154.6">
            <text:p>154,6</text:p>
          </table:table-cell>
          <table:table-cell table:style-name="ce6" table:number-columns-repeated="1017"/>
        </table:table-row>
        <table:table-row table:style-name="ro1">
          <table:table-cell table:style-name="ce6"/>
          <table:table-cell table:style-name="ce9" office:value-type="string">
            <text:p>slo_pgnig</text:p>
          </table:table-cell>
          <table:table-cell table:style-name="ce26" office:value-type="date" office:date-value="2014-11-20">
            <text:p>20.11.2014</text:p>
          </table:table-cell>
          <table:table-cell table:style-name="ce9" office:value-type="string">
            <text:p>FV nr 310/F/FB/8240/11/14 odbiorca nr 7281155</text:p>
          </table:table-cell>
          <table:table-cell table:style-name="ce9" office:value-type="string">
            <text:p>!!!!!!!!!!!!!!!!!!!!!!!!!!!!</text:p>
          </table:table-cell>
          <table:table-cell table:style-name="ce9" office:value-type="float" office:value="116.74">
            <text:p>116,74</text:p>
          </table:table-cell>
          <table:table-cell table:style-name="ce6"/>
          <table:table-cell table:style-name="ce6" office:value-type="string">
            <text:p>!!!!!!!!!!!!!!!!!!!!!!!!!!!!!!!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4" office:value-type="date" office:date-value="2014-11-29">
            <text:p>29.11.2014</text:p>
          </table:table-cell>
          <table:table-cell table:style-name="ce6" table:number-columns-repeated="3"/>
          <table:table-cell table:style-name="ce6" office:value-type="float" office:value="116.74">
            <text:p>116,74</text:p>
          </table:table-cell>
          <table:table-cell table:style-name="ce6" table:number-columns-repeated="1017"/>
        </table:table-row>
        <table:table-row table:style-name="ro1">
          <table:table-cell table:style-name="ce6"/>
          <table:table-cell table:style-name="ce9" office:value-type="string">
            <text:p>slo_pge</text:p>
          </table:table-cell>
          <table:table-cell table:style-name="ce26" office:value-type="date" office:date-value="2014-11-26">
            <text:p>26.11.2014</text:p>
          </table:table-cell>
          <table:table-cell table:style-name="ce9" office:value-type="string">
            <text:p>FV nr E736360758</text:p>
          </table:table-cell>
          <table:table-cell table:style-name="ce9" office:value-type="string">
            <text:p>!!!!!!!!!!!!</text:p>
          </table:table-cell>
          <table:table-cell table:style-name="ce9" office:value-type="float" office:value="311.2">
            <text:p>311,2</text:p>
          </table:table-cell>
          <table:table-cell table:style-name="ce9"/>
          <table:table-cell table:style-name="ce6" table:number-columns-repeated="1017"/>
        </table:table-row>
        <table:table-row table:style-name="ro1">
          <table:table-cell table:style-name="ce6" table:number-columns-repeated="2"/>
          <table:table-cell table:style-name="ce24" office:value-type="date" office:date-value="2014-11-26">
            <text:p>26.11.2014</text:p>
          </table:table-cell>
          <table:table-cell table:style-name="ce6" table:number-columns-repeated="3"/>
          <table:table-cell table:style-name="ce6" office:value-type="float" office:value="311.2">
            <text:p>311,2</text:p>
          </table:table-cell>
          <table:table-cell table:style-name="ce6" table:number-columns-repeated="1017"/>
        </table:table-row>
        <table:table-row table:style-name="ro7">
          <table:table-cell table:style-name="ce6"/>
          <table:table-cell table:style-name="ce9" office:value-type="string">
            <text:p>Slo_MPWiK</text:p>
          </table:table-cell>
          <table:table-cell table:style-name="ce26" office:value-type="date" office:date-value="2014-12-05">
            <text:p>5.12.2014</text:p>
          </table:table-cell>
          <table:table-cell table:style-name="ce9" office:value-type="string">
            <text:p>FV 2571/EZ/11/2014</text:p>
          </table:table-cell>
          <table:table-cell table:style-name="ce9" office:value-type="string">
            <text:p>!!!!!!!!!!!!!!!!!!!!</text:p>
          </table:table-cell>
          <table:table-cell table:style-name="ce9" office:value-type="float" office:value="283.58">
            <text:p>283,58</text:p>
          </table:table-cell>
          <table:table-cell table:style-name="ce9"/>
          <table:table-cell table:style-name="ce43" office:value-type="string">
            <text:p>Tytuł: KTR 007220181 Miejskie Przedsiębiorstwo Wodociągów i Kanalizacji Sp. Z o.o. ul. Naruszewicza 18, 35-055 Rzeszów Bank Pko S.A. II o/Rzeszów nr konta: 23124020929514000003996400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4" office:value-type="date" office:date-value="2014-12-29">
            <text:p>29.12.2014</text:p>
          </table:table-cell>
          <table:table-cell table:style-name="ce6" table:number-columns-repeated="3"/>
          <table:table-cell table:style-name="ce6" office:value-type="float" office:value="283.58">
            <text:p>283,58</text:p>
          </table:table-cell>
          <table:table-cell table:style-name="ce6" table:number-columns-repeated="1017"/>
        </table:table-row>
        <table:table-row table:style-name="ro1">
          <table:table-cell table:style-name="ce6"/>
          <table:table-cell table:style-name="ce9" office:value-type="string">
            <text:p>mo_play</text:p>
          </table:table-cell>
          <table:table-cell table:style-name="ce26" office:value-type="date" office:date-value="2014-12-08">
            <text:p>8.12.2014</text:p>
          </table:table-cell>
          <table:table-cell table:style-name="ce9" office:value-type="string">
            <text:p>F/30608908/11/14</text:p>
          </table:table-cell>
          <table:table-cell table:style-name="ce9" office:value-type="string">
            <text:p>!!!!!!!!!!!!!</text:p>
          </table:table-cell>
          <table:table-cell table:style-name="ce9" office:value-type="float" office:value="66.75">
            <text:p>66,75</text:p>
          </table:table-cell>
          <table:table-cell table:style-name="ce6" table:number-columns-repeated="1018"/>
        </table:table-row>
        <table:table-row table:style-name="ro1">
          <table:table-cell table:style-name="ce6"/>
          <table:table-cell table:style-name="ce9"/>
          <table:table-cell table:style-name="ce26" office:value-type="date" office:date-value="2014-12-29">
            <text:p>29.12.2014</text:p>
          </table:table-cell>
          <table:table-cell table:style-name="ce9" table:number-columns-repeated="3"/>
          <table:table-cell table:style-name="ce6" office:value-type="float" office:value="66.75">
            <text:p>66,75</text:p>
          </table:table-cell>
          <table:table-cell table:style-name="ce6" table:number-columns-repeated="1017"/>
        </table:table-row>
        <table:table-row table:style-name="ro1">
          <table:table-cell table:style-name="ce6"/>
          <table:table-cell table:style-name="ce9" office:value-type="string">
            <text:p>sk21_multim</text:p>
          </table:table-cell>
          <table:table-cell table:style-name="ce26" office:value-type="date" office:date-value="2014-11-30">
            <text:p>30.11.2014</text:p>
          </table:table-cell>
          <table:table-cell table:style-name="ce9" office:value-type="string">
            <text:p>FVT/MMP/00419070/1114</text:p>
          </table:table-cell>
          <table:table-cell table:style-name="ce9" office:value-type="string">
            <text:p>!!!!!!!!!!!!!!!</text:p>
          </table:table-cell>
          <table:table-cell table:style-name="ce9" office:value-type="float" office:value="68">
            <text:p>68</text:p>
          </table:table-cell>
          <table:table-cell table:style-name="ce6" table:number-columns-repeated="1018"/>
        </table:table-row>
        <table:table-row table:style-name="ro1">
          <table:table-cell table:style-name="ce6" table:number-columns-repeated="2"/>
          <table:table-cell table:style-name="ce24" office:value-type="date" office:date-value="2014-12-29">
            <text:p>29.12.2014</text:p>
          </table:table-cell>
          <table:table-cell table:style-name="ce6" table:number-columns-repeated="3"/>
          <table:table-cell table:style-name="ce6" office:value-type="float" office:value="68">
            <text:p>68</text:p>
          </table:table-cell>
          <table:table-cell table:style-name="ce6" table:number-columns-repeated="1017"/>
        </table:table-row>
        <table:table-row table:style-name="ro9">
          <table:table-cell table:style-name="ce6"/>
          <table:table-cell table:style-name="ce9" office:value-type="string">
            <text:p>sk17_rwe</text:p>
          </table:table-cell>
          <table:table-cell table:style-name="ce9"/>
          <table:table-cell table:style-name="ce43" office:value-type="string">
            <text:p>sprawdzić zaległość</text:p>
          </table:table-cell>
          <table:table-cell table:style-name="ce9"/>
          <table:table-cell table:style-name="ce6" office:value-type="float" office:value="135.22">
            <text:p>135,22</text:p>
          </table:table-cell>
          <table:table-cell table:style-name="ce9"/>
          <table:table-cell table:style-name="ce6" table:number-columns-repeated="1017"/>
        </table:table-row>
        <table:table-row table:style-name="ro1">
          <table:table-cell table:style-name="ce6"/>
          <table:table-cell table:style-name="ce9"/>
          <table:table-cell table:style-name="ce26" office:value-type="date" office:date-value="2014-11-29">
            <text:p>29.11.2014</text:p>
          </table:table-cell>
          <table:table-cell table:style-name="ce9" office:value-type="string">
            <text:p>za 10 i 11</text:p>
          </table:table-cell>
          <table:table-cell table:style-name="ce9" table:number-columns-repeated="2"/>
          <table:table-cell table:style-name="ce9" office:value-type="float" office:value="135.22">
            <text:p>135,22</text:p>
          </table:table-cell>
          <table:table-cell table:style-name="ce6" table:number-columns-repeated="1017"/>
        </table:table-row>
        <table:table-row table:style-name="ro9">
          <table:table-cell table:style-name="ce2"/>
          <table:table-cell table:style-name="ce3" office:value-type="string">
            <text:p>sk21_rwe</text:p>
          </table:table-cell>
          <table:table-cell table:style-name="ce3"/>
          <table:table-cell table:style-name="ce39" office:value-type="string">
            <text:p>sprawdzić zaległość</text:p>
          </table:table-cell>
          <table:table-cell table:style-name="ce3"/>
          <table:table-cell table:style-name="ce3" office:value-type="float" office:value="298.03">
            <text:p>298,03</text:p>
          </table:table-cell>
          <table:table-cell table:style-name="ce3"/>
          <table:table-cell table:style-name="ce2" table:number-columns-repeated="1017"/>
        </table:table-row>
        <table:table-row table:style-name="ro1">
          <table:table-cell table:style-name="ce2"/>
          <table:table-cell/>
          <table:table-cell office:value-type="date" office:date-value="2014-11-29">
            <text:p>29.11.2014</text:p>
          </table:table-cell>
          <table:table-cell office:value-type="string">
            <text:p>za 10 i 11</text:p>
          </table:table-cell>
          <table:table-cell table:number-columns-repeated="2"/>
          <table:table-cell office:value-type="float" office:value="298.03">
            <text:p>298,0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8" office:value-type="string">
            <text:p>sk21_pgnig </text:p>
          </table:table-cell>
          <table:table-cell table:style-name="ce19"/>
          <table:table-cell table:style-name="ce8" office:value-type="string">
            <text:p>sprawdzić</text:p>
          </table:table-cell>
          <table:table-cell table:style-name="ce8" office:value-type="string">
            <text:p>!!!!!!!!!!!!!!</text:p>
          </table:table-cell>
          <table:table-cell table:style-name="ce8" office:value-type="string">
            <text:p>???</text:p>
          </table:table-cell>
          <table:table-cell table:style-name="ce8" table:number-columns-repeated="2"/>
          <table:table-cell table:style-name="ce2" table:number-columns-repeated="1016"/>
        </table:table-row>
        <table:table-row table:style-name="ro1">
          <table:table-cell/>
          <table:table-cell table:style-name="ce8" table:number-columns-repeated="7"/>
          <table:table-cell table:number-columns-repeated="1016"/>
        </table:table-row>
        <table:table-row table:style-name="ro1">
          <table:table-cell/>
          <table:table-cell table:style-name="ce8" office:value-type="string">
            <text:p>sk17_pgnig</text:p>
          </table:table-cell>
          <table:table-cell table:style-name="ce19"/>
          <table:table-cell table:style-name="ce8" office:value-type="string">
            <text:p>sprawdzic zaległość</text:p>
          </table:table-cell>
          <table:table-cell table:style-name="ce8" office:value-type="string">
            <text:p>!!!!!!!!!!!!!!!!!!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9"/>
          <table:table-cell table:style-name="ce9" office:value-type="string">
            <text:p>re_play</text:p>
          </table:table-cell>
          <table:table-cell table:style-name="ce26" office:value-type="date" office:date-value="2014-11-17">
            <text:p>17.11.2014</text:p>
          </table:table-cell>
          <table:table-cell table:style-name="ce47" office:value-type="string">
            <text:p>F/11028803/11/14</text:p>
          </table:table-cell>
          <table:table-cell table:style-name="ce9" office:value-type="string">
            <text:p>!!!!!</text:p>
          </table:table-cell>
          <table:table-cell table:style-name="ce47" office:value-type="float" office:value="70.1">
            <text:p>70,1</text:p>
          </table:table-cell>
          <table:table-cell table:style-name="ce9" table:number-columns-repeated="1018"/>
        </table:table-row>
        <table:table-row table:style-name="ro1">
          <table:table-cell table:style-name="ce6" table:number-columns-repeated="2"/>
          <table:table-cell table:style-name="ce24" office:value-type="date" office:date-value="2014-11-29">
            <text:p>29.11.2014</text:p>
          </table:table-cell>
          <table:table-cell table:style-name="ce6" table:number-columns-repeated="3"/>
          <table:table-cell table:style-name="ce6" office:value-type="float" office:value="70.1">
            <text:p>70,1</text:p>
          </table:table-cell>
          <table:table-cell table:style-name="ce6" table:number-columns-repeated="1017"/>
        </table:table-row>
        <table:table-row table:style-name="ro1">
          <table:table-cell table:style-name="ce9"/>
          <table:table-cell table:style-name="ce9" office:value-type="string">
            <text:p>slowicza_orange</text:p>
          </table:table-cell>
          <table:table-cell table:style-name="ce26" office:value-type="date" office:date-value="2014-11-20">
            <text:p>20.11.2014</text:p>
          </table:table-cell>
          <table:table-cell table:style-name="ce9" office:value-type="string">
            <text:p>Faktura VAT nr FRZ91398352/008/14</text:p>
          </table:table-cell>
          <table:table-cell table:style-name="ce9" office:value-type="string">
            <text:p>!!!!!!!!!!!!!!!!!!!!!!!!!!!!!!!</text:p>
          </table:table-cell>
          <table:table-cell table:style-name="ce9" office:value-type="float" office:value="99">
            <text:p>99</text:p>
          </table:table-cell>
          <table:table-cell table:style-name="ce9"/>
          <table:table-cell table:style-name="ce9" office:value-type="string">
            <text:p>z konta fundacji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4" office:value-type="date" office:date-value="2014-12-07">
            <text:p>7.12.2014</text:p>
          </table:table-cell>
          <table:table-cell table:style-name="ce6" table:number-columns-repeated="3"/>
          <table:table-cell table:style-name="ce6" office:value-type="float" office:value="99">
            <text:p>99</text:p>
          </table:table-cell>
          <table:table-cell table:style-name="ce6" table:number-columns-repeated="1017"/>
        </table:table-row>
        <table:table-row table:style-name="ro1">
          <table:table-cell table:style-name="ce6"/>
          <table:table-cell table:style-name="ce6" office:value-type="string">
            <text:p>slowicza_orange</text:p>
          </table:table-cell>
          <table:table-cell table:style-name="ce24" office:value-type="date" office:date-value="2014-12-19">
            <text:p>19.12.2014</text:p>
          </table:table-cell>
          <table:table-cell table:style-name="ce6" office:value-type="string">
            <text:p>Faktura VAT nr FRZ91398352/009/14</text:p>
          </table:table-cell>
          <table:table-cell table:style-name="ce6"/>
          <table:table-cell table:style-name="ce6" office:value-type="float" office:value="99.64">
            <text:p>99,64</text:p>
          </table:table-cell>
          <table:table-cell table:style-name="ce6"/>
          <table:table-cell table:style-name="ce6" office:value-type="string">
            <text:p><text:s/>z konta fundacji</text:p>
          </table:table-cell>
          <table:table-cell table:style-name="ce6" table:number-columns-repeated="1016"/>
        </table:table-row>
        <table:table-row table:style-name="ro1">
          <table:table-cell table:style-name="ce6" table:number-columns-repeated="2"/>
          <table:table-cell table:style-name="ce24" office:value-type="date" office:date-value="2014-12-29">
            <text:p>29.12.2014</text:p>
          </table:table-cell>
          <table:table-cell table:style-name="ce6" table:number-columns-repeated="3"/>
          <table:table-cell table:style-name="ce6" office:value-type="float" office:value="99.64">
            <text:p>99,64</text:p>
          </table:table-cell>
          <table:table-cell table:style-name="ce6" table:number-columns-repeated="1017"/>
        </table:table-row>
        <table:table-row table:style-name="ro1">
          <table:table-cell/>
          <table:table-cell table:style-name="ce14" office:value-type="string">
            <text:p>Tvirtima_ZUS_51</text:p>
          </table:table-cell>
          <table:table-cell table:style-name="ce29" office:value-type="string">
            <text:p>T2014-12-10</text:p>
          </table:table-cell>
          <table:table-cell table:style-name="ce14" office:value-type="string">
            <text:p>Tzus za listopad konto 51</text:p>
          </table:table-cell>
          <table:table-cell table:style-name="ce14" office:value-type="string">
            <text:p>T</text:p>
          </table:table-cell>
          <table:table-cell table:style-name="ce56" office:value-type="string">
            <text:p>T148,43</text:p>
          </table:table-cell>
          <table:table-cell table:style-name="ce14" office:value-type="string">
            <text:p>T</text:p>
          </table:table-cell>
          <table:table-cell table:style-name="ce14" office:value-type="string">
            <text:p>T!!!!!!!!!!!!!!!!</text:p>
          </table:table-cell>
          <table:table-cell table:number-columns-repeated="1016"/>
        </table:table-row>
        <table:table-row table:style-name="ro1">
          <table:table-cell/>
          <table:table-cell table:style-name="ce14"/>
          <table:table-cell table:style-name="ce29" office:value-type="date" office:date-value="2014-12-09">
            <text:p>9.12.2014</text:p>
          </table:table-cell>
          <table:table-cell table:style-name="ce14" table:number-columns-repeated="3"/>
          <table:table-cell table:style-name="ce14" office:value-type="float" office:value="148.43">
            <text:p>148,43</text:p>
          </table:table-cell>
          <table:table-cell table:style-name="ce14"/>
          <table:table-cell table:number-columns-repeated="1016"/>
        </table:table-row>
        <table:table-row table:style-name="ro1">
          <table:table-cell/>
          <table:table-cell table:style-name="ce14" office:value-type="string">
            <text:p>virtima_ZUS_52</text:p>
          </table:table-cell>
          <table:table-cell table:style-name="ce29" office:value-type="date" office:date-value="2014-12-10">
            <text:p>10.12.2014</text:p>
          </table:table-cell>
          <table:table-cell table:style-name="ce14" office:value-type="string">
            <text:p>zus za listopad konto 52</text:p>
          </table:table-cell>
          <table:table-cell table:style-name="ce14"/>
          <table:table-cell table:style-name="ce56" office:value-type="float" office:value="270.4">
            <text:p>270,40 zł</text:p>
          </table:table-cell>
          <table:table-cell table:style-name="ce14"/>
          <table:table-cell table:style-name="ce14" office:value-type="string">
            <text:p>!!!!!!!!!!!!!!!!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24" office:value-type="date" office:date-value="2014-12-09">
            <text:p>9.12.2014</text:p>
          </table:table-cell>
          <table:table-cell table:style-name="Default" table:number-columns-repeated="3"/>
          <table:table-cell table:style-name="ce56" office:value-type="float" office:value="270.4">
            <text:p>270,40 zł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9">
          <table:table-cell/>
          <table:table-cell table:style-name="ce6" office:value-type="string">
            <text:p>virtima_pit4</text:p>
          </table:table-cell>
          <table:table-cell table:style-name="ce24" office:value-type="date" office:date-value="2014-12-22">
            <text:p>22.12.2014</text:p>
          </table:table-cell>
          <table:table-cell table:style-name="ce6" office:value-type="string">
            <text:p>pit od wynagrodzeń za listopad <text:s/></text:p>
          </table:table-cell>
          <table:table-cell table:style-name="ce6" table:number-columns-repeated="2"/>
          <table:table-cell table:style-name="ce6" office:value-type="float" office:value="52">
            <text:p>52</text:p>
          </table:table-cell>
          <table:table-cell table:style-name="ce10"/>
          <table:table-cell/>
          <table:table-cell table:style-name="ce3" office:value-type="string">
            <text:p>PIT-4 <text:span text:style-name="T1">(od wynagrodzeń) wynosi</text:span><text:span text:style-name="T2">:   52 zł  </text:span><text:span text:style-name="T1">(termin płatności: 22.12.2014)</text:span></text:p>
          </table:table-cell>
          <table:table-cell table:number-columns-repeated="1014"/>
        </table:table-row>
        <table:table-row table:style-name="ro9">
          <table:table-cell/>
          <table:table-cell table:style-name="ce6"/>
          <table:table-cell table:style-name="ce24" office:value-type="date" office:date-value="2014-12-22">
            <text:p>22.12.2014</text:p>
          </table:table-cell>
          <table:table-cell table:style-name="ce6" table:number-columns-repeated="2"/>
          <table:table-cell table:style-name="ce6" office:value-type="float" office:value="52">
            <text:p>52</text:p>
          </table:table-cell>
          <table:table-cell table:style-name="ce6"/>
          <table:table-cell table:style-name="ce10"/>
          <table:table-cell/>
          <table:table-cell table:style-name="ce3" office:value-type="string">
            <text:p>PIT-5<text:span text:style-name="T1"> wynosi: </text:span><text:span text:style-name="T2">2998 zł</text:span><text:span text:style-name="T1"> (termin płatności: 22.12.2014) – </text:span><text:span text:style-name="T3">W miesiącu 11.2014 wskoczyli Państwo na drugi próg podatkowy</text:span></text:p>
          </table:table-cell>
          <table:table-cell table:number-columns-repeated="1014"/>
        </table:table-row>
        <table:table-row table:style-name="ro9">
          <table:table-cell/>
          <table:table-cell table:style-name="ce6" office:value-type="string">
            <text:p>virtima_pit5</text:p>
          </table:table-cell>
          <table:table-cell table:style-name="ce24" office:value-type="date" office:date-value="2014-12-22">
            <text:p>22.12.2014</text:p>
          </table:table-cell>
          <table:table-cell table:style-name="ce6" office:value-type="string">
            <text:p>pit5</text:p>
          </table:table-cell>
          <table:table-cell table:style-name="ce6" table:number-columns-repeated="2"/>
          <table:table-cell table:style-name="ce6" office:value-type="float" office:value="2998">
            <text:p>2998</text:p>
          </table:table-cell>
          <table:table-cell table:style-name="ce10"/>
          <table:table-cell/>
          <table:table-cell table:style-name="ce3" office:value-type="string">
            <text:p>VAT-7<text:span text:style-name="T1"> wynosi: </text:span><text:span text:style-name="T2">4389 zł</text:span><text:span text:style-name="T1"> (termin płatności: 29.12.2014)</text:span></text:p>
          </table:table-cell>
          <table:table-cell table:number-columns-repeated="1014"/>
        </table:table-row>
        <table:table-row table:style-name="ro1">
          <table:table-cell/>
          <table:table-cell table:style-name="ce10"/>
          <table:table-cell table:style-name="ce24" office:value-type="date" office:date-value="2014-12-22">
            <text:p>22.12.2014</text:p>
          </table:table-cell>
          <table:table-cell table:style-name="ce10" table:number-columns-repeated="2"/>
          <table:table-cell table:style-name="ce10" office:value-type="float" office:value="2998">
            <text:p>2998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/>
          <table:table-cell table:style-name="ce9" office:value-type="string">
            <text:p>virtima_vat7</text:p>
          </table:table-cell>
          <table:table-cell table:style-name="ce26" office:value-type="date" office:date-value="2014-12-29">
            <text:p>29.12.2014</text:p>
          </table:table-cell>
          <table:table-cell table:style-name="ce9" office:value-type="string">
            <text:p>Vat7 za listopad</text:p>
          </table:table-cell>
          <table:table-cell table:style-name="ce9" office:value-type="string">
            <text:p>!!!!!!!!!!!!!!!!!!!!!</text:p>
          </table:table-cell>
          <table:table-cell table:style-name="ce9"/>
          <table:table-cell table:style-name="ce9" office:value-type="float" office:value="4389">
            <text:p>4389</text:p>
          </table:table-cell>
          <table:table-cell table:style-name="ce6" table:number-columns-repeated="1017"/>
        </table:table-row>
        <table:table-row table:style-name="ro1">
          <table:table-cell table:style-name="ce6"/>
          <table:table-cell table:style-name="ce9"/>
          <table:table-cell table:style-name="ce26" office:value-type="date" office:date-value="2014-12-29">
            <text:p>29.12.2014</text:p>
          </table:table-cell>
          <table:table-cell table:style-name="ce9" table:number-columns-repeated="3"/>
          <table:table-cell table:style-name="ce9" office:value-type="float" office:value="4389">
            <text:p>4389</text:p>
          </table:table-cell>
          <table:table-cell table:style-name="ce6" table:number-columns-repeated="1017"/>
        </table:table-row>
        <table:table-row table:style-name="ro1">
          <table:table-cell table:style-name="ce5"/>
          <table:table-cell table:style-name="ce7" office:value-type="string">
            <text:p>sk21_multim</text:p>
          </table:table-cell>
          <table:table-cell table:style-name="ce27" office:value-type="date" office:date-value="2014-12-31">
            <text:p>31.12.2014</text:p>
          </table:table-cell>
          <table:table-cell table:style-name="ce7" office:value-type="string">
            <text:p>FVT/MMP/00605399/1214</text:p>
          </table:table-cell>
          <table:table-cell table:style-name="ce7" office:value-type="string">
            <text:p>!!!!!!!!!!!!!!!!!!</text:p>
          </table:table-cell>
          <table:table-cell table:style-name="ce7" office:value-type="float" office:value="68">
            <text:p>68</text:p>
          </table:table-cell>
          <table:table-cell table:style-name="ce7"/>
          <table:table-cell table:style-name="ce5" table:number-columns-repeated="1017"/>
        </table:table-row>
        <table:table-row table:style-name="ro1">
          <table:table-cell table:style-name="ce5"/>
          <table:table-cell table:style-name="ce7"/>
          <table:table-cell table:style-name="ce27" office:value-type="date" office:date-value="2014-01-04">
            <text:p>4.01.2014</text:p>
          </table:table-cell>
          <table:table-cell table:style-name="ce7" table:number-columns-repeated="3"/>
          <table:table-cell table:style-name="ce7" office:value-type="float" office:value="68">
            <text:p>68</text:p>
          </table:table-cell>
          <table:table-cell table:style-name="ce5" table:number-columns-repeated="1017"/>
        </table:table-row>
        <table:table-row table:style-name="ro1">
          <table:table-cell table:style-name="ce6"/>
          <table:table-cell table:style-name="ce9" office:value-type="string">
            <text:p>firma_ksiegowa</text:p>
          </table:table-cell>
          <table:table-cell table:style-name="ce26" office:value-type="date" office:date-value="2014-12-19">
            <text:p>19.12.2014</text:p>
          </table:table-cell>
          <table:table-cell table:style-name="ce9" office:value-type="string">
            <text:p>FV nr FA/7/12/2014</text:p>
          </table:table-cell>
          <table:table-cell table:style-name="ce9" office:value-type="string">
            <text:p>!!!!!!!!!!!!!!!!!!!!!!</text:p>
          </table:table-cell>
          <table:table-cell table:style-name="ce9"/>
          <table:table-cell table:style-name="ce9" office:value-type="float" office:value="174.6">
            <text:p>174,6</text:p>
          </table:table-cell>
          <table:table-cell table:style-name="ce6" table:number-columns-repeated="1017"/>
        </table:table-row>
        <table:table-row table:style-name="ro1">
          <table:table-cell table:style-name="ce6" table:number-columns-repeated="2"/>
          <table:table-cell table:style-name="ce24" office:value-type="date" office:date-value="2014-12-29">
            <text:p>29.12.2014</text:p>
          </table:table-cell>
          <table:table-cell table:style-name="ce6" table:number-columns-repeated="3"/>
          <table:table-cell table:style-name="ce6" office:value-type="float" office:value="174.6">
            <text:p>174,6</text:p>
          </table:table-cell>
          <table:table-cell table:style-name="ce6" table:number-columns-repeated="1017"/>
        </table:table-row>
        <table:table-row table:style-name="ro1">
          <table:table-cell table:style-name="ce5"/>
          <table:table-cell table:style-name="ce5" office:value-type="string">
            <text:p>mo_play</text:p>
          </table:table-cell>
          <table:table-cell table:style-name="ce25" office:value-type="date" office:date-value="2015-01-05">
            <text:p>5.01.2015</text:p>
          </table:table-cell>
          <table:table-cell table:style-name="ce5" office:value-type="string">
            <text:p>F/30711749/12/14</text:p>
          </table:table-cell>
          <table:table-cell table:style-name="ce5"/>
          <table:table-cell table:style-name="ce5" office:value-type="float" office:value="66">
            <text:p>66</text:p>
          </table:table-cell>
          <table:table-cell table:style-name="ce5"/>
          <table:table-cell table:style-name="ce10" office:value-type="string">
            <text:p>opl</text:p>
          </table:table-cell>
          <table:table-cell table:style-name="ce5" table:number-columns-repeated="1016"/>
        </table:table-row>
        <table:table-row table:style-name="ro1">
          <table:table-cell table:style-name="ce5" table:number-columns-repeated="2"/>
          <table:table-cell table:style-name="ce25" office:value-type="date" office:date-value="2014-01-04">
            <text:p>4.01.2014</text:p>
          </table:table-cell>
          <table:table-cell table:style-name="ce5" table:number-columns-repeated="3"/>
          <table:table-cell table:style-name="ce5" office:value-type="float" office:value="66">
            <text:p>66</text:p>
          </table:table-cell>
          <table:table-cell table:style-name="ce5" table:number-columns-repeated="1017"/>
        </table:table-row>
        <table:table-row table:style-name="ro1">
          <table:table-cell table:style-name="ce5"/>
          <table:table-cell table:style-name="ce7" office:value-type="string">
            <text:p>renata_play</text:p>
          </table:table-cell>
          <table:table-cell table:style-name="ce27" office:value-type="date" office:date-value="2014-12-17">
            <text:p>17.12.2014</text:p>
          </table:table-cell>
          <table:table-cell table:style-name="ce45" office:value-type="string">
            <text:p>F/11112445/12/14</text:p>
          </table:table-cell>
          <table:table-cell table:style-name="ce7" office:value-type="string">
            <text:p>!!!!!!!!!!!!!!!!!!!!!!!!!</text:p>
          </table:table-cell>
          <table:table-cell table:style-name="ce7"/>
          <table:table-cell table:style-name="ce45" office:value-type="float" office:value="67.72">
            <text:p>67,72</text:p>
          </table:table-cell>
          <table:table-cell table:style-name="ce5" table:number-columns-repeated="1017"/>
        </table:table-row>
        <table:table-row table:style-name="ro1">
          <table:table-cell table:style-name="ce5" table:number-columns-repeated="2"/>
          <table:table-cell table:style-name="ce25" office:value-type="date" office:date-value="2014-01-04">
            <text:p>4.01.2014</text:p>
          </table:table-cell>
          <table:table-cell table:style-name="ce5" table:number-columns-repeated="3"/>
          <table:table-cell table:style-name="ce5" office:value-type="float" office:value="67.72">
            <text:p>67,72</text:p>
          </table:table-cell>
          <table:table-cell table:style-name="ce5" table:number-columns-repeated="1017"/>
        </table:table-row>
        <table:table-row table:style-name="ro1">
          <table:table-cell table:style-name="ce5"/>
          <table:table-cell table:style-name="ce5" office:value-type="string">
            <text:p>slo_pgnig</text:p>
          </table:table-cell>
          <table:table-cell table:style-name="ce25" office:value-type="date" office:date-value="2014-12-22">
            <text:p>22.12.2014</text:p>
          </table:table-cell>
          <table:table-cell table:style-name="ce5" office:value-type="string">
            <text:p>FV nr 310/F/FB/9936/12/14</text:p>
          </table:table-cell>
          <table:table-cell table:style-name="ce5" office:value-type="string">
            <text:p>!!!!!!!!!!!!!!!!!!!!!!!</text:p>
          </table:table-cell>
          <table:table-cell table:style-name="ce5"/>
          <table:table-cell table:style-name="ce5" office:value-type="float" office:value="117.76">
            <text:p>117,76</text:p>
          </table:table-cell>
          <table:table-cell table:style-name="ce5" table:number-columns-repeated="1017"/>
        </table:table-row>
        <table:table-row table:style-name="ro1">
          <table:table-cell table:style-name="ce5" table:number-columns-repeated="2"/>
          <table:table-cell table:style-name="ce25" office:value-type="date" office:date-value="2014-01-04">
            <text:p>4.01.2014</text:p>
          </table:table-cell>
          <table:table-cell table:style-name="ce5" table:number-columns-repeated="3"/>
          <table:table-cell table:style-name="ce5" office:value-type="float" office:value="117.76">
            <text:p>117,76</text:p>
          </table:table-cell>
          <table:table-cell table:style-name="ce5" table:number-columns-repeated="1017"/>
        </table:table-row>
        <table:table-row table:style-name="ro1">
          <table:table-cell table:style-name="ce5"/>
          <table:table-cell table:style-name="ce5" office:value-type="string">
            <text:p>slo_mpwik</text:p>
          </table:table-cell>
          <table:table-cell table:style-name="ce25" office:value-type="date" office:date-value="2014-12-31">
            <text:p>31.12.2014</text:p>
          </table:table-cell>
          <table:table-cell table:style-name="ce5" office:value-type="string">
            <text:p>FV 2204/EZ/12/2014</text:p>
          </table:table-cell>
          <table:table-cell table:style-name="ce5" office:value-type="string">
            <text:p>!!!!!!!!!!!!!!!!!!!!!!!!</text:p>
          </table:table-cell>
          <table:table-cell table:style-name="ce5"/>
          <table:table-cell table:style-name="ce5" office:value-type="float" office:value="115.03">
            <text:p>115,03</text:p>
          </table:table-cell>
          <table:table-cell table:style-name="ce5" table:number-columns-repeated="1017"/>
        </table:table-row>
        <table:table-row table:style-name="ro1">
          <table:table-cell table:style-name="ce5" table:number-columns-repeated="2"/>
          <table:table-cell table:style-name="ce25" office:value-type="date" office:date-value="2014-01-04">
            <text:p>4.01.2014</text:p>
          </table:table-cell>
          <table:table-cell table:style-name="ce5" table:number-columns-repeated="3"/>
          <table:table-cell table:style-name="ce5" office:value-type="float" office:value="115.03">
            <text:p>115,03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15" office:value-type="string">
            <text:p>virtima_ZUS_51</text:p>
          </table:table-cell>
          <table:table-cell table:style-name="ce30" office:value-type="date" office:date-value="2015-01-12">
            <text:p>12.01.2015</text:p>
          </table:table-cell>
          <table:table-cell table:style-name="ce15" office:value-type="string">
            <text:p>zus zagrudzień konto 51</text:p>
          </table:table-cell>
          <table:table-cell table:style-name="ce15"/>
          <table:table-cell table:style-name="ce57" office:value-type="float" office:value="148.43">
            <text:p>148,43 zł</text:p>
          </table:table-cell>
          <table:table-cell table:style-name="ce15"/>
          <table:table-cell table:style-name="ce15" office:value-type="string">
            <text:p>!!!!!!!!!!!!!!!!</text:p>
          </table:table-cell>
          <table:table-cell table:number-columns-repeated="1016"/>
        </table:table-row>
        <table:table-row table:style-name="ro1">
          <table:table-cell/>
          <table:table-cell table:style-name="ce15"/>
          <table:table-cell table:style-name="ce30"/>
          <table:table-cell table:style-name="ce15" table:number-columns-repeated="5"/>
          <table:table-cell table:number-columns-repeated="1016"/>
        </table:table-row>
        <table:table-row table:style-name="ro1">
          <table:table-cell/>
          <table:table-cell table:style-name="ce15" office:value-type="string">
            <text:p>virtima_ZUS_52</text:p>
          </table:table-cell>
          <table:table-cell table:style-name="ce30" office:value-type="date" office:date-value="2015-01-12">
            <text:p>12.01.2015</text:p>
          </table:table-cell>
          <table:table-cell table:style-name="ce15" office:value-type="string">
            <text:p>zus za grudzień konto 52</text:p>
          </table:table-cell>
          <table:table-cell table:style-name="ce15"/>
          <table:table-cell table:style-name="ce57" office:value-type="float" office:value="270.4">
            <text:p>270,40 zł</text:p>
          </table:table-cell>
          <table:table-cell table:style-name="ce15"/>
          <table:table-cell table:style-name="ce15" office:value-type="string">
            <text:p>!!!!!!!!!!!!!!!!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48" office:value-type="string">
            <text:p>Nazwisko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Bisz</text:p>
          </table:table-cell>
          <table:table-cell table:style-name="Default" table:number-columns-repeated="3"/>
          <table:table-cell table:number-columns-repeated="1017"/>
        </table:table-row>
        <table:named-expressions/>
      </table:table>
      <table:named-expressions>
        <table:named-range table:name="ats" table:base-cell-address="$'2013-12'.$A$1" table:cell-range-address="$'2013-12'.$B$328:.$H$353"/>
        <table:named-range table:name="tttt" table:base-cell-address="$'2013-12'.$A$1" table:cell-range-address="$'2013-12'.$H$339:.$H$348"/>
        <table:named-range table:name="Moj" table:base-cell-address="$'2013-12'.$A$1" table:cell-range-address="$'2013-12'.$J$333:.$O$335"/>
        <table:named-range table:name="nazwisko" table:base-cell-address="$'2013-12'.$A$1" table:cell-range-address="$'2013-12'.$D$357"/>
        <table:named-range table:name="ats.jobOrder.customFields.rangeOfService" table:base-cell-address="$'2013-12'.$H$356" table:cell-range-address="$'2013-12'.$H$35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8P0" style:volatile="true">
      <number:number number:decimal-places="2" number:min-integer-digits="1"/>
      <number:text> </number:text>
    </number:number-style>
    <number:number-style style:name="N118">
      <style:text-properties fo:color="#ff0000"/>
      <number:text>-</number:text>
      <number:number number:decimal-places="2" number:min-integer-digits="1"/>
      <number:text> </number:text>
      <style:map style:condition="value()&gt;=0" style:apply-style-name="N118P0"/>
    </number:number-style>
    <number:date-style style:name="N120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20">
      <number:text-content/>
      <style:map style:condition="value()&gt;=0" style:apply-style-name="N120P0"/>
    </number:text-style>
    <number:number-style style:name="N121">
      <number:number number:decimal-places="2" number:min-integer-digits="1" number:grouping="true"/>
      <number:text>     </number:text>
    </number:number-style>
    <number:number-style style:name="N123P0" style:volatile="true">
      <number:number number:decimal-places="2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3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16.05.2017</text:date>, <text:time>00:08:2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CheckLista" style:display-name="PageStyle_CheckL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3-12" style:display-name="PageStyle_2013-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chunki" style:display-name="PageStyle_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rta" style:display-name="PageStyle_kar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-a-gotowka" style:display-name="PageStyle_k-a-gotowk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-auto_5f_wsio" style:display-name="PageStyle_k-auto_ws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-sk17_5f_czynsz" style:display-name="PageStyle_k-sk17_czyns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-sk17_5f_pgnig" style:display-name="PageStyle_k-sk17_pgni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-sk17_5f_podnieruch" style:display-name="PageStyle_k-sk17_podnieru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-sk17_5f_uzwiecz" style:display-name="PageStyle_k-sk17_uzwiec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-sk17_5f_wyna" style:display-name="PageStyle_k-sk17_wy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-sk21_5f_czynsz" style:display-name="PageStyle_k-sk21_czyns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-sk21_5f_pgnig" style:display-name="PageStyle_k-sk21_pgni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-sk21_5f_podnieruch" style:display-name="PageStyle_k-sk21_podnieru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-sk21_5f_uzwiecz" style:display-name="PageStyle_k-sk21_uzwiec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-so17_5f_podnieruch" style:display-name="PageStyle_k-so17_podnieru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-so17_5f_uzwiecz" style:display-name="PageStyle_k-so17_uzwiec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-zywnosc" style:display-name="PageStyle_k-zywno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-odziez" style:display-name="PageStyle_k-odzi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lb2011-201203" style:display-name="PageStyle_mlb2011-2012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lb201011" style:display-name="PageStyle_mlb201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lb2008-2009" style:display-name="PageStyle_Mlb2008-200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15T01:33:28</meta:creation-date>
    <dc:creator>M B</dc:creator>
    <dc:date>2017-05-16T00:08:23.55</dc:date>
    <meta:editing-cycles>3</meta:editing-cycles>
    <meta:editing-duration>PT2M48S</meta:editing-duration>
    <meta:generator>OpenOffice/4.1.3$Win32 OpenOffice.org_project/413m1$Build-9783</meta:generator>
    <meta:document-statistic meta:table-count="1" meta:cell-count="130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Sub Module1
Rem Sub Command1()
Rem     Load UserForm1
Rem     UserForm1.Show
Rem End Sub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UserForm1.xml><?xml version="1.0" encoding="utf-8"?>
<!DOCTYPE module  PUBLIC '-//OpenOffice.org//DTD OfficeDocument 1.0//EN'  'module.dtd'>
<script:module xmlns:script="http://openoffice.org/2000/script" script:name="UserForm1" script:language="StarBasic" script:moduleType="form">Rem Attribute VBA_ModuleType=VBAFormModule
Sub UserForm1
Rem Private Sub CommandButton1_Click()
Rem     Dim i As Integer, sht As String
Rem     For i = 0 To ListBox1.ListCount - 1
Rem         If ListBox1.Selected(i) = True Then
Rem             sht = ListBox1.List(i)
Rem         End If
Rem     Next i
Rem     Sheets(sht).Activate
Rem     End
Rem End Sub
Rem  
Rem Private Sub CommandButton2_Click()
Rem     Unload UserForm1
Rem End Sub
Rem 
Rem Private Sub UserForm_Initialize()
Rem     Dim ws As Worksheet
Rem     For Each ws In ThisWorkbook.Worksheets
Rem         ListBox1.AddItem (ws.Name)
Rem     Next ws
Rem End Sub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2"/>
  <library:element library:name="ThisWorkbook"/>
  <library:element library:name="UserForm1"/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UserForm1.xml><?xml version="1.0" encoding="utf-8"?>
<!DOCTYPE window  PUBLIC '-//OpenOffice.org//DTD OfficeDocument 1.0//EN'  'dialog.dtd'>
<dlg:window xmlns:dlg="http://openoffice.org/2000/dialog" xmlns:script="http://openoffice.org/2000/script" dlg:style-id="3" dlg:id="UserForm1" dlg:left="0" dlg:top="0" dlg:width="200" dlg:height="291" dlg:closeable="true" dlg:moveable="true" dlg:title="UserForm1">
  <dlg:styles>
    <dlg:style dlg:style-id="0" dlg:background-color="0xece9d8" dlg:text-color="0x0" dlg:font-name="Tahoma" dlg:font-height="8" dlg:font-weight="100"/>
    <dlg:style dlg:style-id="1" dlg:background-color="0xece9d8" dlg:text-color="0x0" dlg:font-name="Tahoma" dlg:font-height="8" dlg:font-weight="100"/>
    <dlg:style dlg:style-id="2" dlg:background-color="0xffffff" dlg:text-color="0x0" dlg:font-name="Tahoma" dlg:font-height="8" dlg:font-weight="100"/>
    <dlg:style dlg:style-id="3" dlg:background-color="0xece9d8"/>
  </dlg:styles>
  <dlg:bulletinboard>
    <dlg:button dlg:style-id="0" dlg:id="CommandButton1" dlg:tab-index="0" dlg:left="34" dlg:top="21" dlg:width="46" dlg:height="17" dlg:tabstop="true" dlg:value="Otwórz" dlg:valign="center" dlg:image-position="top-center"/>
    <dlg:button dlg:style-id="1" dlg:id="CommandButton2" dlg:tab-index="1" dlg:left="34" dlg:top="51" dlg:width="46" dlg:height="17" dlg:tabstop="true" dlg:value="CommandButton2" dlg:valign="center" dlg:image-position="top-center"/>
    <dlg:menulist dlg:style-id="2" dlg:id="ListBox1" dlg:tab-index="2" dlg:left="95" dlg:top="21" dlg:width="97" dlg:height="259" dlg:tabstop="true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serForm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